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min-height="1.302cm" fo:padding-top="0.13cm" fo:padding-bottom="0.13cm" fo:padding-left="0.25cm" fo:padding-right="0.25cm" fo:wrap-option="wrap" draw:shadow="hidden" draw:shadow-color="#cecec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width="0.053cm" svg:stroke-color="#000000" draw:stroke-linejoin="miter" draw:fill="solid" draw:fill-color="#eb613d" draw:textarea-horizontal-align="justify" draw:textarea-vertical-align="top" draw:auto-grow-height="true" fo:min-height="2.947cm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>
      <style:graphic-properties draw:stroke="solid" svg:stroke-width="0.053cm" svg:stroke-color="#000000" draw:stroke-linejoin="miter" draw:fill="solid" draw:fill-color="#ff9966" draw:textarea-horizontal-align="justify" draw:textarea-vertical-align="top" draw:auto-grow-height="true" fo:min-height="3.325cm" fo:padding-top="0.13cm" fo:padding-bottom="0.13cm" fo:padding-left="0.25cm" fo:padding-right="0.25cm" fo:wrap-option="wrap" draw:shadow="hidden" draw:shadow-color="#cecece"/>
    </style:style>
    <style:style style:name="gr6" style:family="graphic" style:parent-style-name="standard">
      <style:graphic-properties draw:stroke="solid" svg:stroke-width="0.053cm" svg:stroke-color="#000000" draw:stroke-linejoin="miter" draw:fill="solid" draw:fill-color="#ffce9f" draw:textarea-horizontal-align="justify" draw:textarea-vertical-align="top" draw:auto-grow-height="true" fo:min-height="1.111cm" fo:padding-top="0.13cm" fo:padding-bottom="0.13cm" fo:padding-left="0.25cm" fo:padding-right="0.25cm" fo:wrap-option="wrap" draw:shadow="hidden" draw:shadow-color="#cecece"/>
    </style:style>
    <style:style style:name="gr7" style:family="graphic" style:parent-style-name="standard">
      <style:graphic-properties draw:stroke="solid" svg:stroke-width="0.053cm" svg:stroke-color="#000000" draw:stroke-linejoin="miter" draw:fill="solid" draw:fill-color="#23ff23" draw:textarea-horizontal-align="justify" draw:textarea-vertical-align="top" draw:auto-grow-height="true" fo:min-height="1.181cm" fo:padding-top="0.13cm" fo:padding-bottom="0.13cm" fo:padding-left="0.25cm" fo:padding-right="0.25cm" fo:wrap-option="wrap" draw:shadow="hidden" draw:shadow-color="#cecece"/>
    </style:style>
    <style:style style:name="gr8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5cm" fo:min-width="2.03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2.039cm"/>
    </style:style>
    <style:style style:name="gr11" style:family="graphic" style:parent-style-name="standard">
      <style:graphic-properties draw:stroke="solid" svg:stroke-width="0.053cm" svg:stroke-color="#000000" draw:stroke-linejoin="miter" draw:fill="solid" draw:fill-color="#eb613d" draw:textarea-horizontal-align="justify" draw:textarea-vertical-align="top" draw:auto-grow-height="true" fo:min-height="1.03cm" fo:padding-top="0.13cm" fo:padding-bottom="0.13cm" fo:padding-left="0.25cm" fo:padding-right="0.25cm" fo:wrap-option="wrap" draw:shadow="hidden" draw:shadow-color="#cecece"/>
    </style:style>
    <style:style style:name="gr12" style:family="graphic" style:parent-style-name="standard">
      <style:graphic-properties draw:stroke="solid" svg:stroke-width="0.053cm" svg:stroke-color="#000000" draw:stroke-linejoin="miter" draw:fill="solid" draw:fill-color="#ff9966" draw:textarea-horizontal-align="justify" draw:textarea-vertical-align="top" draw:auto-grow-height="true" fo:min-height="0.556cm" fo:padding-top="0.13cm" fo:padding-bottom="0.13cm" fo:padding-left="0.25cm" fo:padding-right="0.25cm" fo:wrap-option="wrap" draw:shadow="hidden" draw:shadow-color="#cecece"/>
    </style:style>
    <style:style style:name="gr13" style:family="graphic" style:parent-style-name="standard">
      <style:graphic-properties draw:stroke="solid" svg:stroke-width="0.053cm" svg:stroke-color="#000000" draw:stroke-linejoin="miter" draw:fill="solid" draw:fill-color="#23ff23" draw:textarea-horizontal-align="justify" draw:textarea-vertical-align="top" draw:auto-grow-height="true" fo:min-height="1.23cm" fo:padding-top="0.13cm" fo:padding-bottom="0.13cm" fo:padding-left="0.25cm" fo:padding-right="0.25cm" fo:wrap-option="wrap" draw:shadow="hidden" draw:shadow-color="#cecec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10.578cm"/>
    </style:style>
    <style:style style:name="gr15" style:family="graphic" style:parent-style-name="standard">
      <style:graphic-properties draw:stroke="solid" svg:stroke-width="0.053cm" svg:stroke-color="#000000" draw:stroke-linejoin="miter" draw:fill="solid" draw:fill-color="#ffce9f" draw:textarea-horizontal-align="justify" draw:textarea-vertical-align="top" draw:auto-grow-height="true" fo:min-height="0.518cm" fo:padding-top="0.13cm" fo:padding-bottom="0.13cm" fo:padding-left="0.25cm" fo:padding-right="0.25cm" fo:wrap-option="wrap" draw:shadow="hidden" draw:shadow-color="#cecece"/>
    </style:style>
    <style:style style:name="gr16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493cm" fo:padding-top="0.13cm" fo:padding-bottom="0.13cm" fo:padding-left="0.25cm" fo:padding-right="0.25cm" fo:wrap-option="wrap" draw:shadow="hidden" draw:shadow-color="#cecece"/>
    </style:style>
    <style:style style:name="gr17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min-height="1.185cm" fo:padding-top="0.13cm" fo:padding-bottom="0.13cm" fo:padding-left="0.25cm" fo:padding-right="0.25cm" fo:wrap-option="wrap" draw:shadow="hidden" draw:shadow-color="#cecece"/>
    </style:style>
    <style:style style:name="gr18" style:family="graphic" style:parent-style-name="standard">
      <style:graphic-properties draw:stroke="solid" svg:stroke-width="0.035cm" svg:stroke-color="#000000" draw:marker-start="Arrowheads_20_17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9" style:family="graphic" style:parent-style-name="standard">
      <style:graphic-properties draw:stroke="solid" svg:stroke-width="0.035cm" svg:stroke-color="#000000" draw:marker-start="Arrowheads_20_18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20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759cm" fo:padding-top="0.13cm" fo:padding-bottom="0.13cm" fo:padding-left="0.25cm" fo:padding-right="0.25cm" fo:wrap-option="wrap" draw:shadow="hidden" draw:shadow-color="#cecece"/>
    </style:style>
    <style:style style:name="gr21" style:family="graphic" style:parent-style-name="standard">
      <style:graphic-properties draw:stroke="solid" svg:stroke-width="0.035cm" svg:stroke-color="#000000" draw:marker-start="Arrowheads_20_19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22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652cm" fo:padding-top="0.13cm" fo:padding-bottom="0.13cm" fo:padding-left="0.25cm" fo:padding-right="0.25cm" fo:wrap-option="wrap" draw:shadow="hidden" draw:shadow-color="#cecece"/>
    </style:style>
    <style:style style:name="gr23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564cm" fo:padding-top="0.13cm" fo:padding-bottom="0.13cm" fo:padding-left="0.25cm" fo:padding-right="0.25cm" fo:wrap-option="wrap" draw:shadow="hidden" draw:shadow-color="#cecece"/>
    </style:style>
    <style:style style:name="gr24" style:family="graphic" style:parent-style-name="standard">
      <style:graphic-properties draw:stroke="solid" svg:stroke-width="0.035cm" svg:stroke-color="#000000" draw:marker-start="Arrowheads_20_21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25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645cm" fo:padding-top="0.13cm" fo:padding-bottom="0.13cm" fo:padding-left="0.25cm" fo:padding-right="0.25cm" fo:wrap-option="wrap" draw:shadow="hidden" draw:shadow-color="#cecece"/>
    </style:style>
    <style:style style:name="gr26" style:family="graphic" style:parent-style-name="standard">
      <style:graphic-properties draw:stroke="solid" svg:stroke-width="0.035cm" svg:stroke-color="#000000" draw:marker-start="Arrowheads_20_23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27" style:family="graphic" style:parent-style-name="standard">
      <style:graphic-properties draw:stroke="solid" svg:stroke-width="0.053cm" svg:stroke-color="#000000" draw:stroke-linejoin="miter" draw:fill="solid" draw:fill-color="#e6e6e6" draw:fill-image-width="0cm" draw:fill-image-height="0cm" draw:textarea-horizontal-align="justify" draw:textarea-vertical-align="top" draw:auto-grow-height="true" fo:min-height="1.493cm" fo:padding-top="0.13cm" fo:padding-bottom="0.13cm" fo:padding-left="0.25cm" fo:padding-right="0.25cm" fo:wrap-option="wrap" draw:shadow="hidden" draw:shadow-color="#cecece"/>
    </style:style>
    <style:style style:name="gr28" style:family="graphic" style:parent-style-name="standard">
      <style:graphic-properties draw:stroke="solid" svg:stroke-width="0.035cm" svg:stroke-color="#000000" draw:marker-start="Arrowheads_20_24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29" style:family="graphic" style:parent-style-name="standard">
      <style:graphic-properties draw:stroke="solid" svg:stroke-width="0.035cm" svg:stroke-color="#000000" draw:marker-start="Arrowheads_20_26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30" style:family="graphic" style:parent-style-name="standard">
      <style:graphic-properties draw:stroke="dash" draw:stroke-dash="Dash_20_3" svg:stroke-width="0.079cm" svg:stroke-color="#000000" draw:marker-start="msArrowEnd_20_5" draw:marker-start-width="0.237cm" draw:marker-start-center="false" draw:marker-end="msArrowEnd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31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185cm" fo:padding-top="0.13cm" fo:padding-bottom="0.13cm" fo:padding-left="0.25cm" fo:padding-right="0.25cm" fo:wrap-option="wrap" draw:shadow="hidden" draw:shadow-color="#cecece"/>
    </style:style>
    <style:style style:name="gr32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76cm" fo:padding-top="0.13cm" fo:padding-bottom="0.13cm" fo:padding-left="0.25cm" fo:padding-right="0.25cm" fo:wrap-option="wrap" draw:shadow="hidden" draw:shadow-color="#cecece"/>
    </style:style>
    <style:style style:name="gr33" style:family="graphic" style:parent-style-name="standard">
      <style:graphic-properties draw:stroke="solid" svg:stroke-width="0.035cm" svg:stroke-color="#000000" draw:marker-start="Arrowheads_20_27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34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593cm" fo:padding-top="0.13cm" fo:padding-bottom="0.13cm" fo:padding-left="0.25cm" fo:padding-right="0.25cm" fo:wrap-option="wrap" draw:shadow="hidden" draw:shadow-color="#cecece"/>
    </style:style>
    <style:style style:name="gr35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2.282cm" fo:padding-top="0.13cm" fo:padding-bottom="0.13cm" fo:padding-left="0.25cm" fo:padding-right="0.25cm" fo:wrap-option="wrap" draw:shadow="hidden" draw:shadow-color="#cecece"/>
    </style:style>
    <style:style style:name="gr36" style:family="graphic" style:parent-style-name="standard">
      <style:graphic-properties draw:stroke="solid" svg:stroke-width="0.053cm" svg:stroke-color="#000000" draw:stroke-linejoin="miter" draw:fill="none" draw:fill-color="#ffffcc" draw:textarea-horizontal-align="justify" draw:textarea-vertical-align="top" draw:auto-grow-height="true" fo:min-height="5.734cm" fo:padding-top="0.13cm" fo:padding-bottom="0.13cm" fo:padding-left="0.25cm" fo:padding-right="0.25cm" fo:wrap-option="wrap" draw:shadow="hidden" draw:shadow-color="#cecece"/>
    </style:style>
    <style:style style:name="gr37" style:family="graphic" style:parent-style-name="standard">
      <style:graphic-properties draw:stroke="dash" draw:stroke-dash="Dash_20_2" svg:stroke-width="0.079cm" svg:stroke-color="#000000" draw:marker-start="msArrowEnd_20_5" draw:marker-start-width="0.237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38" style:family="graphic" style:parent-style-name="standard">
      <style:graphic-properties draw:stroke="dash" draw:stroke-dash="Dash_20_3" svg:stroke-width="0.079cm" svg:stroke-color="#000000" draw:marker-end="msArrowEnd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39" style:family="graphic" style:parent-style-name="standard">
      <style:graphic-properties draw:stroke="none" draw:fill="none" draw:fill-color="#ffffff" draw:textarea-horizontal-align="justify" draw:textarea-vertical-align="top" draw:auto-grow-height="true" fo:min-height="0.556cm" fo:min-width="4.544cm" fo:padding-top="0.13cm" fo:padding-bottom="0.13cm" fo:padding-left="0.25cm" fo:padding-right="0.25cm" fo:wrap-option="no-wrap" draw:shadow="hidden" draw:shadow-color="#cecece"/>
    </style:style>
    <style:style style:name="gr40" style:family="graphic" style:parent-style-name="standard">
      <style:graphic-properties draw:stroke="none" draw:fill="none" draw:fill-color="#ffffff" draw:textarea-horizontal-align="justify" draw:textarea-vertical-align="top" draw:auto-grow-height="true" fo:min-height="1.666cm" fo:min-width="7.575cm" fo:padding-top="0.13cm" fo:padding-bottom="0.13cm" fo:padding-left="0.25cm" fo:padding-right="0.25cm" fo:wrap-option="no-wrap" draw:shadow="hidden" draw:shadow-color="#cecece"/>
    </style:style>
    <style:style style:name="gr41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min-height="1.666cm" fo:padding-top="0.13cm" fo:padding-bottom="0.13cm" fo:padding-left="0.25cm" fo:padding-right="0.25cm" fo:wrap-option="wrap" draw:shadow="hidden" draw:shadow-color="#cecece"/>
    </style:style>
    <style:style style:name="gr42" style:family="graphic" style:parent-style-name="standard">
      <style:graphic-properties draw:stroke="solid" svg:stroke-width="0.035cm" svg:stroke-color="#000000" draw:marker-start="Arrowheads_20_1" draw:marker-start-width="0.21cm" draw:marker-start-center="false" draw:marker-end="Arrowheads_20_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43" style:family="graphic" style:parent-style-name="standard">
      <style:graphic-properties draw:stroke="solid" svg:stroke-width="0.035cm" svg:stroke-color="#000000" draw:marker-end="Arrowheads_20_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44" style:family="graphic" style:parent-style-name="standard">
      <style:graphic-properties draw:stroke="none" draw:fill="none" draw:fill-color="#ffffff" draw:textarea-horizontal-align="justify" draw:textarea-vertical-align="top" draw:auto-grow-height="true" fo:min-height="1.666cm" fo:min-width="5.996cm" fo:padding-top="0.13cm" fo:padding-bottom="0.13cm" fo:padding-left="0.25cm" fo:padding-right="0.25cm" fo:wrap-option="no-wrap" draw:shadow="hidden" draw:shadow-color="#cecece"/>
    </style:style>
    <style:style style:name="gr45" style:family="graphic" style:parent-style-name="standard">
      <style:graphic-properties draw:stroke="solid" svg:stroke-width="0.035cm" svg:stroke-color="#000000" draw:marker-end="Arrowheads_20_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46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min-height="1.419cm" fo:padding-top="0.13cm" fo:padding-bottom="0.13cm" fo:padding-left="0.25cm" fo:padding-right="0.25cm" fo:wrap-option="wrap" draw:shadow="hidden" draw:shadow-color="#cecece"/>
    </style:style>
    <style:style style:name="gr47" style:family="graphic" style:parent-style-name="standard">
      <style:graphic-properties draw:stroke="solid" svg:stroke-width="0.106cm" svg:stroke-color="#000000" draw:stroke-linejoin="miter" draw:fill="solid" draw:fill-color="#00ff00" draw:textarea-horizontal-align="justify" draw:textarea-vertical-align="top" draw:auto-grow-height="true" fo:min-height="0.556cm" fo:padding-top="0.13cm" fo:padding-bottom="0.13cm" fo:padding-left="0.25cm" fo:padding-right="0.25cm" fo:wrap-option="wrap" draw:shadow="hidden" draw:shadow-color="#cecece"/>
    </style:style>
    <style:style style:name="gr48" style:family="graphic" style:parent-style-name="standard">
      <style:graphic-properties draw:stroke="solid" svg:stroke-width="0.106cm" svg:stroke-color="#000000" draw:stroke-linejoin="miter" draw:fill="solid" draw:fill-color="#00ff00" draw:textarea-horizontal-align="justify" draw:textarea-vertical-align="top" draw:auto-grow-height="true" fo:min-height="1.111cm" fo:padding-top="0.13cm" fo:padding-bottom="0.13cm" fo:padding-left="0.25cm" fo:padding-right="0.25cm" fo:wrap-option="wrap" draw:shadow="hidden" draw:shadow-color="#cecece"/>
    </style:style>
    <style:style style:name="gr49" style:family="graphic" style:parent-style-name="standard">
      <style:graphic-properties draw:stroke="solid" svg:stroke-width="0.106cm" svg:stroke-color="#000000" draw:stroke-linejoin="miter" draw:fill="solid" draw:fill-color="#ffff66" draw:textarea-horizontal-align="justify" draw:textarea-vertical-align="top" draw:auto-grow-height="true" fo:min-height="0.556cm" fo:padding-top="0.13cm" fo:padding-bottom="0.13cm" fo:padding-left="0.25cm" fo:padding-right="0.25cm" fo:wrap-option="wrap" draw:shadow="hidden" draw:shadow-color="#cecece"/>
    </style:style>
    <style:style style:name="gr50" style:family="graphic" style:parent-style-name="standard">
      <style:graphic-properties draw:stroke="none" draw:fill="none" draw:fill-color="#ffffff" draw:textarea-horizontal-align="justify" draw:textarea-vertical-align="top" draw:auto-grow-height="true" fo:min-height="0.556cm" fo:min-width="9.777cm" fo:padding-top="0.13cm" fo:padding-bottom="0.13cm" fo:padding-left="0.25cm" fo:padding-right="0.25cm" fo:wrap-option="no-wrap" draw:shadow="hidden" draw:shadow-color="#cecece"/>
    </style:style>
    <style:style style:name="gr51" style:family="graphic" style:parent-style-name="standard">
      <style:graphic-properties draw:stroke="solid" svg:stroke-width="0.106cm" svg:stroke-color="#000000" draw:stroke-linejoin="miter" draw:fill="solid" draw:fill-color="#ffff66" draw:textarea-horizontal-align="justify" draw:textarea-vertical-align="top" draw:auto-grow-height="true" fo:min-height="1.111cm" fo:padding-top="0.13cm" fo:padding-bottom="0.13cm" fo:padding-left="0.25cm" fo:padding-right="0.25cm" fo:wrap-option="wrap" draw:shadow="hidden" draw:shadow-color="#cecece"/>
    </style:style>
    <style:style style:name="gr52" style:family="graphic" style:parent-style-name="standard">
      <style:graphic-properties draw:stroke="none" draw:fill="none" draw:fill-color="#ffffff" draw:textarea-horizontal-align="justify" draw:textarea-vertical-align="top" draw:auto-grow-height="true" fo:min-height="0.556cm" fo:min-width="6.373cm" fo:padding-top="0.13cm" fo:padding-bottom="0.13cm" fo:padding-left="0.25cm" fo:padding-right="0.25cm" fo:wrap-option="no-wrap" draw:shadow="hidden" draw:shadow-color="#cecece"/>
    </style:style>
    <style:style style:name="gr53" style:family="graphic" style:parent-style-name="standard">
      <style:graphic-properties draw:stroke="solid" svg:stroke-width="0.106cm" svg:stroke-color="#000000" draw:marker-end="msArrowEnd_20_8" draw:marker-end-width="0.5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54" style:family="graphic" style:parent-style-name="standard">
      <style:graphic-properties draw:stroke="none" draw:fill="none" draw:fill-color="#ffffff" draw:textarea-horizontal-align="justify" draw:textarea-vertical-align="top" draw:auto-grow-height="true" fo:min-height="0.556cm" fo:min-width="6.492cm" fo:padding-top="0.13cm" fo:padding-bottom="0.13cm" fo:padding-left="0.25cm" fo:padding-right="0.25cm" fo:wrap-option="no-wrap" draw:shadow="hidden" draw:shadow-color="#cecece"/>
    </style:style>
    <style:style style:name="gr55" style:family="graphic" style:parent-style-name="standard">
      <style:graphic-properties draw:stroke="solid" svg:stroke-width="0.106cm" svg:stroke-color="#000000" draw:stroke-linejoin="miter" draw:fill="solid" draw:fill-color="#00ff99" draw:textarea-horizontal-align="justify" draw:textarea-vertical-align="top" draw:auto-grow-height="true" fo:min-height="0.395cm" fo:padding-top="0.13cm" fo:padding-bottom="0.13cm" fo:padding-left="0.25cm" fo:padding-right="0.25cm" fo:wrap-option="wrap" draw:shadow="hidden" draw:shadow-color="#cecece"/>
    </style:style>
    <style:style style:name="gr56" style:family="graphic" style:parent-style-name="standard">
      <style:graphic-properties draw:stroke="solid" svg:stroke-width="0.106cm" svg:stroke-color="#000000" draw:stroke-linejoin="miter" draw:fill="solid" draw:fill-color="#ffff66" draw:textarea-horizontal-align="justify" draw:textarea-vertical-align="top" draw:auto-grow-height="true" fo:min-height="0.395cm" fo:padding-top="0.13cm" fo:padding-bottom="0.13cm" fo:padding-left="0.25cm" fo:padding-right="0.25cm" fo:wrap-option="wrap" draw:shadow="hidden" draw:shadow-color="#cecece"/>
    </style:style>
    <style:style style:name="gr57" style:family="graphic" style:parent-style-name="standard">
      <style:graphic-properties draw:stroke="none" draw:fill="none" draw:fill-color="#ffffff" draw:textarea-horizontal-align="justify" draw:textarea-vertical-align="top" draw:auto-grow-height="true" fo:min-height="0.475cm" fo:min-width="0.781cm" fo:padding-top="0.13cm" fo:padding-bottom="0.13cm" fo:padding-left="0.25cm" fo:padding-right="0.25cm" fo:wrap-option="no-wrap" draw:shadow="hidden" draw:shadow-color="#cecece"/>
    </style:style>
    <style:style style:name="gr58" style:family="graphic" style:parent-style-name="standard">
      <style:graphic-properties draw:stroke="none" draw:fill="none" draw:fill-color="#ffffff" draw:textarea-horizontal-align="justify" draw:textarea-vertical-align="top" draw:auto-grow-height="true" fo:min-height="1.666cm" fo:min-width="11.479cm" fo:padding-top="0.13cm" fo:padding-bottom="0.13cm" fo:padding-left="0.25cm" fo:padding-right="0.25cm" fo:wrap-option="no-wrap" draw:shadow="hidden" draw:shadow-color="#cecece"/>
    </style:style>
    <style:style style:name="gr59" style:family="graphic" style:parent-style-name="standard">
      <style:graphic-properties draw:stroke="none" draw:fill="none" draw:fill-color="#ffffff" draw:textarea-horizontal-align="justify" draw:textarea-vertical-align="top" draw:auto-grow-height="true" fo:min-height="1.111cm" fo:min-width="9.51cm" fo:padding-top="0.13cm" fo:padding-bottom="0.13cm" fo:padding-left="0.25cm" fo:padding-right="0.25cm" fo:wrap-option="no-wrap" draw:shadow="hidden" draw:shadow-color="#cecece"/>
    </style:style>
    <style:style style:name="gr60" style:family="graphic" style:parent-style-name="standard">
      <style:graphic-properties draw:stroke="none" draw:fill="none" draw:fill-color="#ffffff" draw:textarea-horizontal-align="justify" draw:textarea-vertical-align="top" draw:auto-grow-height="true" fo:min-height="1.111cm" fo:min-width="11.297cm" fo:padding-top="0.13cm" fo:padding-bottom="0.13cm" fo:padding-left="0.25cm" fo:padding-right="0.25cm" fo:wrap-option="no-wrap" draw:shadow="hidden" draw:shadow-color="#cecece"/>
    </style:style>
    <style:style style:name="gr61" style:family="graphic" style:parent-style-name="standard">
      <style:graphic-properties draw:stroke="none" draw:fill="none" draw:fill-color="#ffffff" draw:textarea-horizontal-align="justify" draw:textarea-vertical-align="top" draw:auto-grow-height="true" fo:min-height="0.556cm" fo:min-width="9.798cm" fo:padding-top="0.13cm" fo:padding-bottom="0.13cm" fo:padding-left="0.25cm" fo:padding-right="0.25cm" fo:wrap-option="no-wrap" draw:shadow="hidden" draw:shadow-color="#cecece"/>
    </style:style>
    <style:style style:name="gr62" style:family="graphic" style:parent-style-name="standard">
      <style:graphic-properties draw:stroke="none" draw:fill="none" draw:fill-color="#ffffff" draw:textarea-horizontal-align="justify" draw:textarea-vertical-align="top" draw:auto-grow-height="true" fo:min-height="1.111cm" fo:min-width="11.182cm" fo:padding-top="0.13cm" fo:padding-bottom="0.13cm" fo:padding-left="0.25cm" fo:padding-right="0.25cm" fo:wrap-option="no-wrap" draw:shadow="hidden" draw:shadow-color="#cecece"/>
    </style:style>
    <style:style style:name="gr63" style:family="graphic" style:parent-style-name="standard">
      <style:graphic-properties draw:stroke="none" draw:fill="none" draw:fill-color="#ffffff" draw:textarea-horizontal-align="justify" draw:textarea-vertical-align="top" draw:auto-grow-height="true" fo:min-height="0.556cm" fo:min-width="15.077cm" fo:padding-top="0.13cm" fo:padding-bottom="0.13cm" fo:padding-left="0.25cm" fo:padding-right="0.25cm" fo:wrap-option="no-wrap" draw:shadow="hidden" draw:shadow-color="#cecece"/>
    </style:style>
    <style:style style:name="gr64" style:family="graphic" style:parent-style-name="standard">
      <style:graphic-properties draw:stroke="solid" svg:stroke-width="0.106cm" svg:stroke-color="#000000" draw:stroke-linejoin="miter" draw:fill="solid" draw:fill-color="#ff6600" draw:textarea-horizontal-align="justify" draw:textarea-vertical-align="top" draw:auto-grow-height="true" fo:min-height="0.556cm" fo:padding-top="0.13cm" fo:padding-bottom="0.13cm" fo:padding-left="0.25cm" fo:padding-right="0.25cm" fo:wrap-option="wrap" draw:shadow="hidden" draw:shadow-color="#cecece"/>
    </style:style>
    <style:style style:name="gr65" style:family="graphic" style:parent-style-name="standard">
      <style:graphic-properties draw:stroke="none" draw:fill="none" draw:fill-color="#ffffff" draw:textarea-horizontal-align="justify" draw:textarea-vertical-align="top" draw:auto-grow-height="true" fo:min-height="1.666cm" fo:padding-top="0.13cm" fo:padding-bottom="0.13cm" fo:padding-left="0.25cm" fo:padding-right="0.25cm" fo:wrap-option="wrap" draw:shadow="hidden" draw:shadow-color="#cecece"/>
    </style:style>
    <style:style style:name="gr66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67" style:family="graphic" style:parent-style-name="standard">
      <style:graphic-properties draw:stroke="none" draw:fill="none" draw:fill-color="#ffffff" draw:textarea-horizontal-align="justify" draw:textarea-vertical-align="top" draw:auto-grow-height="true" fo:min-height="0.556cm" fo:min-width="7.012cm" fo:padding-top="0.13cm" fo:padding-bottom="0.13cm" fo:padding-left="0.25cm" fo:padding-right="0.25cm" fo:wrap-option="no-wrap" draw:shadow="hidden" draw:shadow-color="#cecece"/>
    </style:style>
    <style:style style:name="gr6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666cm" fo:min-width="14.023cm" fo:padding-top="0.13cm" fo:padding-bottom="0.13cm" fo:padding-left="0.25cm" fo:padding-right="0.25cm" fo:wrap-option="no-wrap" draw:shadow="hidden" draw:shadow-color="#cecece"/>
    </style:style>
    <style:style style:name="gr69" style:family="graphic" style:parent-style-name="standard">
      <style:graphic-properties draw:stroke="solid" svg:stroke-width="0.106cm" svg:stroke-color="#000000" draw:stroke-linejoin="miter" draw:fill="solid" draw:fill-color="#ffcc00" draw:textarea-horizontal-align="justify" draw:textarea-vertical-align="top" draw:auto-grow-height="true" fo:min-height="0.556cm" fo:padding-top="0.13cm" fo:padding-bottom="0.13cm" fo:padding-left="0.25cm" fo:padding-right="0.25cm" fo:wrap-option="wrap" draw:shadow="hidden" draw:shadow-color="#cecece"/>
    </style:style>
    <style:style style:name="gr7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 draw:shadow="hidden" draw:shadow-color="#cecece"/>
    </style:style>
    <style:style style:name="gr71" style:family="graphic" style:parent-style-name="standard">
      <style:graphic-properties draw:stroke="solid" svg:stroke-width="0.079cm" svg:stroke-color="#000000" draw:marker-end="Arrowheads_20_5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72" style:family="graphic" style:parent-style-name="standard">
      <style:graphic-properties draw:stroke="solid" svg:stroke-width="0.079cm" svg:stroke-color="#000000" draw:marker-end="Arrowheads_20_6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73" style:family="graphic" style:parent-style-name="standard">
      <style:graphic-properties draw:stroke="none" draw:fill="none" draw:fill-color="#ffffff" draw:textarea-horizontal-align="left" draw:textarea-vertical-align="top" draw:auto-grow-height="true" fo:min-height="0.586cm" fo:min-width="0.011cm" fo:padding-top="0.13cm" fo:padding-bottom="0.13cm" fo:padding-left="0.25cm" fo:padding-right="0.25cm" fo:wrap-option="no-wrap" draw:shadow="hidden" draw:shadow-color="#cecece"/>
    </style:style>
    <style:style style:name="gr74" style:family="graphic" style:parent-style-name="standard">
      <style:graphic-properties draw:stroke="solid" svg:stroke-width="0.079cm" svg:stroke-color="#000000" draw:marker-end="Arrowheads_20_7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75" style:family="graphic" style:parent-style-name="standard">
      <style:graphic-properties draw:stroke="none" draw:fill="none" draw:fill-color="#ffffff" draw:textarea-horizontal-align="justify" draw:textarea-vertical-align="top" draw:auto-grow-height="true" fo:min-height="0.788cm" fo:min-width="9.815cm" fo:padding-top="0.13cm" fo:padding-bottom="0.13cm" fo:padding-left="0.25cm" fo:padding-right="0.25cm" fo:wrap-option="no-wrap" draw:shadow="hidden" draw:shadow-color="#cecece"/>
    </style:style>
    <style:style style:name="gr76" style:family="graphic" style:parent-style-name="standard">
      <style:graphic-properties draw:textarea-horizontal-align="center" draw:textarea-vertical-align="middle"/>
    </style:style>
    <style:style style:name="gr77" style:family="graphic" style:parent-style-name="standard">
      <style:graphic-properties draw:fill="solid" draw:fill-color="#ffff99" draw:textarea-horizontal-align="center" draw:textarea-vertical-align="middle"/>
    </style:style>
    <style:style style:name="gr78" style:family="graphic" style:parent-style-name="standard">
      <style:graphic-properties draw:marker-end="Arrow" draw:marker-end-width="0.3cm" draw:textarea-horizontal-align="center" draw:textarea-vertical-align="middle"/>
    </style:style>
    <style:style style:name="gr79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047cm" fo:padding-top="0.13cm" fo:padding-bottom="0.13cm" fo:padding-left="0.25cm" fo:padding-right="0.25cm" fo:wrap-option="wrap" draw:shadow="hidden" draw:shadow-color="#cecece"/>
    </style:style>
    <style:style style:name="gr80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2.539cm" fo:padding-top="0.13cm" fo:padding-bottom="0.13cm" fo:padding-left="0.25cm" fo:padding-right="0.25cm" fo:wrap-option="wrap" draw:shadow="hidden" draw:shadow-color="#cecece"/>
    </style:style>
    <style:style style:name="gr81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2.673cm" fo:padding-top="0.13cm" fo:padding-bottom="0.13cm" fo:padding-left="0.25cm" fo:padding-right="0.25cm" fo:wrap-option="wrap" draw:shadow="hidden" draw:shadow-color="#cecece"/>
    </style:style>
    <style:style style:name="gr82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089cm" fo:padding-top="0.13cm" fo:padding-bottom="0.13cm" fo:padding-left="0.25cm" fo:padding-right="0.25cm" fo:wrap-option="wrap" draw:shadow="hidden" draw:shadow-color="#cecece"/>
    </style:style>
    <style:style style:name="gr83" style:family="graphic" style:parent-style-name="standard">
      <style:graphic-properties draw:textarea-horizontal-align="justify" draw:textarea-vertical-align="middle" draw:auto-grow-height="false"/>
    </style:style>
    <style:style style:name="gr84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85" style:family="graphic" style:parent-style-name="standard">
      <style:graphic-properties draw:fill-color="#e6e64c" draw:textarea-horizontal-align="justify" draw:textarea-vertical-align="middle" draw:auto-grow-height="false"/>
    </style:style>
    <style:style style:name="gr86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87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506cm" fo:padding-top="0.13cm" fo:padding-bottom="0.13cm" fo:padding-left="0.25cm" fo:padding-right="0.25cm" fo:wrap-option="wrap" draw:shadow="hidden" draw:shadow-color="#cecece"/>
    </style:style>
    <style:style style:name="gr88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89" style:family="graphic" style:parent-style-name="standard" style:list-style-name="L7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7.122cm" fo:padding-top="0.13cm" fo:padding-bottom="0.13cm" fo:padding-left="0.25cm" fo:padding-right="0.25cm" fo:wrap-option="wrap" draw:shadow="hidden" draw:shadow-color="#cecece"/>
    </style:style>
    <style:style style:name="gr90" style:family="graphic" style:parent-style-name="standard" style:list-style-name="L7">
      <style:graphic-properties draw:stroke="solid" svg:stroke-width="0.106cm" svg:stroke-color="#000000" draw:stroke-linejoin="miter" draw:fill="solid" draw:fill-color="#ffff66" draw:fill-gradient-name="Gradient_20_1" draw:textarea-horizontal-align="justify" draw:textarea-vertical-align="top" draw:auto-grow-height="true" fo:min-height="1.093cm" fo:padding-top="0.13cm" fo:padding-bottom="0.13cm" fo:padding-left="0.25cm" fo:padding-right="0.25cm" fo:wrap-option="wrap" draw:shadow="hidden" draw:shadow-color="#cecece"/>
    </style:style>
    <style:style style:name="gr91" style:family="graphic" style:parent-style-name="standard" style:list-style-name="L7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809cm" fo:padding-top="0.13cm" fo:padding-bottom="0.13cm" fo:padding-left="0.25cm" fo:padding-right="0.25cm" fo:wrap-option="wrap" draw:shadow="hidden" draw:shadow-color="#cecece"/>
    </style:style>
    <style:style style:name="gr92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93" style:family="graphic" style:parent-style-name="standard" style:list-style-name="L7">
      <style:graphic-properties draw:stroke="solid" svg:stroke-width="0.106cm" svg:stroke-color="#000000" draw:stroke-linejoin="miter" draw:fill="solid" draw:fill-color="#aecf00" draw:fill-gradient-name="Gradient_20_1" draw:textarea-horizontal-align="justify" draw:textarea-vertical-align="top" draw:auto-grow-height="true" fo:min-height="1.777cm" fo:padding-top="0.13cm" fo:padding-bottom="0.13cm" fo:padding-left="0.25cm" fo:padding-right="0.25cm" fo:wrap-option="wrap" draw:shadow="hidden" draw:shadow-color="#cecece"/>
    </style:style>
    <style:style style:name="gr94" style:family="graphic" style:parent-style-name="standard">
      <style:graphic-properties draw:textarea-horizontal-align="justify" draw:textarea-vertical-align="middle" draw:auto-grow-height="false"/>
    </style:style>
    <style:style style:name="gr95" style:family="graphic" style:parent-style-name="standard" style:list-style-name="L7">
      <style:graphic-properties draw:stroke="solid" svg:stroke-width="0.106cm" svg:stroke-color="#000000" draw:stroke-linejoin="miter" draw:fill="solid" draw:fill-color="#808019" draw:textarea-horizontal-align="justify" draw:textarea-vertical-align="top" draw:auto-grow-height="true" fo:min-height="0.889cm" fo:padding-top="0.13cm" fo:padding-bottom="0.13cm" fo:padding-left="0.25cm" fo:padding-right="0.25cm" fo:wrap-option="wrap" draw:shadow="hidden" draw:shadow-color="#cecece"/>
    </style:style>
    <style:style style:name="gr96" style:family="graphic" style:parent-style-name="standard" style:list-style-name="L7">
      <style:graphic-properties draw:stroke="solid" svg:stroke-width="0.106cm" svg:stroke-color="#000000" draw:stroke-linejoin="miter" draw:fill="solid" draw:fill-color="#b3b300" draw:textarea-horizontal-align="justify" draw:textarea-vertical-align="top" draw:auto-grow-height="true" fo:min-height="1.02cm" fo:padding-top="0.13cm" fo:padding-bottom="0.13cm" fo:padding-left="0.25cm" fo:padding-right="0.25cm" fo:wrap-option="wrap" draw:shadow="hidden" draw:shadow-color="#cecece"/>
    </style:style>
    <style:style style:name="gr97" style:family="graphic" style:parent-style-name="standard" style:list-style-name="L7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7.122cm" fo:padding-top="0.13cm" fo:padding-bottom="0.13cm" fo:padding-left="0.25cm" fo:padding-right="0.25cm" fo:wrap-option="wrap" draw:shadow="hidden" draw:shadow-color="#cecece"/>
    </style:style>
    <style:style style:name="gr98" style:family="graphic" style:parent-style-name="standard" style:list-style-name="L7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809cm" fo:padding-top="0.13cm" fo:padding-bottom="0.13cm" fo:padding-left="0.25cm" fo:padding-right="0.25cm" fo:wrap-option="wrap" draw:shadow="hidden" draw:shadow-color="#cecece"/>
    </style:style>
    <style:style style:name="gr99" style:family="graphic" style:parent-style-name="standard" style:list-style-name="L7">
      <style:graphic-properties draw:stroke="solid" svg:stroke-width="0.106cm" svg:stroke-color="#000000" draw:stroke-linejoin="miter" draw:fill="solid" draw:fill-color="#ff6633" draw:fill-gradient-name="Gradient_20_1" draw:textarea-horizontal-align="justify" draw:textarea-vertical-align="top" draw:auto-grow-height="true" fo:min-height="1.777cm" fo:padding-top="0.13cm" fo:padding-bottom="0.13cm" fo:padding-left="0.25cm" fo:padding-right="0.25cm" fo:wrap-option="wrap" draw:shadow="hidden" draw:shadow-color="#cecece"/>
    </style:style>
    <style:style style:name="gr100" style:family="graphic" style:parent-style-name="standard" style:list-style-name="L7">
      <style:graphic-properties draw:stroke="solid" svg:stroke-width="0.106cm" svg:stroke-color="#000000" draw:stroke-linejoin="miter" draw:fill="solid" draw:fill-color="#cccc00" draw:textarea-horizontal-align="justify" draw:textarea-vertical-align="top" draw:auto-grow-height="true" fo:min-height="1.128cm" fo:padding-top="0.13cm" fo:padding-bottom="0.13cm" fo:padding-left="0.25cm" fo:padding-right="0.25cm" fo:wrap-option="wrap" draw:shadow="hidden" draw:shadow-color="#cecece"/>
    </style:style>
    <style:style style:name="gr101" style:family="graphic" style:parent-style-name="standard" style:list-style-name="L7">
      <style:graphic-properties draw:stroke="solid" svg:stroke-width="0.106cm" svg:stroke-color="#000000" draw:stroke-linejoin="miter" draw:fill="solid" draw:fill-color="#ffff66" draw:fill-gradient-name="Gradient_20_1" draw:textarea-horizontal-align="justify" draw:textarea-vertical-align="top" draw:auto-grow-height="true" fo:min-height="1.093cm" fo:padding-top="0.13cm" fo:padding-bottom="0.13cm" fo:padding-left="0.25cm" fo:padding-right="0.25cm" fo:wrap-option="wrap" draw:shadow="hidden" draw:shadow-color="#cecece"/>
    </style:style>
    <style:style style:name="gr102" style:family="graphic" style:parent-style-name="standard" style:list-style-name="L7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7.171cm" fo:padding-top="0.13cm" fo:padding-bottom="0.13cm" fo:padding-left="0.25cm" fo:padding-right="0.25cm" fo:wrap-option="wrap" draw:shadow="hidden" draw:shadow-color="#cecece"/>
    </style:style>
    <style:style style:name="gr103" style:family="graphic" style:parent-style-name="standard" style:list-style-name="L7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4.441cm" fo:padding-top="0.13cm" fo:padding-bottom="0.13cm" fo:padding-left="0.25cm" fo:padding-right="0.25cm" fo:wrap-option="wrap" draw:shadow="hidden" draw:shadow-color="#cecece"/>
    </style:style>
    <style:style style:name="gr104" style:family="graphic" style:parent-style-name="standard" style:list-style-name="L7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3.991cm" fo:padding-top="0.13cm" fo:padding-bottom="0.13cm" fo:padding-left="0.25cm" fo:padding-right="0.25cm" fo:wrap-option="wrap" draw:shadow="hidden" draw:shadow-color="#cecece"/>
    </style:style>
    <style:style style:name="gr105" style:family="graphic" style:parent-style-name="standard" style:list-style-name="L7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809cm" fo:padding-top="0.13cm" fo:padding-bottom="0.13cm" fo:padding-left="0.25cm" fo:padding-right="0.25cm" fo:wrap-option="wrap" draw:shadow="hidden" draw:shadow-color="#cecece"/>
    </style:style>
    <style:style style:name="gr106" style:family="graphic" style:parent-style-name="standard" style:list-style-name="L7">
      <style:graphic-properties draw:stroke="solid" svg:stroke-width="0.106cm" svg:stroke-color="#000000" draw:stroke-linejoin="miter" draw:fill="solid" draw:fill-color="#ff6633" draw:fill-gradient-name="Gradient_20_1" draw:textarea-horizontal-align="justify" draw:textarea-vertical-align="top" draw:auto-grow-height="true" fo:min-height="1.822cm" fo:padding-top="0.13cm" fo:padding-bottom="0.13cm" fo:padding-left="0.25cm" fo:padding-right="0.25cm" fo:wrap-option="wrap" draw:shadow="hidden" draw:shadow-color="#cecece"/>
    </style:style>
    <style:style style:name="gr107" style:family="graphic" style:parent-style-name="standard" style:list-style-name="L7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539cm" fo:padding-top="0.13cm" fo:padding-bottom="0.13cm" fo:padding-left="0.25cm" fo:padding-right="0.25cm" fo:wrap-option="wrap" draw:shadow="hidden" draw:shadow-color="#cecece"/>
    </style:style>
    <style:style style:name="gr108" style:family="graphic" style:parent-style-name="standard" style:list-style-name="L7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3.991cm" fo:padding-top="0.13cm" fo:padding-bottom="0.13cm" fo:padding-left="0.25cm" fo:padding-right="0.25cm" fo:wrap-option="wrap" draw:shadow="hidden" draw:shadow-color="#cecece"/>
    </style:style>
    <style:style style:name="gr109" style:family="graphic" style:parent-style-name="standard" style:list-style-name="L7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809cm" fo:padding-top="0.13cm" fo:padding-bottom="0.13cm" fo:padding-left="0.25cm" fo:padding-right="0.25cm" fo:wrap-option="wrap" draw:shadow="hidden" draw:shadow-color="#cecece"/>
    </style:style>
    <style:style style:name="gr110" style:family="graphic" style:parent-style-name="standard" style:list-style-name="L7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7.267cm" fo:padding-top="0.13cm" fo:padding-bottom="0.13cm" fo:padding-left="0.25cm" fo:padding-right="0.25cm" fo:wrap-option="wrap" draw:shadow="hidden" draw:shadow-color="#cecece"/>
    </style:style>
    <style:style style:name="gr111" style:family="graphic" style:parent-style-name="standard" style:list-style-name="L7">
      <style:graphic-properties draw:stroke="solid" svg:stroke-width="0.106cm" svg:stroke-color="#000000" draw:stroke-linejoin="miter" draw:fill="solid" draw:fill-color="#00ffff" draw:textarea-horizontal-align="justify" draw:textarea-vertical-align="top" draw:auto-grow-height="true" fo:min-height="2.36cm" fo:padding-top="0.13cm" fo:padding-bottom="0.13cm" fo:padding-left="0.25cm" fo:padding-right="0.25cm" fo:wrap-option="wrap" draw:shadow="hidden" draw:shadow-color="#cecece"/>
    </style:style>
    <style:style style:name="gr112" style:family="graphic" style:parent-style-name="standard" style:list-style-name="L7">
      <style:graphic-properties draw:stroke="solid" svg:stroke-width="0.106cm" svg:stroke-color="#000000" draw:stroke-linejoin="miter" draw:fill="solid" draw:fill-color="#ffcc99" draw:fill-gradient-name="Gradient_20_1" draw:textarea-horizontal-align="justify" draw:textarea-vertical-align="top" draw:auto-grow-height="true" fo:min-height="1.181cm" fo:padding-top="0.13cm" fo:padding-bottom="0.13cm" fo:padding-left="0.25cm" fo:padding-right="0.25cm" fo:wrap-option="wrap" draw:shadow="hidden" draw:shadow-color="#cecece"/>
    </style:style>
    <style:style style:name="gr113" style:family="graphic" style:parent-style-name="standard" style:list-style-name="L7">
      <style:graphic-properties draw:stroke="solid" svg:stroke-width="0.106cm" svg:stroke-color="#000000" draw:stroke-linejoin="miter" draw:fill="solid" draw:fill-color="#ffff66" draw:fill-gradient-name="Gradient_20_1" draw:textarea-horizontal-align="justify" draw:textarea-vertical-align="top" draw:auto-grow-height="true" fo:min-height="1.228cm" fo:padding-top="0.13cm" fo:padding-bottom="0.13cm" fo:padding-left="0.25cm" fo:padding-right="0.25cm" fo:wrap-option="wrap" draw:shadow="hidden" draw:shadow-color="#cecece"/>
    </style:style>
    <style:style style:name="gr114" style:family="graphic" style:parent-style-name="standard" style:list-style-name="L7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809cm" fo:padding-top="0.13cm" fo:padding-bottom="0.13cm" fo:padding-left="0.25cm" fo:padding-right="0.25cm" fo:wrap-option="wrap" draw:shadow="hidden" draw:shadow-color="#cecece"/>
    </style:style>
    <style:style style:name="gr115" style:family="graphic" style:parent-style-name="standard" style:list-style-name="L7">
      <style:graphic-properties draw:stroke="solid" svg:stroke-width="0.106cm" svg:stroke-color="#000000" draw:stroke-linejoin="miter" draw:fill="solid" draw:fill-color="#cccc00" draw:fill-gradient-name="Gradient_20_1" draw:textarea-horizontal-align="justify" draw:textarea-vertical-align="top" draw:auto-grow-height="true" fo:min-height="1.777cm" fo:padding-top="0.13cm" fo:padding-bottom="0.13cm" fo:padding-left="0.25cm" fo:padding-right="0.25cm" fo:wrap-option="wrap" draw:shadow="hidden" draw:shadow-color="#cecece"/>
    </style:style>
    <style:style style:name="gr116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17" style:family="graphic" style:parent-style-name="standard" style:list-style-name="L7">
      <style:graphic-properties draw:stroke="solid" svg:stroke-width="0.106cm" svg:stroke-color="#000000" draw:stroke-linejoin="miter" draw:fill="solid" draw:fill-color="#ff8080" draw:fill-gradient-name="Gradient_20_1" draw:textarea-horizontal-align="justify" draw:textarea-vertical-align="top" draw:auto-grow-height="true" fo:min-height="2.065cm" fo:padding-top="0.13cm" fo:padding-bottom="0.13cm" fo:padding-left="0.25cm" fo:padding-right="0.25cm" fo:wrap-option="wrap" draw:shadow="hidden" draw:shadow-color="#cecece"/>
    </style:style>
    <style:style style:name="gr118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19" style:family="graphic" style:parent-style-name="standard" style:list-style-name="L7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1.804cm" fo:padding-top="0.13cm" fo:padding-bottom="0.13cm" fo:padding-left="0.25cm" fo:padding-right="0.25cm" fo:wrap-option="wrap" draw:shadow="hidden" draw:shadow-color="#cecece"/>
    </style:style>
    <style:style style:name="gr120" style:family="graphic" style:parent-style-name="standard" style:list-style-name="L7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1.804cm" fo:padding-top="0.13cm" fo:padding-bottom="0.13cm" fo:padding-left="0.25cm" fo:padding-right="0.25cm" fo:wrap-option="wrap" draw:shadow="hidden" draw:shadow-color="#cecece"/>
    </style:style>
    <style:style style:name="gr121" style:family="graphic" style:parent-style-name="standard" style:list-style-name="L7">
      <style:graphic-properties draw:stroke="solid" svg:stroke-width="0.106cm" svg:stroke-color="#000000" draw:stroke-linejoin="miter" draw:fill="solid" draw:fill-color="#ffcc99" draw:fill-gradient-name="Gradient_20_1" draw:textarea-horizontal-align="justify" draw:textarea-vertical-align="top" draw:auto-grow-height="true" fo:min-height="1.181cm" fo:padding-top="0.13cm" fo:padding-bottom="0.13cm" fo:padding-left="0.25cm" fo:padding-right="0.25cm" fo:wrap-option="wrap" draw:shadow="hidden" draw:shadow-color="#cecece"/>
    </style:style>
    <style:style style:name="gr122" style:family="graphic" style:parent-style-name="standard" style:list-style-name="L7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7.267cm" fo:padding-top="0.13cm" fo:padding-bottom="0.13cm" fo:padding-left="0.25cm" fo:padding-right="0.25cm" fo:wrap-option="wrap" draw:shadow="hidden" draw:shadow-color="#cecece"/>
    </style:style>
    <style:style style:name="gr123" style:family="graphic" style:parent-style-name="standard" style:list-style-name="L7">
      <style:graphic-properties draw:stroke="solid" svg:stroke-width="0.106cm" svg:stroke-color="#000000" draw:stroke-linejoin="miter" draw:fill="solid" draw:fill-color="#00ffff" draw:textarea-horizontal-align="justify" draw:textarea-vertical-align="top" draw:auto-grow-height="true" fo:min-height="2.36cm" fo:padding-top="0.13cm" fo:padding-bottom="0.13cm" fo:padding-left="0.25cm" fo:padding-right="0.25cm" fo:wrap-option="wrap" draw:shadow="hidden" draw:shadow-color="#cecece"/>
    </style:style>
    <style:style style:name="gr124" style:family="graphic" style:parent-style-name="standard" style:list-style-name="L7">
      <style:graphic-properties draw:stroke="solid" svg:stroke-width="0.106cm" svg:stroke-color="#000000" draw:stroke-linejoin="miter" draw:fill="solid" draw:fill-color="#ffcc99" draw:fill-gradient-name="Gradient_20_1" draw:textarea-horizontal-align="justify" draw:textarea-vertical-align="top" draw:auto-grow-height="true" fo:min-height="1.181cm" fo:padding-top="0.13cm" fo:padding-bottom="0.13cm" fo:padding-left="0.25cm" fo:padding-right="0.25cm" fo:wrap-option="wrap" draw:shadow="hidden" draw:shadow-color="#cecece"/>
    </style:style>
    <style:style style:name="gr125" style:family="graphic" style:parent-style-name="standard" style:list-style-name="L7">
      <style:graphic-properties draw:stroke="solid" svg:stroke-width="0.106cm" svg:stroke-color="#000000" draw:stroke-linejoin="miter" draw:fill="solid" draw:fill-color="#ffff66" draw:fill-gradient-name="Gradient_20_1" draw:textarea-horizontal-align="justify" draw:textarea-vertical-align="top" draw:auto-grow-height="true" fo:min-height="1.228cm" fo:padding-top="0.13cm" fo:padding-bottom="0.13cm" fo:padding-left="0.25cm" fo:padding-right="0.25cm" fo:wrap-option="wrap" draw:shadow="hidden" draw:shadow-color="#cecece"/>
    </style:style>
    <style:style style:name="gr126" style:family="graphic" style:parent-style-name="standard" style:list-style-name="L7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234cm" fo:padding-top="0.13cm" fo:padding-bottom="0.13cm" fo:padding-left="0.25cm" fo:padding-right="0.25cm" fo:wrap-option="wrap" draw:shadow="hidden" draw:shadow-color="#cecece"/>
    </style:style>
    <style:style style:name="gr127" style:family="graphic" style:parent-style-name="standard" style:list-style-name="L7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228cm" fo:padding-top="0.13cm" fo:padding-bottom="0.13cm" fo:padding-left="0.25cm" fo:padding-right="0.25cm" fo:wrap-option="wrap" draw:shadow="hidden" draw:shadow-color="#cecece"/>
    </style:style>
    <style:style style:name="gr128" style:family="graphic" style:parent-style-name="standard" style:list-style-name="L7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2.065cm" fo:padding-top="0.13cm" fo:padding-bottom="0.13cm" fo:padding-left="0.25cm" fo:padding-right="0.25cm" fo:wrap-option="wrap" draw:shadow="hidden" draw:shadow-color="#cecece"/>
    </style:style>
    <style:style style:name="gr129" style:family="graphic" style:parent-style-name="standard" style:list-style-name="L7">
      <style:graphic-properties draw:stroke="solid" svg:stroke-width="0.106cm" svg:stroke-color="#000000" draw:stroke-linejoin="miter" draw:fill="solid" draw:fill-color="#cccc00" draw:fill-gradient-name="Gradient_20_1" draw:textarea-horizontal-align="justify" draw:textarea-vertical-align="top" draw:auto-grow-height="true" fo:min-height="1.236cm" fo:padding-top="0.13cm" fo:padding-bottom="0.13cm" fo:padding-left="0.25cm" fo:padding-right="0.25cm" fo:wrap-option="wrap" draw:shadow="hidden" draw:shadow-color="#cecece"/>
    </style:style>
    <style:style style:name="gr130" style:family="graphic" style:parent-style-name="standard" style:list-style-name="L7">
      <style:graphic-properties draw:stroke="solid" svg:stroke-width="0.106cm" svg:stroke-color="#000000" draw:stroke-linejoin="miter" draw:fill="solid" draw:fill-color="#ffcc99" draw:fill-gradient-name="Gradient_20_1" draw:textarea-horizontal-align="justify" draw:textarea-vertical-align="top" draw:auto-grow-height="true" fo:min-height="1.181cm" fo:padding-top="0.13cm" fo:padding-bottom="0.13cm" fo:padding-left="0.25cm" fo:padding-right="0.25cm" fo:wrap-option="wrap" draw:shadow="hidden" draw:shadow-color="#cecece"/>
    </style:style>
    <style:style style:name="gr131" style:family="graphic" style:parent-style-name="standard" style:list-style-name="L7">
      <style:graphic-properties draw:stroke="solid" svg:stroke-width="0.106cm" svg:stroke-color="#000000" draw:stroke-linejoin="miter" draw:fill="solid" draw:fill-color="#ff8080" draw:fill-gradient-name="Gradient_20_1" draw:textarea-horizontal-align="justify" draw:textarea-vertical-align="top" draw:auto-grow-height="true" fo:min-height="2.065cm" fo:padding-top="0.13cm" fo:padding-bottom="0.13cm" fo:padding-left="0.25cm" fo:padding-right="0.25cm" fo:wrap-option="wrap" draw:shadow="hidden" draw:shadow-color="#cecece"/>
    </style:style>
    <style:style style:name="gr132" style:family="graphic" style:parent-style-name="standard" style:list-style-name="L7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7.267cm" fo:padding-top="0.13cm" fo:padding-bottom="0.13cm" fo:padding-left="0.25cm" fo:padding-right="0.25cm" fo:wrap-option="wrap" draw:shadow="hidden" draw:shadow-color="#cecece"/>
    </style:style>
    <style:style style:name="gr133" style:family="graphic" style:parent-style-name="standard" style:list-style-name="L7">
      <style:graphic-properties draw:stroke="solid" svg:stroke-width="0.106cm" svg:stroke-color="#000000" draw:stroke-linejoin="miter" draw:fill="solid" draw:fill-color="#ffff66" draw:fill-gradient-name="Gradient_20_1" draw:textarea-horizontal-align="justify" draw:textarea-vertical-align="top" draw:auto-grow-height="true" fo:min-height="1.228cm" fo:padding-top="0.13cm" fo:padding-bottom="0.13cm" fo:padding-left="0.25cm" fo:padding-right="0.25cm" fo:wrap-option="wrap" draw:shadow="hidden" draw:shadow-color="#cecece"/>
    </style:style>
    <style:style style:name="gr134" style:family="graphic" style:parent-style-name="standard" style:list-style-name="L7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809cm" fo:padding-top="0.13cm" fo:padding-bottom="0.13cm" fo:padding-left="0.25cm" fo:padding-right="0.25cm" fo:wrap-option="wrap" draw:shadow="hidden" draw:shadow-color="#cecece"/>
    </style:style>
    <style:style style:name="gr135" style:family="graphic" style:parent-style-name="standard" style:list-style-name="L7">
      <style:graphic-properties draw:stroke="solid" svg:stroke-width="0.106cm" svg:stroke-color="#000000" draw:stroke-linejoin="miter" draw:fill="solid" draw:fill-color="#cccc00" draw:fill-gradient-name="Gradient_20_1" draw:textarea-horizontal-align="justify" draw:textarea-vertical-align="top" draw:auto-grow-height="true" fo:min-height="1.378cm" fo:padding-top="0.13cm" fo:padding-bottom="0.13cm" fo:padding-left="0.25cm" fo:padding-right="0.25cm" fo:wrap-option="wrap" draw:shadow="hidden" draw:shadow-color="#cecece"/>
    </style:style>
    <style:style style:name="gr136" style:family="graphic" style:parent-style-name="standard" style:list-style-name="L7">
      <style:graphic-properties draw:stroke="solid" svg:stroke-width="0.106cm" svg:stroke-color="#000000" draw:stroke-linejoin="miter" draw:fill="solid" draw:fill-color="#ff8080" draw:fill-gradient-name="Gradient_20_1" draw:textarea-horizontal-align="justify" draw:textarea-vertical-align="top" draw:auto-grow-height="true" fo:min-height="1.777cm" fo:padding-top="0.13cm" fo:padding-bottom="0.13cm" fo:padding-left="0.25cm" fo:padding-right="0.25cm" fo:wrap-option="wrap" draw:shadow="hidden" draw:shadow-color="#cecece"/>
    </style:style>
    <style:style style:name="gr137" style:family="graphic" style:parent-style-name="standard" style:list-style-name="L7">
      <style:graphic-properties draw:stroke="solid" svg:stroke-width="0.106cm" svg:stroke-color="#000000" draw:stroke-linejoin="miter" draw:fill="solid" draw:fill-color="#94bd5e" draw:textarea-horizontal-align="justify" draw:textarea-vertical-align="top" draw:auto-grow-height="true" fo:min-height="1.223cm" fo:padding-top="0.13cm" fo:padding-bottom="0.13cm" fo:padding-left="0.25cm" fo:padding-right="0.25cm" fo:wrap-option="wrap" draw:shadow="hidden" draw:shadow-color="#cecece"/>
    </style:style>
    <style:style style:name="gr138" style:family="graphic" style:parent-style-name="standard" style:list-style-name="L7">
      <style:graphic-properties draw:stroke="solid" svg:stroke-width="0.106cm" svg:stroke-color="#000000" draw:stroke-linejoin="miter" draw:fill="solid" draw:fill-color="#ff6633" draw:fill-gradient-name="Gradient_20_1" draw:textarea-horizontal-align="justify" draw:textarea-vertical-align="top" draw:auto-grow-height="true" fo:min-height="1.375cm" fo:padding-top="0.13cm" fo:padding-bottom="0.13cm" fo:padding-left="0.25cm" fo:padding-right="0.25cm" fo:wrap-option="wrap" draw:shadow="hidden" draw:shadow-color="#cecece"/>
    </style:style>
    <style:style style:name="gr139" style:family="graphic" style:parent-style-name="standard">
      <style:graphic-properties draw:fill="none" draw:textarea-vertical-align="middle" draw:auto-grow-height="false" fo:min-height="0.749cm" fo:min-width="0.499cm"/>
    </style:style>
    <style:style style:name="gr140" style:family="graphic" style:parent-style-name="standard" style:list-style-name="L7">
      <style:graphic-properties draw:stroke="solid" svg:stroke-width="0.106cm" svg:stroke-color="#000000" draw:stroke-linejoin="miter" draw:fill="solid" draw:fill-color="#94bd5e" draw:textarea-horizontal-align="justify" draw:textarea-vertical-align="top" draw:auto-grow-height="true" fo:min-height="1.223cm" fo:padding-top="0.13cm" fo:padding-bottom="0.13cm" fo:padding-left="0.25cm" fo:padding-right="0.25cm" fo:wrap-option="wrap" draw:shadow="hidden" draw:shadow-color="#cecece"/>
    </style:style>
    <style:style style:name="gr141" style:family="graphic" style:parent-style-name="standard" style:list-style-name="L7">
      <style:graphic-properties draw:stroke="solid" svg:stroke-width="0.106cm" svg:stroke-color="#000000" draw:stroke-linejoin="miter" draw:fill="solid" draw:fill-color="#94bd5e" draw:textarea-horizontal-align="justify" draw:textarea-vertical-align="top" draw:auto-grow-height="true" fo:min-height="1.223cm" fo:padding-top="0.13cm" fo:padding-bottom="0.13cm" fo:padding-left="0.25cm" fo:padding-right="0.25cm" fo:wrap-option="wrap" draw:shadow="hidden" draw:shadow-color="#cecece"/>
    </style:style>
    <style:style style:name="gr142" style:family="graphic" style:parent-style-name="standard" style:list-style-name="L7">
      <style:graphic-properties draw:stroke="solid" svg:stroke-width="0.106cm" svg:stroke-color="#000000" draw:stroke-linejoin="miter" draw:fill="solid" draw:fill-color="#94bd5e" draw:textarea-horizontal-align="justify" draw:textarea-vertical-align="top" draw:auto-grow-height="true" fo:min-height="1.223cm" fo:padding-top="0.13cm" fo:padding-bottom="0.13cm" fo:padding-left="0.25cm" fo:padding-right="0.25cm" fo:wrap-option="wrap" draw:shadow="hidden" draw:shadow-color="#cecece"/>
    </style:style>
    <style:style style:name="gr143" style:family="graphic" style:parent-style-name="standard" style:list-style-name="L7">
      <style:graphic-properties draw:stroke="solid" svg:stroke-width="0.106cm" svg:stroke-color="#000000" draw:stroke-linejoin="miter" draw:fill="solid" draw:fill-color="#94bd5e" draw:textarea-horizontal-align="justify" draw:textarea-vertical-align="top" draw:auto-grow-height="true" fo:min-height="1.223cm" fo:padding-top="0.13cm" fo:padding-bottom="0.13cm" fo:padding-left="0.25cm" fo:padding-right="0.25cm" fo:wrap-option="wrap" draw:shadow="hidden" draw:shadow-color="#cecece"/>
    </style:style>
    <style:style style:name="gr144" style:family="graphic" style:parent-style-name="standard" style:list-style-name="L7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7.267cm" fo:padding-top="0.13cm" fo:padding-bottom="0.13cm" fo:padding-left="0.25cm" fo:padding-right="0.25cm" fo:wrap-option="wrap" draw:shadow="hidden" draw:shadow-color="#cecece"/>
    </style:style>
    <style:style style:name="gr145" style:family="graphic" style:parent-style-name="standard" style:list-style-name="L7">
      <style:graphic-properties draw:stroke="solid" svg:stroke-width="0.106cm" svg:stroke-color="#000000" draw:stroke-linejoin="miter" draw:fill="solid" draw:fill-color="#ffff99" draw:fill-gradient-name="Gradient_20_1" draw:textarea-horizontal-align="justify" draw:textarea-vertical-align="top" draw:auto-grow-height="true" fo:min-height="2.236cm" fo:padding-top="0.13cm" fo:padding-bottom="0.13cm" fo:padding-left="0.25cm" fo:padding-right="0.25cm" fo:wrap-option="wrap" draw:shadow="hidden" draw:shadow-color="#cecece"/>
    </style:style>
    <style:style style:name="gr146" style:family="graphic" style:parent-style-name="standard" style:list-style-name="L7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809cm" fo:padding-top="0.13cm" fo:padding-bottom="0.13cm" fo:padding-left="0.25cm" fo:padding-right="0.25cm" fo:wrap-option="wrap" draw:shadow="hidden" draw:shadow-color="#cecece"/>
    </style:style>
    <style:style style:name="gr147" style:family="graphic" style:parent-style-name="standard" style:list-style-name="L7">
      <style:graphic-properties draw:stroke="solid" svg:stroke-width="0.106cm" svg:stroke-color="#000000" draw:stroke-linejoin="miter" draw:fill="solid" draw:fill-color="#cccc00" draw:fill-gradient-name="Gradient_20_1" draw:textarea-horizontal-align="justify" draw:textarea-vertical-align="top" draw:auto-grow-height="true" fo:min-height="1.458cm" fo:padding-top="0.13cm" fo:padding-bottom="0.13cm" fo:padding-left="0.25cm" fo:padding-right="0.25cm" fo:wrap-option="wrap" draw:shadow="hidden" draw:shadow-color="#cecece"/>
    </style:style>
    <style:style style:name="gr148" style:family="graphic" style:parent-style-name="standard" style:list-style-name="L7">
      <style:graphic-properties draw:stroke="solid" svg:stroke-width="0.106cm" svg:stroke-color="#000000" draw:stroke-linejoin="miter" draw:fill="solid" draw:fill-color="#ff8080" draw:fill-gradient-name="Gradient_20_1" draw:textarea-horizontal-align="justify" draw:textarea-vertical-align="top" draw:auto-grow-height="true" fo:min-height="1.527cm" fo:padding-top="0.13cm" fo:padding-bottom="0.13cm" fo:padding-left="0.25cm" fo:padding-right="0.25cm" fo:wrap-option="wrap" draw:shadow="hidden" draw:shadow-color="#cecece"/>
    </style:style>
    <style:style style:name="gr149" style:family="graphic" style:parent-style-name="standard" style:list-style-name="L7">
      <style:graphic-properties draw:stroke="solid" svg:stroke-width="0.106cm" svg:stroke-color="#000000" draw:stroke-linejoin="miter" draw:fill="solid" draw:fill-color="#ff6633" draw:fill-gradient-name="Gradient_20_1" draw:textarea-horizontal-align="justify" draw:textarea-vertical-align="top" draw:auto-grow-height="true" fo:min-height="1.375cm" fo:padding-top="0.13cm" fo:padding-bottom="0.13cm" fo:padding-left="0.25cm" fo:padding-right="0.25cm" fo:wrap-option="wrap" draw:shadow="hidden" draw:shadow-color="#cecece"/>
    </style:style>
    <style:style style:name="gr150" style:family="graphic" style:parent-style-name="standard" style:list-style-name="L7">
      <style:graphic-properties draw:stroke="solid" svg:stroke-width="0.106cm" svg:stroke-color="#000000" draw:stroke-linejoin="miter" draw:fill="solid" draw:fill-color="#94bd5e" draw:textarea-horizontal-align="justify" draw:textarea-vertical-align="top" draw:auto-grow-height="true" fo:min-height="1.373cm" fo:padding-top="0.13cm" fo:padding-bottom="0.13cm" fo:padding-left="0.25cm" fo:padding-right="0.25cm" fo:wrap-option="wrap" draw:shadow="hidden" draw:shadow-color="#cecece"/>
    </style:style>
    <style:style style:name="gr151" style:family="graphic" style:parent-style-name="standard" style:list-style-name="L7">
      <style:graphic-properties draw:stroke="solid" svg:stroke-width="0.106cm" svg:stroke-color="#000000" draw:stroke-linejoin="miter" draw:fill="solid" draw:fill-color="#94bd5e" draw:textarea-horizontal-align="justify" draw:textarea-vertical-align="top" draw:auto-grow-height="true" fo:min-height="1.223cm" fo:padding-top="0.13cm" fo:padding-bottom="0.13cm" fo:padding-left="0.25cm" fo:padding-right="0.25cm" fo:wrap-option="wrap" draw:shadow="hidden" draw:shadow-color="#cecece"/>
    </style:style>
    <style:style style:name="gr152" style:family="graphic" style:parent-style-name="standard" style:list-style-name="L7">
      <style:graphic-properties draw:stroke="solid" svg:stroke-width="0.106cm" svg:stroke-color="#000000" draw:stroke-linejoin="miter" draw:fill="solid" draw:fill-color="#e6ff00" draw:fill-gradient-name="Gradient_20_1" draw:textarea-horizontal-align="justify" draw:textarea-vertical-align="top" draw:auto-grow-height="true" fo:min-height="2.329cm" fo:padding-top="0.13cm" fo:padding-bottom="0.13cm" fo:padding-left="0.25cm" fo:padding-right="0.25cm" fo:wrap-option="wrap" draw:shadow="hidden" draw:shadow-color="#cecece"/>
    </style:style>
    <style:style style:name="gr153" style:family="graphic" style:parent-style-name="standard">
      <style:graphic-properties draw:fill="solid" draw:fill-color="#fdffc1" draw:textarea-horizontal-align="center" draw:textarea-vertical-align="middle" draw:shadow-offset-x="0.305cm" draw:shadow-offset-y="0.305cm"/>
    </style:style>
    <style:style style:name="gr154" style:family="graphic" style:parent-style-name="standard">
      <style:graphic-properties draw:fill="solid" draw:fill-color="#99ccff" draw:textarea-horizontal-align="center" draw:textarea-vertical-align="middle" draw:shadow-offset-x="0.305cm" draw:shadow-offset-y="0.305cm"/>
    </style:style>
    <style:style style:name="gr155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156" style:family="graphic" style:parent-style-name="standard">
      <style:graphic-properties draw:fill="solid" draw:fill-color="#e6e6e6" draw:textarea-horizontal-align="center" draw:textarea-vertical-align="middle" draw:shadow-offset-x="0.305cm" draw:shadow-offset-y="0.305cm"/>
    </style:style>
    <style:style style:name="gr157" style:family="graphic" style:parent-style-name="standard">
      <style:graphic-properties draw:textarea-horizontal-align="center" draw:textarea-vertical-align="middle"/>
    </style:style>
    <style:style style:name="gr158" style:family="graphic" style:parent-style-name="standard" style:list-style-name="L7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7.171cm" fo:padding-top="0.13cm" fo:padding-bottom="0.13cm" fo:padding-left="0.25cm" fo:padding-right="0.25cm" fo:wrap-option="wrap" draw:shadow="hidden" draw:shadow-color="#cecece"/>
    </style:style>
    <style:style style:name="gr159" style:family="graphic" style:parent-style-name="standard" style:list-style-name="L7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3.577cm" fo:padding-top="0.13cm" fo:padding-bottom="0.13cm" fo:padding-left="0.25cm" fo:padding-right="0.25cm" fo:wrap-option="wrap" draw:shadow="hidden" draw:shadow-color="#cecece"/>
    </style:style>
    <style:style style:name="gr160" style:family="graphic" style:parent-style-name="standard" style:list-style-name="L7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7.122cm" fo:padding-top="0.13cm" fo:padding-bottom="0.13cm" fo:padding-left="0.25cm" fo:padding-right="0.25cm" fo:wrap-option="wrap" draw:shadow="hidden" draw:shadow-color="#cecece"/>
    </style:style>
    <style:style style:name="gr161" style:family="graphic" style:parent-style-name="standard" style:list-style-name="L7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809cm" fo:padding-top="0.13cm" fo:padding-bottom="0.13cm" fo:padding-left="0.25cm" fo:padding-right="0.25cm" fo:wrap-option="wrap" draw:shadow="hidden" draw:shadow-color="#cecece"/>
    </style:style>
    <style:style style:name="gr162" style:family="graphic" style:parent-style-name="standard" style:list-style-name="L7">
      <style:graphic-properties draw:stroke="solid" svg:stroke-width="0.106cm" svg:stroke-color="#000000" draw:stroke-linejoin="miter" draw:fill="solid" draw:fill-color="#ff6633" draw:fill-gradient-name="Gradient_20_1" draw:textarea-horizontal-align="justify" draw:textarea-vertical-align="top" draw:auto-grow-height="true" fo:min-height="1.822cm" fo:padding-top="0.13cm" fo:padding-bottom="0.13cm" fo:padding-left="0.25cm" fo:padding-right="0.25cm" fo:wrap-option="wrap" draw:shadow="hidden" draw:shadow-color="#cecece"/>
    </style:style>
    <style:style style:name="gr163" style:family="graphic" style:parent-style-name="standard" style:list-style-name="L7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522cm" fo:padding-top="0.13cm" fo:padding-bottom="0.13cm" fo:padding-left="0.25cm" fo:padding-right="0.25cm" fo:wrap-option="wrap" draw:shadow="hidden" draw:shadow-color="#cecece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9.062cm"/>
    </style:style>
    <style:style style:name="gr165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1.419cm" fo:padding-top="0.13cm" fo:padding-bottom="0.13cm" fo:padding-left="0.25cm" fo:padding-right="0.25cm" fo:wrap-option="wrap" draw:shadow="hidden" draw:shadow-color="#cecece"/>
    </style:style>
    <style:style style:name="gr166" style:family="graphic" style:parent-style-name="standard">
      <style:graphic-properties draw:stroke="solid" svg:stroke-width="0.035cm" svg:stroke-color="#000000" draw:marker-start="Arrowheads_20_8" draw:marker-start-width="0.21cm" draw:marker-start-center="false" draw:marker-end="Arrowheads_20_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67" style:family="graphic" style:parent-style-name="standard">
      <style:graphic-properties draw:stroke="solid" svg:stroke-width="0.035cm" svg:stroke-color="#000000" draw:marker-start="Arrowheads_20_10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6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2.221cm" fo:padding-top="0.13cm" fo:padding-bottom="0.13cm" fo:padding-left="0.25cm" fo:padding-right="0.25cm" fo:wrap-option="wrap" draw:shadow="hidden" draw:shadow-color="#cecece"/>
    </style:style>
    <style:style style:name="gr169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556cm" fo:padding-top="0.13cm" fo:padding-bottom="0.13cm" fo:padding-left="0.25cm" fo:padding-right="0.25cm" fo:wrap-option="wrap" draw:shadow="hidden" draw:shadow-color="#cecece"/>
    </style:style>
    <style:style style:name="gr170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1.111cm" fo:padding-top="0.13cm" fo:padding-bottom="0.13cm" fo:padding-left="0.25cm" fo:padding-right="0.25cm" fo:wrap-option="wrap" draw:shadow="hidden" draw:shadow-color="#cecece"/>
    </style:style>
    <style:style style:name="gr171" style:family="graphic" style:parent-style-name="standard">
      <style:graphic-properties draw:stroke="solid" svg:stroke-width="0.035cm" svg:stroke-color="#000000" draw:marker-start="Arrowheads_20_11" draw:marker-start-width="0.21cm" draw:marker-start-center="false" draw:marker-end="Arrowheads_20_1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72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1.666cm" fo:padding-top="0.13cm" fo:padding-bottom="0.13cm" fo:padding-left="0.25cm" fo:padding-right="0.25cm" fo:wrap-option="wrap" draw:shadow="hidden" draw:shadow-color="#cecece"/>
    </style:style>
    <style:style style:name="gr173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gr174" style:family="graphic" style:parent-style-name="standard">
      <style:graphic-properties draw:stroke="none" draw:fill="none" draw:fill-color="#ffffff" draw:textarea-horizontal-align="justify" draw:textarea-vertical-align="top" draw:auto-grow-height="true" fo:min-height="0.556cm" fo:min-width="3.012cm" fo:padding-top="0.13cm" fo:padding-bottom="0.13cm" fo:padding-left="0.25cm" fo:padding-right="0.25cm" fo:wrap-option="no-wrap" draw:shadow="hidden" draw:shadow-color="#cecece"/>
    </style:style>
    <style:style style:name="gr175" style:family="graphic" style:parent-style-name="standard">
      <style:graphic-properties draw:stroke="solid" svg:stroke-width="0.035cm" svg:stroke-color="#000000" draw:marker-start="Arrowheads_20_13" draw:marker-start-width="0.21cm" draw:marker-start-center="false" draw:marker-end="Arrowheads_20_1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76" style:family="graphic" style:parent-style-name="standard">
      <style:graphic-properties draw:stroke="solid" svg:stroke-width="0.035cm" svg:stroke-color="#000000" draw:marker-start="Arrowheads_20_15" draw:marker-start-width="0.21cm" draw:marker-start-center="false" draw:marker-end="Arrowheads_20_1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77" style:family="graphic" style:parent-style-name="standard">
      <style:graphic-properties draw:stroke="none" draw:fill="solid" draw:fill-color="#ffffcc" draw:textarea-horizontal-align="justify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78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79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80" style:family="graphic" style:parent-style-name="standard">
      <style:graphic-properties draw:stroke="none" draw:fill="none" draw:fill-color="#ffffff" draw:textarea-horizontal-align="justify" draw:textarea-vertical-align="top" draw:auto-grow-height="true" fo:min-height="0.945cm" fo:min-width="18.295cm" fo:padding-top="0.13cm" fo:padding-bottom="0.13cm" fo:padding-left="0.25cm" fo:padding-right="0.25cm" fo:wrap-option="no-wrap" draw:shadow="hidden" draw:shadow-color="#cecece"/>
    </style:style>
    <style:style style:name="gr18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 draw:shadow="hidden" draw:shadow-color="#cecece"/>
    </style:style>
    <style:style style:name="gr182" style:family="graphic" style:parent-style-name="standard">
      <style:graphic-properties draw:stroke="none" draw:fill="none" draw:fill-color="#ffffff" draw:textarea-horizontal-align="justify" draw:textarea-vertical-align="top" draw:auto-grow-height="true" fo:min-height="0.556cm" fo:min-width="3.338cm" fo:padding-top="0.13cm" fo:padding-bottom="0.13cm" fo:padding-left="0.25cm" fo:padding-right="0.25cm" fo:wrap-option="no-wrap" draw:shadow="hidden" draw:shadow-color="#cecece"/>
    </style:style>
    <style:style style:name="gr183" style:family="graphic" style:parent-style-name="standard">
      <style:graphic-properties draw:stroke="none" draw:fill="none" draw:fill-color="#ffffff" draw:textarea-horizontal-align="justify" draw:textarea-vertical-align="top" draw:auto-grow-height="true" fo:min-height="0.556cm" fo:min-width="7.249cm" fo:padding-top="0.13cm" fo:padding-bottom="0.13cm" fo:padding-left="0.25cm" fo:padding-right="0.25cm" fo:wrap-option="no-wrap" draw:shadow="hidden" draw:shadow-color="#cecece"/>
    </style:style>
    <style:style style:name="gr184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min-height="2.221cm" fo:min-width="3.951cm" fo:padding-top="0.13cm" fo:padding-bottom="0.13cm" fo:padding-left="0.25cm" fo:padding-right="0.25cm" fo:wrap-option="no-wrap" draw:shadow="hidden" draw:shadow-color="#cecece"/>
    </style:style>
    <style:style style:name="gr185" style:family="graphic" style:parent-style-name="standard">
      <style:graphic-properties draw:stroke="solid" svg:stroke-width="0.106cm" svg:stroke-color="#000000" draw:stroke-linejoin="miter" draw:fill="gradient" draw:fill-color="#ffff66" draw:fill-gradient-name="Gradient_20_7" draw:textarea-horizontal-align="justify" draw:textarea-vertical-align="top" draw:auto-grow-height="true" fo:min-height="0.556cm" fo:padding-top="0.13cm" fo:padding-bottom="0.13cm" fo:padding-left="0.25cm" fo:padding-right="0.25cm" fo:wrap-option="wrap" draw:shadow="hidden" draw:shadow-color="#cecece"/>
    </style:style>
    <style:style style:name="gr186" style:family="graphic" style:parent-style-name="standard">
      <style:graphic-properties draw:stroke="none" draw:fill="none" draw:fill-color="#ffffff" draw:textarea-horizontal-align="justify" draw:textarea-vertical-align="top" draw:auto-grow-height="true" fo:min-height="0.628cm" fo:min-width="3.406cm" fo:padding-top="0.13cm" fo:padding-bottom="0.13cm" fo:padding-left="0.25cm" fo:padding-right="0.25cm" fo:wrap-option="no-wrap" draw:shadow="hidden" draw:shadow-color="#cecece"/>
    </style:style>
    <style:style style:name="gr187" style:family="graphic" style:parent-style-name="standard">
      <style:graphic-properties draw:stroke="none" draw:fill="none" draw:fill-color="#ffffff" draw:textarea-horizontal-align="justify" draw:textarea-vertical-align="top" draw:auto-grow-height="true" fo:min-height="0.628cm" fo:min-width="4.298cm" fo:padding-top="0.13cm" fo:padding-bottom="0.13cm" fo:padding-left="0.25cm" fo:padding-right="0.25cm" fo:wrap-option="no-wrap" draw:shadow="hidden" draw:shadow-color="#cecece"/>
    </style:style>
    <style:style style:name="gr188" style:family="graphic" style:parent-style-name="standard">
      <style:graphic-properties draw:stroke="none" draw:fill="none" draw:fill-color="#ffffff" draw:textarea-horizontal-align="justify" draw:textarea-vertical-align="top" draw:auto-grow-height="true" fo:min-height="0.628cm" fo:min-width="4.404cm" fo:padding-top="0.13cm" fo:padding-bottom="0.13cm" fo:padding-left="0.25cm" fo:padding-right="0.25cm" fo:wrap-option="no-wrap" draw:shadow="hidden" draw:shadow-color="#cecece"/>
    </style:style>
    <style:style style:name="gr189" style:family="graphic" style:parent-style-name="standard">
      <style:graphic-properties draw:stroke="none" draw:fill="none" draw:fill-color="#ffffff" draw:textarea-horizontal-align="justify" draw:textarea-vertical-align="top" draw:auto-grow-height="true" fo:min-height="0.628cm" fo:min-width="1.035cm" fo:padding-top="0.13cm" fo:padding-bottom="0.13cm" fo:padding-left="0.25cm" fo:padding-right="0.25cm" fo:wrap-option="no-wrap" draw:shadow="hidden" draw:shadow-color="#cecece"/>
    </style:style>
    <style:style style:name="gr190" style:family="graphic" style:parent-style-name="standard">
      <style:graphic-properties draw:stroke="solid" svg:stroke-width="0.106cm" svg:stroke-color="#000000" draw:stroke-linejoin="miter" draw:fill="gradient" draw:fill-color="#ffff66" draw:fill-gradient-name="Gradient_20_8" draw:textarea-horizontal-align="justify" draw:textarea-vertical-align="top" draw:auto-grow-height="true" fo:min-height="0.556cm" fo:padding-top="0.13cm" fo:padding-bottom="0.13cm" fo:padding-left="0.25cm" fo:padding-right="0.25cm" fo:wrap-option="wrap" draw:shadow="hidden" draw:shadow-color="#cecece"/>
    </style:style>
    <style:style style:name="gr191" style:family="graphic" style:parent-style-name="standard">
      <style:graphic-properties draw:stroke="none" draw:fill="none" draw:fill-color="#ffffff" draw:textarea-horizontal-align="justify" draw:textarea-vertical-align="top" draw:auto-grow-height="true" fo:min-height="0.945cm" fo:min-width="15.674cm" fo:padding-top="0.13cm" fo:padding-bottom="0.13cm" fo:padding-left="0.25cm" fo:padding-right="0.25cm" fo:wrap-option="no-wrap" draw:shadow="hidden" draw:shadow-color="#cecece"/>
    </style:style>
    <style:style style:name="gr192" style:family="graphic" style:parent-style-name="standard">
      <style:graphic-properties draw:stroke="none" draw:fill="none" draw:fill-color="#ffffff" draw:textarea-horizontal-align="justify" draw:textarea-vertical-align="top" draw:auto-grow-height="true" fo:min-height="0.945cm" fo:min-width="16.614cm" fo:padding-top="0.13cm" fo:padding-bottom="0.13cm" fo:padding-left="0.25cm" fo:padding-right="0.25cm" fo:wrap-option="no-wrap" draw:shadow="hidden" draw:shadow-color="#cecece"/>
    </style:style>
    <style:style style:name="gr193" style:family="graphic" style:parent-style-name="standard">
      <style:graphic-properties draw:stroke="none" draw:fill="none" draw:fill-color="#ffffff" draw:textarea-horizontal-align="justify" draw:textarea-vertical-align="top" draw:auto-grow-height="true" fo:min-height="0.945cm" fo:min-width="15.204cm" fo:padding-top="0.13cm" fo:padding-bottom="0.13cm" fo:padding-left="0.25cm" fo:padding-right="0.25cm" fo:wrap-option="no-wrap" draw:shadow="hidden" draw:shadow-color="#cecec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828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13cm" fo:min-width="0cm" fo:padding-top="0.128cm" fo:padding-bottom="0.128cm" fo:padding-left="0.256cm" fo:padding-right="0.256cm" fo:wrap-option="wrap" draw:shadow="hidden" draw:shadow-color="#cecece"/>
    </style:style>
    <style:style style:name="pr3" style:family="presentation" style:parent-style-name="Default-notes">
      <style:graphic-properties draw:fill-color="#ffffff" draw:auto-grow-height="true" fo:min-height="11.604cm"/>
    </style:style>
    <style:style style:name="pr4" style:family="presentation" style:parent-style-name="Default-title">
      <style:graphic-properties draw:fill-color="#ffffff" draw:auto-grow-height="true" fo:min-height="2.33cm"/>
    </style:style>
    <style:style style:name="pr5" style:family="presentation" style:parent-style-name="Default-outline1">
      <style:graphic-properties draw:fill-color="#ffffff" draw:auto-grow-height="true" fo:min-height="12.574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33cm" fo:min-width="0cm" fo:padding-top="0.128cm" fo:padding-bottom="0.128cm" fo:padding-left="0.256cm" fo:padding-right="0.256cm" fo:wrap-option="wrap" draw:shadow="hidden" draw:shadow-color="#cecece"/>
    </style:style>
    <style:style style:name="pr7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5cm" fo:min-width="0cm" fo:padding-top="0.128cm" fo:padding-bottom="0.128cm" fo:padding-left="0.256cm" fo:padding-right="0.256cm" fo:wrap-option="wrap" draw:shadow="hidden" draw:shadow-color="#cecece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73cm" fo:min-width="0cm" fo:padding-top="0.128cm" fo:padding-bottom="0.128cm" fo:padding-left="0.256cm" fo:padding-right="0.256cm" fo:wrap-option="wrap" draw:shadow="hidden" draw:shadow-color="#cecece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869cm" fo:min-width="0cm" fo:padding-top="0.128cm" fo:padding-bottom="0.128cm" fo:padding-left="0.256cm" fo:padding-right="0.256cm" fo:wrap-option="wrap" draw:shadow="hidden" draw:shadow-color="#cecece"/>
    </style:style>
    <style:style style:name="pr11" style:family="presentation" style:parent-style-name="Default-outline1">
      <style:graphic-properties draw:fill-color="#ffffff" fo:min-height="12.874cm"/>
    </style:style>
    <style:style style:name="pr12" style:family="presentation" style:parent-style-name="Default-title">
      <style:graphic-properties fo:min-height="2.079cm"/>
    </style:style>
    <style:style style:name="pr13" style:family="presentation" style:parent-style-name="Default-notes">
      <style:graphic-properties draw:fill-color="#ffffff" fo:min-height="11.369cm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907cm" fo:min-width="0cm" fo:padding-top="0.128cm" fo:padding-bottom="0.128cm" fo:padding-left="0.256cm" fo:padding-right="0.256cm" fo:wrap-option="wrap" draw:shadow="hidden" draw:shadow-color="#cecece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926cm" fo:min-width="0cm" fo:padding-top="0.128cm" fo:padding-bottom="0.128cm" fo:padding-left="0.256cm" fo:padding-right="0.256cm" fo:wrap-option="wrap" draw:shadow="hidden" draw:shadow-color="#cecece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33cm" fo:min-width="0cm" fo:padding-top="0.128cm" fo:padding-bottom="0.128cm" fo:padding-left="0.256cm" fo:padding-right="0.256cm" fo:wrap-option="wrap" draw:shadow="hidden" draw:shadow-color="#cecec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11cm" fo:margin-bottom="0cm" fo:text-indent="0cm"/>
    </style:style>
    <style:style style:name="P4" style:family="paragraph">
      <style:paragraph-properties fo:margin-left="0cm" fo:margin-right="0cm" fo:margin-top="0.141cm" fo:margin-bottom="0cm" fo:text-indent="0cm"/>
    </style:style>
    <style:style style:name="P5" style:family="paragraph">
      <style:paragraph-properties fo:margin-left="3.016cm" fo:margin-right="0cm" fo:margin-top="0.158cm" fo:margin-bottom="0cm" fo:line-height="100%" fo:text-align="start" fo:text-indent="-0.635cm" style:text-autospace="ideograph-alpha" style:punctuation-wrap="simple" style:line-break="normal" style:writing-mode="lr-tb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hyphenate="false"/>
    </style:style>
    <style:style style:name="P6" style:family="paragraph">
      <style:paragraph-properties fo:margin-left="0.952cm" fo:margin-right="0cm" fo:text-indent="-0.952cm"/>
    </style:style>
    <style:style style:name="P7" style:family="paragraph">
      <style:paragraph-properties text:enable-numbering="false" fo:margin-left="0cm" fo:margin-right="0cm" fo:text-indent="0cm" style:writing-mode="lr-tb"/>
    </style:style>
    <style:style style:name="P8" style:family="paragraph">
      <style:paragraph-properties fo:margin-left="0cm" fo:margin-right="0cm" fo:margin-top="0.308cm" fo:margin-bottom="0cm" fo:line-height="100%" fo:text-align="center" fo:text-indent="0cm"/>
      <style:text-properties fo:font-size="12pt"/>
    </style:style>
    <style:style style:name="P9" style:family="paragraph">
      <style:paragraph-properties text:enable-numbering="false" fo:margin-left="0cm" fo:margin-right="0cm" fo:margin-top="0.308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0" style:family="paragraph">
      <style:paragraph-properties fo:margin-left="0cm" fo:margin-right="0cm" fo:text-indent="0cm"/>
      <style:text-properties fo:font-size="24pt"/>
    </style:style>
    <style:style style:name="P11" style:family="paragraph">
      <style:paragraph-properties fo:margin-left="0cm" fo:margin-right="0cm" fo:margin-top="0.308cm" fo:margin-bottom="0cm" fo:line-height="100%" fo:text-align="center" fo:text-indent="0cm"/>
      <style:text-properties fo:font-size="24pt"/>
    </style:style>
    <style:style style:name="P12" style:family="paragraph">
      <style:paragraph-properties text:enable-numbering="false" fo:margin-left="0cm" fo:margin-right="0cm" fo:margin-top="0.308cm" fo:margin-bottom="0cm" fo:line-height="100%" fo:text-align="center" fo:text-indent="0cm" style:writing-mode="lr-tb"/>
      <style:text-properties fo:font-size="24pt"/>
    </style:style>
    <style:style style:name="P13" style:family="paragraph">
      <style:text-properties fo:font-size="13pt" style:font-size-asian="13pt" style:font-size-complex="13pt"/>
    </style:style>
    <style:style style:name="P14" style:family="paragraph">
      <style:paragraph-properties fo:margin-left="0cm" fo:margin-right="0cm" fo:text-indent="0cm"/>
      <style:text-properties fo:font-size="13pt"/>
    </style:style>
    <style:style style:name="P15" style:family="paragraph">
      <style:paragraph-properties fo:margin-left="0cm" fo:margin-right="0cm" fo:text-indent="0cm"/>
      <style:text-properties fo:font-size="13pt" style:font-size-asian="13pt" style:font-size-complex="13pt"/>
    </style:style>
    <style:style style:name="P16" style:family="paragraph">
      <style:paragraph-properties fo:margin-left="0cm" fo:margin-right="0cm" fo:text-indent="0cm"/>
      <style:text-properties fo:font-size="12pt"/>
    </style:style>
    <style:style style:name="P17" style:family="paragraph">
      <style:paragraph-properties fo:margin-left="0cm" fo:margin-right="0cm" fo:margin-top="0.308cm" fo:margin-bottom="0cm" fo:line-height="100%" fo:text-indent="0cm"/>
      <style:text-properties fo:font-size="24pt"/>
    </style:style>
    <style:style style:name="P18" style:family="paragraph">
      <style:paragraph-properties text:enable-numbering="false" fo:margin-left="0cm" fo:margin-right="0cm" fo:margin-top="0.308cm" fo:margin-bottom="0cm" fo:line-height="100%" fo:text-indent="0cm" style:writing-mode="lr-tb"/>
      <style:text-properties fo:font-size="24pt"/>
    </style:style>
    <style:style style:name="P19" style:family="paragraph">
      <style:paragraph-properties fo:text-align="center" style:writing-mode="lr-tb"/>
      <style:text-properties fo:font-size="24pt"/>
    </style:style>
    <style:style style:name="P20" style:family="paragraph">
      <style:paragraph-properties fo:margin-left="0cm" fo:margin-right="0cm" fo:margin-top="0.308cm" fo:margin-bottom="0cm" fo:line-height="100%" fo:text-indent="0cm"/>
      <style:text-properties fo:font-size="12pt"/>
    </style:style>
    <style:style style:name="P21" style:family="paragraph">
      <style:paragraph-properties text:enable-numbering="false" fo:margin-left="0cm" fo:margin-right="0cm" fo:margin-top="0.308cm" fo:margin-bottom="0cm" fo:line-height="100%" fo:text-indent="0cm" style:writing-mode="lr-tb"/>
      <style:text-properties fo:font-size="12pt" style:font-size-asian="12pt" style:font-size-complex="12pt"/>
    </style:style>
    <style:style style:name="P22" style:family="paragraph">
      <style:paragraph-properties fo:text-align="center" style:writing-mode="lr-tb"/>
      <style:text-properties fo:font-size="8pt" style:font-size-asian="8pt" style:font-size-complex="8pt"/>
    </style:style>
    <style:style style:name="P23" style:family="paragraph">
      <style:text-properties fo:font-size="12pt"/>
    </style:style>
    <style:style style:name="P24" style:family="paragraph">
      <style:paragraph-properties fo:margin-left="0cm" fo:margin-right="0cm" fo:text-indent="0cm" style:writing-mode="lr-tb"/>
    </style:style>
    <style:style style:name="P25" style:family="paragraph">
      <style:paragraph-properties fo:margin-left="0cm" fo:margin-right="0cm" fo:margin-top="0.308cm" fo:margin-bottom="0cm" fo:line-height="100%" fo:text-indent="0cm" style:writing-mode="lr-tb"/>
      <style:text-properties fo:font-size="24pt"/>
    </style:style>
    <style:style style:name="P26" style:family="paragraph">
      <style:paragraph-properties fo:margin-left="0cm" fo:margin-right="0cm" fo:line-height="100%" fo:text-indent="0cm"/>
      <style:text-properties fo:font-size="24pt"/>
    </style:style>
    <style:style style:name="P27" style:family="paragraph">
      <style:paragraph-properties fo:margin-left="0cm" fo:margin-right="0cm" fo:line-height="100%" fo:text-indent="0cm" style:writing-mode="lr-tb"/>
      <style:text-properties fo:font-size="24pt"/>
    </style:style>
    <style:style style:name="P28" style:family="paragraph">
      <style:paragraph-properties fo:margin-left="0cm" fo:margin-right="0cm" fo:margin-top="0.308cm" fo:margin-bottom="0cm" fo:line-height="100%" fo:text-align="center" fo:text-indent="0cm" style:writing-mode="lr-tb"/>
      <style:text-properties fo:font-size="24pt"/>
    </style:style>
    <style:style style:name="P29" style:family="paragraph">
      <style:paragraph-properties fo:margin-left="0cm" fo:margin-right="0cm" fo:line-height="100%" fo:text-align="center" fo:text-indent="0cm"/>
      <style:text-properties fo:font-size="24pt"/>
    </style:style>
    <style:style style:name="P30" style:family="paragraph">
      <style:paragraph-properties fo:margin-left="0cm" fo:margin-right="0cm" fo:line-height="100%" fo:text-align="center" fo:text-indent="0cm" style:writing-mode="lr-tb"/>
      <style:text-properties fo:font-size="24pt"/>
    </style:style>
    <style:style style:name="P31" style:family="paragraph">
      <style:paragraph-properties fo:margin-left="2.063cm" fo:margin-right="0cm" fo:margin-top="0.176cm" fo:margin-bottom="0cm" fo:line-height="100%" fo:text-align="start" fo:text-indent="-0.793cm" style:text-autospace="ideograph-alpha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32" style:family="paragraph">
      <style:paragraph-properties fo:margin-left="0.952cm" fo:margin-right="0cm" fo:margin-top="0.141cm" fo:margin-bottom="0cm" fo:text-indent="-0.952cm"/>
    </style:style>
    <style:style style:name="P33" style:family="paragraph">
      <style:paragraph-properties fo:margin-left="0.952cm" fo:margin-right="0cm" fo:text-indent="-0.952cm" style:writing-mode="lr-tb"/>
    </style:style>
    <style:style style:name="P34" style:family="paragraph">
      <style:paragraph-properties fo:margin-left="0.952cm" fo:margin-right="0cm" fo:margin-top="0.105cm" fo:margin-bottom="0cm" fo:line-height="100%" fo:text-indent="-0.952cm"/>
      <style:text-properties fo:font-size="14pt" style:font-size-asian="14pt" style:font-size-complex="14pt"/>
    </style:style>
    <style:style style:name="P35" style:family="paragraph">
      <style:paragraph-properties fo:margin-left="0.952cm" fo:margin-right="0cm" fo:margin-top="0.105cm" fo:margin-bottom="0cm" fo:line-height="100%" fo:text-indent="-0.952cm" style:writing-mode="lr-tb"/>
      <style:text-properties fo:font-size="14pt" style:font-size-asian="14pt" style:font-size-complex="14pt"/>
    </style:style>
    <style:style style:name="P36" style:family="paragraph">
      <style:paragraph-properties fo:text-align="center"/>
      <style:text-properties fo:font-size="24pt"/>
    </style:style>
    <style:style style:name="P37" style:family="paragraph">
      <style:paragraph-properties fo:text-align="center"/>
      <style:text-properties fo:font-size="16pt"/>
    </style:style>
    <style:style style:name="P38" style:family="paragraph">
      <style:paragraph-properties fo:text-align="center"/>
      <style:text-properties fo:font-size="16pt" style:font-size-asian="16pt" style:font-size-complex="16pt"/>
    </style:style>
    <style:style style:name="P39" style:family="paragraph">
      <style:paragraph-properties fo:text-align="center"/>
      <style:text-properties fo:color="#ff0000" fo:font-size="16pt" style:font-size-asian="16pt" style:font-size-complex="16pt"/>
    </style:style>
    <style:style style:name="P40" style:family="paragraph">
      <style:text-properties fo:font-size="24pt"/>
    </style:style>
    <style:style style:name="P41" style:family="paragraph">
      <style:paragraph-properties fo:text-align="center"/>
    </style:style>
    <style:style style:name="P42" style:family="paragraph">
      <style:paragraph-properties fo:margin-left="0cm" fo:margin-right="0cm" fo:margin-top="0.308cm" fo:margin-bottom="0cm" fo:line-height="150%" fo:text-align="center" fo:text-indent="0cm"/>
      <style:text-properties fo:font-size="16pt"/>
    </style:style>
    <style:style style:name="P43" style:family="paragraph">
      <style:paragraph-properties fo:margin-left="0cm" fo:margin-right="0cm" fo:margin-top="0.308cm" fo:margin-bottom="0cm" fo:line-height="150%" fo:text-align="center" fo:text-indent="0cm" style:writing-mode="lr-tb"/>
      <style:text-properties fo:font-size="16pt" style:font-size-asian="16pt" style:font-size-complex="16pt"/>
    </style:style>
    <style:style style:name="P44" style:family="paragraph">
      <style:paragraph-properties fo:margin-left="0cm" fo:margin-right="0cm" fo:margin-top="0.308cm" fo:margin-bottom="0cm" fo:line-height="150%" fo:text-align="center" fo:text-indent="0cm"/>
      <style:text-properties fo:font-size="24pt"/>
    </style:style>
    <style:style style:name="P45" style:family="paragraph">
      <style:paragraph-properties fo:margin-left="0cm" fo:margin-right="0cm" fo:margin-top="0.308cm" fo:margin-bottom="0cm" fo:line-height="150%" fo:text-align="center" fo:text-indent="0cm" style:writing-mode="lr-tb"/>
      <style:text-properties fo:font-size="24pt"/>
    </style:style>
    <style:style style:name="P46" style:family="paragraph">
      <style:paragraph-properties fo:margin-left="0cm" fo:margin-right="0cm" fo:margin-top="0.308cm" fo:margin-bottom="0cm" fo:line-height="150%" fo:text-align="center" fo:text-indent="0cm"/>
      <style:text-properties fo:font-size="14pt"/>
    </style:style>
    <style:style style:name="P47" style:family="paragraph">
      <style:paragraph-properties fo:margin-left="0cm" fo:margin-right="0cm" fo:margin-top="0.308cm" fo:margin-bottom="0cm" fo:line-height="150%" fo:text-align="center" fo:text-indent="0cm" style:writing-mode="lr-tb"/>
      <style:text-properties fo:font-size="14pt" style:font-size-asian="14pt" style:font-size-complex="14pt"/>
    </style:style>
    <style:style style:name="P48" style:family="paragraph">
      <style:text-properties fo:font-size="16pt"/>
    </style:style>
    <style:style style:name="P49" style:family="paragraph">
      <style:text-properties fo:font-size="16pt" style:font-size-asian="16pt" style:font-size-complex="16pt"/>
    </style:style>
    <style:style style:name="P50" style:family="paragraph">
      <style:text-properties fo:font-size="24pt" style:font-size-asian="24pt" style:font-size-complex="24pt"/>
    </style:style>
    <style:style style:name="P51" style:family="paragraph">
      <style:paragraph-properties fo:margin-left="0cm" fo:margin-right="0cm" fo:margin-top="0.308cm" fo:margin-bottom="0cm" fo:line-height="150%" fo:text-align="center" fo:text-indent="0cm"/>
      <style:text-properties fo:font-size="12pt"/>
    </style:style>
    <style:style style:name="P52" style:family="paragraph">
      <style:paragraph-properties fo:margin-left="0cm" fo:margin-right="0cm" fo:margin-top="0.308cm" fo:margin-bottom="0cm" fo:line-height="150%" fo:text-align="center" fo:text-indent="0cm" style:writing-mode="lr-tb"/>
      <style:text-properties fo:font-size="12pt" style:font-size-asian="12pt" style:font-size-complex="12pt"/>
    </style:style>
    <style:style style:name="P53" style:family="paragraph">
      <style:text-properties fo:font-size="20pt"/>
    </style:style>
    <style:style style:name="P54" style:family="paragraph">
      <style:text-properties fo:font-size="20pt" style:font-size-asian="20pt" style:font-size-complex="20pt"/>
    </style:style>
    <style:style style:name="P55" style:family="paragraph">
      <style:paragraph-properties fo:margin-left="0cm" fo:margin-right="0cm" fo:margin-top="0.308cm" fo:margin-bottom="0cm" fo:line-height="150%" fo:text-align="center" fo:text-indent="0cm"/>
    </style:style>
    <style:style style:name="P56" style:family="paragraph">
      <style:paragraph-properties fo:margin-left="0cm" fo:margin-right="0cm" fo:text-align="center" fo:text-indent="0cm"/>
    </style:style>
    <style:style style:name="P57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58" style:family="paragraph">
      <style:text-properties fo:font-size="18.5pt"/>
    </style:style>
    <style:style style:name="P59" style:family="paragraph">
      <style:paragraph-properties fo:margin-left="0cm" fo:margin-right="0cm" fo:text-indent="0cm" style:writing-mode="lr-tb"/>
      <style:text-properties fo:font-size="28pt" style:font-size-asian="28pt" style:font-size-complex="28pt"/>
    </style:style>
    <style:style style:name="P60" style:family="paragraph">
      <style:paragraph-properties fo:margin-left="0cm" fo:margin-right="0cm" fo:margin-top="0.176cm" fo:margin-bottom="0cm" fo:line-height="100%" fo:text-indent="0cm"/>
    </style:style>
    <style:style style:name="P61" style:family="paragraph">
      <style:paragraph-properties fo:margin-left="0cm" fo:margin-right="0cm" fo:margin-top="0.176cm" fo:margin-bottom="0cm" fo:line-height="100%" fo:text-align="center" fo:text-indent="0cm"/>
    </style:style>
    <style:style style:name="P62" style:family="paragraph">
      <style:paragraph-properties fo:margin-left="0cm" fo:margin-right="0cm" fo:margin-top="0.123cm" fo:margin-bottom="0cm" fo:text-indent="0cm"/>
    </style:style>
    <style:style style:name="P63" style:family="paragraph">
      <style:paragraph-properties fo:margin-left="0cm" fo:margin-right="0cm" fo:margin-top="0.141cm" fo:margin-bottom="0cm" fo:line-height="100%" fo:text-indent="0cm"/>
      <style:text-properties fo:font-size="24pt"/>
    </style:style>
    <style:style style:name="P64" style:family="paragraph">
      <style:paragraph-properties fo:margin-left="0cm" fo:margin-right="0cm" fo:margin-top="0.123cm" fo:margin-bottom="0cm" fo:line-height="100%" fo:text-indent="0cm"/>
      <style:text-properties fo:font-size="24pt"/>
    </style:style>
    <style:style style:name="P65" style:family="paragraph">
      <style:paragraph-properties fo:margin-left="0cm" fo:margin-right="0cm" fo:margin-top="0.141cm" fo:margin-bottom="0cm" fo:line-height="100%" fo:text-indent="0cm" style:writing-mode="lr-tb"/>
      <style:text-properties fo:font-size="24pt"/>
    </style:style>
    <style:style style:name="P66" style:family="paragraph">
      <style:paragraph-properties fo:margin-left="0.952cm" fo:margin-right="0cm" fo:margin-top="0.141cm" fo:margin-bottom="0cm" fo:line-height="80%" fo:text-indent="-0.952cm"/>
    </style:style>
    <style:style style:name="P67" style:family="paragraph">
      <style:paragraph-properties fo:margin-left="0.952cm" fo:margin-right="0cm" fo:margin-top="0.158cm" fo:margin-bottom="0cm" fo:line-height="80%" fo:text-indent="-0.952cm"/>
    </style:style>
    <style:style style:name="P68" style:family="paragraph">
      <style:paragraph-properties text:enable-numbering="false" fo:margin-left="0cm" fo:margin-right="0cm" fo:margin-top="0.176cm" fo:margin-bottom="0cm" fo:line-height="100%" fo:text-align="center" fo:text-indent="0cm" style:writing-mode="lr-tb"/>
    </style:style>
    <style:style style:name="P69" style:family="paragraph">
      <style:paragraph-properties fo:margin-left="0.952cm" fo:margin-right="0cm" fo:margin-top="0.211cm" fo:margin-bottom="0cm" fo:line-height="90%" fo:text-indent="-0.952cm"/>
    </style:style>
    <style:style style:name="P70" style:family="paragraph">
      <style:paragraph-properties fo:margin-left="0cm" fo:margin-right="0cm" fo:margin-top="0.211cm" fo:margin-bottom="0cm" fo:line-height="90%" fo:text-indent="0cm"/>
    </style:style>
    <style:style style:name="P71" style:family="paragraph">
      <style:paragraph-properties fo:margin-left="0cm" fo:margin-right="0cm" fo:margin-top="0.176cm" fo:margin-bottom="0cm" fo:line-height="90%" fo:text-indent="0cm"/>
    </style:style>
    <style:style style:name="T1" style:family="text">
      <style:text-properties fo:color="#000000"/>
    </style:style>
    <style:style style:name="T2" style:family="text">
      <style:text-properties fo:language="en" fo:country="US"/>
    </style:style>
    <style:style style:name="T3" style:family="text">
      <style:text-properties fo:font-size="16pt" fo:language="en" fo:country="US" style:font-size-asian="16pt" style:font-size-complex="16pt"/>
    </style:style>
    <style:style style:name="T4" style:family="text">
      <style:text-properties fo:color="#000000" style:text-outline="false" style:text-line-through-style="none" style:text-position="0% 100%" fo:font-family="Arial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family="Arial" style:font-pitch="variable" fo:font-size="12pt" style:font-size-asian="12pt" style:font-size-complex="12pt"/>
    </style:style>
    <style:style style:name="T6" style:family="text">
      <style:text-properties fo:font-family="Arial" style:font-pitch="variable" fo:font-size="14pt" style:font-size-asian="14pt" style:font-size-complex="14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family="Arial" style:font-pitch="variable" fo:font-size="14pt" fo:language="en" fo:country="US" style:font-size-asian="14pt" style:font-size-complex="14pt"/>
    </style:style>
    <style:style style:name="T9" style:family="text">
      <style:text-properties fo:color="#cc3300" fo:font-family="Arial" style:font-pitch="variable" fo:font-size="14pt" fo:language="en" fo:country="US" style:font-size-asian="14pt" style:font-size-complex="14pt"/>
    </style:style>
    <style:style style:name="T10" style:family="text">
      <style:text-properties fo:color="#cc3300" fo:font-family="Arial" style:font-pitch="variable" fo:font-size="14pt" style:font-size-asian="14pt" style:font-size-complex="14pt"/>
    </style:style>
    <style:style style:name="T11" style:family="text">
      <style:text-properties fo:color="#ff3300" fo:font-family="Arial" style:font-pitch="variable" fo:font-size="14pt" fo:language="en" fo:country="US" style:font-size-asian="14pt" style:font-size-complex="14pt"/>
    </style:style>
    <style:style style:name="T12" style:family="text">
      <style:text-properties fo:color="#ff3366" fo:font-family="Arial" style:font-pitch="variable" fo:font-size="14pt" style:font-size-asian="14pt" style:font-size-complex="14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000000" style:text-outline="false" style:text-line-through-style="none" style:text-position="0% 100%" fo:font-family="Arial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DejaVu Sans'" style:font-family-generic-asian="system" style:font-pitch-asian="variable" style:font-size-asian="24pt" style:language-asian="zxx" style:country-asian="none" style:font-style-asian="normal" style:font-weight-asian="normal" style:font-family-complex="'DejaVu Sans'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family="Arial" style:font-pitch="variable" fo:font-size="14pt" fo:font-weight="bold" style:font-size-asian="14pt" style:font-weight-asian="bold" style:font-size-complex="14pt" style:font-weight-complex="bold"/>
    </style:style>
    <style:style style:name="T17" style:family="text">
      <style:text-properties style:text-position="30% 58%" fo:font-family="Arial" style:font-pitch="variable"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family="Arial" style:font-pitch="variable"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family="Arial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fo:font-family="Arial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21" style:family="text">
      <style:text-properties fo:color="#0000ff" fo:font-family="Arial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22" style:family="text">
      <style:text-properties fo:color="#000000" style:text-outline="false" style:text-line-through-style="none" style:text-position="0% 100%" fo:font-family="Arial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DejaVu Sans'" style:font-family-generic-asian="system" style:font-pitch-asian="variable" style:font-size-asian="20pt" style:language-asian="zxx" style:country-asian="none" style:font-style-asian="normal" style:font-weight-asian="normal" style:font-family-complex="'DejaVu Sans'" style:font-family-generic-complex="system" style:font-pitch-complex="variable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00ff" fo:font-size="16pt" fo:language="en" fo:country="US" style:font-size-asian="16pt" style:font-size-complex="16pt"/>
    </style:style>
    <style:style style:name="T24" style:family="text">
      <style:text-properties fo:color="#00ff00" fo:font-size="16pt" fo:language="en" fo:country="US" style:font-size-asian="16pt" style:font-size-complex="16pt"/>
    </style:style>
    <style:style style:name="T25" style:family="text">
      <style:text-properties fo:color="#ffcc66" fo:font-size="16pt" fo:language="en" fo:country="US" style:font-size-asian="16pt" style:font-size-complex="16pt"/>
    </style:style>
    <style:style style:name="T26" style:family="text">
      <style:text-properties fo:color="#ffcc00" fo:font-size="16pt" fo:language="en" fo:country="US" style:font-size-asian="16pt" style:font-size-complex="16pt"/>
    </style:style>
    <style:style style:name="T27" style:family="text">
      <style:text-properties fo:color="#cc3300" fo:font-size="16pt" fo:language="en" fo:country="US" style:font-size-asian="16pt" style:font-size-complex="16pt"/>
    </style:style>
    <style:style style:name="T28" style:family="text">
      <style:text-properties fo:color="#cc66ff" fo:font-size="16pt" fo:language="en" fo:country="US" style:font-size-asian="16pt" style:font-size-complex="16pt"/>
    </style:style>
    <style:style style:name="T29" style:family="text">
      <style:text-properties fo:color="#008000" fo:font-size="16pt" fo:language="en" fo:country="US" style:font-size-asian="16pt" style:font-size-complex="16pt"/>
    </style:style>
    <style:style style:name="T30" style:family="text">
      <style:text-properties fo:color="#00ff00" fo:font-family="Arial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31" style:family="text">
      <style:text-properties fo:color="#ffcc00" fo:font-family="Arial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32" style:family="text">
      <style:text-properties fo:color="#cc3300" fo:font-family="Arial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33" style:family="text">
      <style:text-properties fo:color="#ff66ff" fo:font-family="Arial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34" style:family="text">
      <style:text-properties fo:color="#008000" fo:font-family="Arial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35" style:family="text">
      <style:text-properties fo:font-family="Arial" style:font-pitch="variable" fo:font-size="20pt" fo:font-style="italic" style:font-size-asian="20pt" style:font-style-asian="italic" style:font-size-complex="20pt" style:font-style-complex="italic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size="16pt" style:font-size-asian="16pt" style:font-size-complex="16pt"/>
    </style:style>
    <style:style style:name="T38" style:family="text">
      <style:text-properties fo:color="#ff0000" fo:font-size="16pt" style:font-size-asian="16pt" style:font-size-complex="16pt"/>
    </style:style>
    <style:style style:name="T39" style:family="text">
      <style:text-properties fo:font-family="Arial" style:font-pitch="variable" fo:font-size="16pt" fo:font-weight="bold" style:font-size-asian="16pt" style:font-weight-asian="bold" style:font-size-complex="16pt" style:font-weight-complex="bold"/>
    </style:style>
    <style:style style:name="T40" style:family="text">
      <style:text-properties fo:font-family="Arial" style:font-pitch="variable" fo:font-size="12pt" fo:font-weight="bold" style:font-size-asian="12pt" style:font-weight-asian="bold" style:font-size-complex="12pt" style:font-weight-complex="bold"/>
    </style:style>
    <style:style style:name="T41" style:family="text">
      <style:text-properties fo:font-size="20pt" style:font-size-asian="20pt" style:font-size-complex="20pt"/>
    </style:style>
    <style:style style:name="T42" style:family="text">
      <style:text-properties fo:text-shadow="1pt 1pt"/>
    </style:style>
    <style:style style:name="T43" style:family="text">
      <style:text-properties fo:text-shadow="1pt 1pt" style:text-underline-style="solid" style:text-underline-width="auto" style:text-underline-color="font-color"/>
    </style:style>
    <style:style style:name="T44" style:family="text">
      <style:text-properties fo:text-shadow="none"/>
    </style:style>
    <style:style style:name="T45" style:family="text">
      <style:text-properties fo:text-shadow="none" style:text-underline-style="solid" style:text-underline-width="auto" style:text-underline-color="font-color"/>
    </style:style>
    <style:style style:name="T46" style:family="text">
      <style:text-properties fo:color="#000000" style:text-outline="false" style:text-line-through-style="none" style:text-position="0% 100%" fo:font-family="Arial" style:font-pitch="variable" fo:font-size="20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'DejaVu Sans'" style:font-family-generic-asian="system" style:font-pitch-asian="variable" style:font-size-asian="20pt" style:language-asian="zxx" style:country-asian="none" style:font-style-asian="normal" style:font-weight-asian="normal" style:font-family-complex="'DejaVu Sans'" style:font-family-generic-complex="system" style:font-pitch-complex="variable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7" style:family="text">
      <style:text-properties fo:font-style="italic" fo:text-shadow="none" style:font-style-asian="italic" style:font-style-complex="italic"/>
    </style:style>
    <style:style style:name="T48" style:family="text">
      <style:text-properties style:text-position="super 58%"/>
    </style:style>
    <style:style style:name="T49" style:family="text">
      <style:text-properties fo:color="#ff3366"/>
    </style:style>
    <style:style style:name="T50" style:family="text">
      <style:text-properties fo:font-size="18pt" style:font-size-asian="18pt" style:font-size-complex="18pt"/>
    </style:style>
    <style:style style:name="T51" style:family="text">
      <style:text-properties fo:font-size="28pt" style:font-size-asian="28pt" style:font-size-complex="28pt"/>
    </style:style>
    <style:style style:name="T52" style:family="text">
      <style:text-properties fo:color="#000000" fo:font-family="Arial" style:font-pitch="variable" fo:font-size="20pt" style:font-size-asian="20pt" style:font-size-complex="20pt"/>
    </style:style>
    <style:style style:name="T53" style:family="text">
      <style:text-properties fo:color="#000000" fo:font-family="Arial" style:font-pitch="variable" fo:font-size="20pt" fo:language="en" fo:country="US" style:font-size-asian="20pt" style:font-size-complex="20pt"/>
    </style:style>
    <style:style style:name="T54" style:family="text">
      <style:text-properties fo:color="#000000" fo:font-family="Arial" style:font-pitch="variable"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00ff" fo:font-family="Arial" style:font-pitch="variable"/>
    </style:style>
    <style:style style:name="T56" style:family="text">
      <style:text-properties fo:font-family="Arial" style:font-pitch="variable" fo:font-size="16pt" fo:language="en" fo:country="US" style:font-size-asian="16pt" style:font-size-complex="16pt"/>
    </style:style>
    <style:style style:name="T57" style:family="text">
      <style:text-properties fo:color="#0000ff" fo:font-family="Arial" style:font-pitch="variable" fo:font-size="14pt" fo:language="en" fo:country="US" fo:font-style="italic" style:font-size-asian="14pt" style:font-style-asian="italic" style:font-size-complex="14pt" style:font-style-complex="italic"/>
    </style:style>
    <style:style style:name="T58" style:family="text">
      <style:text-properties fo:color="#0000ff" fo:font-family="Arial" style:font-pitch="variable" fo:font-size="14pt" fo:font-style="italic" style:font-size-asian="14pt" style:font-style-asian="italic" style:font-size-complex="14pt" style:font-style-complex="italic"/>
    </style:style>
    <style:style style:name="T59" style:family="text">
      <style:text-properties fo:color="#0000ff" fo:font-size="16pt" fo:language="en" fo:country="US" fo:font-weight="bold" style:font-size-asian="16pt" style:font-weight-asian="bold" style:font-size-complex="16pt" style:font-weight-complex="bold"/>
    </style:style>
    <style:style style:name="T60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61" style:family="text">
      <style:text-properties fo:font-size="18pt" fo:language="en" fo:country="US" style:font-size-asian="18pt" style:font-size-complex="18pt"/>
    </style:style>
    <style:style style:name="T62" style:family="text">
      <style:text-properties fo:color="#0000ff" fo:font-family="Arial" style:font-pitch="variable" fo:font-size="14pt" style:font-size-asian="14pt" style:font-size-complex="14pt"/>
    </style:style>
    <style:style style:name="T63" style:family="text">
      <style:text-properties style:text-position="30% 58%" fo:font-family="Arial" style:font-pitch="variable" fo:font-size="16pt" fo:font-weight="bold" style:font-size-asian="16pt" style:font-weight-asian="bold" style:font-size-complex="16pt" style:font-weight-complex="bold"/>
    </style:style>
    <style:style style:name="T64" style:family="text">
      <style:text-properties fo:font-family="'Arial Unicode MS'" style:font-family-generic="swiss" style:font-pitch="variable" fo:language="en" fo:country="US"/>
    </style:style>
    <style:style style:name="T65" style:family="text">
      <style:text-properties style:text-position="30% 58%" fo:font-family="'Arial Unicode MS'" style:font-family-generic="swiss" style:font-pitch="variable" fo:language="en" fo:country="US"/>
    </style:style>
    <style:style style:name="T66" style:family="text">
      <style:text-properties fo:font-family="'Arial Unicode MS'" style:font-family-generic="swiss" style:font-pitch="variable" fo:font-size="16pt" fo:language="en" fo:country="US" style:font-size-asian="16pt" style:font-size-complex="16pt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'Monotype Sorts'" style:font-pitch="variable" style:font-charset="x-symbol" fo:color="#000000" fo:font-size="75%"/>
      </text:list-level-style-bullet>
      <text:list-level-style-bullet text:level="2" text:bullet-char="»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2.381cm"/>
        <style:text-properties fo:font-family="Arial" style:font-family-generic="swiss" style:font-pitch="variable" fo:color="#000000" fo:font-size="100%"/>
      </text:list-level-style-bullet>
      <text:list-level-style-bullet text:level="4" text:bullet-char="">
        <style:list-level-properties text:space-before="3.333cm"/>
        <style:text-properties fo:font-family="'Monotype Sorts'" style:font-pitch="variable" style:font-charset="x-symbol" fo:color="#000000" fo:font-size="64%"/>
      </text:list-level-style-bullet>
      <text:list-level-style-bullet text:level="5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fo:font-family="'Monotype Sorts'" style:font-pitch="variable" style:font-charset="x-symbol" fo:color="#000000" fo:font-size="75%"/>
      </text:list-level-style-bullet>
      <text:list-level-style-bullet text:level="2" text:bullet-char="»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2.3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">
        <style:list-level-properties text:space-before="3.333cm" text:min-label-width="0.635cm"/>
        <style:text-properties fo:font-family="'Monotype Sorts'" style:font-pitch="variable" style:font-charset="x-symbol" fo:color="#000000" fo:font-size="64%"/>
      </text:list-level-style-bullet>
      <text:list-level-style-bullet text:level="5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">
        <style:list-level-properties text:min-label-width="0.952cm"/>
        <style:text-properties fo:font-family="'Monotype Sorts'" style:font-pitch="variable" style:font-charset="x-symbol" fo:color="#000000" fo:font-size="75%"/>
      </text:list-level-style-bullet>
      <text:list-level-style-bullet text:level="2" text:bullet-char="»">
        <style:list-level-properties text:space-before="1.27cm" text:min-label-width="0.793cm"/>
        <style:text-properties fo:font-family="Arial" style:font-family-generic="swiss" style:font-pitch="variable" fo:color="#630068" fo:font-size="100%"/>
      </text:list-level-style-bullet>
      <text:list-level-style-bullet text:level="3" text:bullet-char="–">
        <style:list-level-properties text:space-before="2.381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4" text:bullet-char="">
        <style:list-level-properties text:space-before="3.333cm" text:min-label-width="0.635cm"/>
        <style:text-properties fo:font-family="'Monotype Sorts'" style:font-pitch="variable" style:font-charset="x-symbol" fo:color="#630068" fo:font-size="64%"/>
      </text:list-level-style-bullet>
      <text:list-level-style-bullet text:level="5" text:bullet-char="»">
        <style:list-level-properties text:space-before="4.286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6" text:bullet-char="»">
        <style:list-level-properties text:space-before="4.286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7" text:bullet-char="»">
        <style:list-level-properties text:space-before="4.286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8" text:bullet-char="»">
        <style:list-level-properties text:space-before="4.286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">
        <style:list-level-properties text:min-label-width="0.952cm"/>
        <style:text-properties fo:font-family="'Monotype Sorts'" style:font-pitch="variable" style:font-charset="x-symbol" fo:color="#000000" fo:font-size="7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»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">
        <style:list-level-properties text:min-label-width="0.952cm"/>
        <style:text-properties fo:font-family="'Monotype Sorts'" style:font-pitch="variable" style:font-charset="x-symbol" fo:color="#630068" fo:font-size="75%"/>
      </text:list-level-style-bullet>
      <text:list-level-style-bullet text:level="2" text:bullet-char="»">
        <style:list-level-properties text:space-before="1.27cm" text:min-label-width="0.793cm"/>
        <style:text-properties fo:font-family="'Arial Unicode MS'" style:font-family-generic="swiss" style:font-pitch="variable" fo:color="#000000" fo:font-size="100%"/>
      </text:list-level-style-bullet>
      <text:list-level-style-bullet text:level="3" text:bullet-char="–">
        <style:list-level-properties text:space-before="2.381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4" text:bullet-char="">
        <style:list-level-properties text:space-before="3.333cm" text:min-label-width="0.635cm"/>
        <style:text-properties fo:font-family="'Monotype Sorts'" style:font-pitch="variable" style:font-charset="x-symbol" fo:color="#630068" fo:font-size="64%"/>
      </text:list-level-style-bullet>
      <text:list-level-style-bullet text:level="5" text:bullet-char="»">
        <style:list-level-properties text:space-before="4.286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6" text:bullet-char="»">
        <style:list-level-properties text:space-before="4.286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7" text:bullet-char="»">
        <style:list-level-properties text:space-before="4.286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8" text:bullet-char="»">
        <style:list-level-properties text:space-before="4.286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NETCONF Data Modeling with YANG 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905cm" svg:y="5.916cm" presentation:class="title" presentation:user-transformed="true">
          <draw:text-box>
            <text:p text:style-name="P1"><text:span text:style-name="T1">Network Configuration with XML</text:span><text:span text:style-name="T1"><text:line-break/></text:span><text:span text:style-name="T1"/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<text:span text:style-name="T2">Yuma Tools Overview</text:span></text:p>
            <text:p text:style-name="P3"><text:span text:style-name="T2"/></text:p>
            <text:p text:style-name="P4"><text:span text:style-name="T3">Andy Bierman</text:span><text:span text:style-name="T3"><text:line-break/></text:span><text:span text:style-name="T3">InterWorking Labs</text:span></text:p>
          </draw:text-box>
        </draw:frame>
        <presentation:notes draw:style-name="dp2">
          <draw:page-thumbnail draw:style-name="gr1" draw:layer="layout" svg:width="12.894cm" svg:height="9.663cm" svg:x="3.254cm" svg:y="1.936cm" draw:page-number="1" presentation:class="page"/>
          <draw:frame presentation:style-name="pr3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19.791cm" svg:height="2.33cm" svg:x="2.751cm" svg:y="1.269cm" presentation:class="title">
          <draw:text-box>
            <text:p text:style-name="P1">What is Yuma Tools?<text:tab/></text:p>
          </draw:text-box>
        </draw:frame>
        <draw:frame presentation:style-name="pr5" draw:text-style-name="P6" draw:layer="layout" svg:width="19.896cm" svg:height="12.574cm" svg:x="2.793cm" svg:y="4.305cm" presentation:class="outline" presentation:user-transformed="true">
          <draw:text-box>
            <text:list text:style-name="L3">
              <text:list-item>
                <text:p text:style-name="P1">Network Configuration Management Toolkit</text:p>
                <text:list>
                  <text:list-item>
                    <text:p text:style-name="P1">Completely Standards-based</text:p>
                    <text:list>
                      <text:list-item>
                        <text:p text:style-name="P1">NETCONF and SSH2 protocols</text:p>
                      </text:list-item>
                      <text:list-item>
                        <text:p text:style-name="P1">YANG data modeling language</text:p>
                      </text:list-item>
                      <text:list-item>
                        <text:p text:style-name="P1">XML encoding and Xpath filtering</text:p>
                      </text:list-item>
                      <text:list-item>
                        <text:p text:style-name="P1">ietf-netconf-state monitoring data model</text:p>
                      </text:list-item>
                      <text:list-item>
                        <text:p text:style-name="P1">ietf-netconf-partial-lock database locking extensions</text:p>
                      </text:list-item>
                    </text:list>
                  </text:list-item>
                </text:list>
              </text:list-item>
            </text:list>
            <text:p text:style-name="P5"><text:span text:style-name="T4"/></text:p>
            <text:list text:continue-numbering="true" text:style-name="L3">
              <text:list-item>
                <text:list>
                  <text:list-item>
                    <text:p text:style-name="P1">Full automation of NETCONF protocol handling</text:p>
                    <text:list>
                      <text:list-item>
                        <text:p text:style-name="P1">All session, operation, database access, error, and XML handling done in the toolkit or in the agent central stack</text:p>
                      </text:list-item>
                      <text:list-item>
                        <text:p text:style-name="P1">Utilization of YANG extensions, deviations, and other automation support featur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894cm" svg:height="9.663cm" svg:x="3.254cm" svg:y="1.936cm" draw:page-number="2" presentation:class="page"/>
          <draw:frame presentation:style-name="pr3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Tool Development" draw:style-name="dp1" draw:master-page-name="Default" presentation:presentation-page-layout-name="AL3T19">
        <office:forms form:automatic-focus="false" form:apply-design-mode="false"/>
        <draw:frame presentation:style-name="pr6" draw:text-style-name="P7" draw:layer="layout" svg:width="19.791cm" svg:height="2.586cm" svg:x="2.751cm" svg:y="1.012cm" presentation:class="title" presentation:user-transformed="true">
          <draw:text-box>
            <text:p text:style-name="P1">NETCONF Development Costs</text:p>
          </draw:text-box>
        </draw:frame>
        <draw:custom-shape draw:style-name="gr2" draw:text-style-name="P9" draw:layer="layout" svg:width="4.497cm" svg:height="1.562cm" svg:x="6.861cm" svg:y="4.492cm">
          <text:p text:style-name="P8"><text:span text:style-name="T5"><text:s text:c="2"/></text:span><text:span text:style-name="T5">Platform</text:span><text:span text:style-name="T5"><text:line-break/></text:span><text:span text:style-name="T5">instrumentation</text:span></text:p>
          <draw:enhanced-geometry svg:viewBox="0 0 21600 21600" draw:type="mso-spt202" draw:enhanced-path="M 0 0 L 21600 0 21600 21600 0 21600 0 0 Z N"/>
        </draw:custom-shape>
        <draw:frame draw:style-name="gr3" draw:text-style-name="P10" draw:layer="layout" svg:width="8.88cm" svg:height="1.187cm" svg:x="13.096cm" svg:y="15.86cm">
          <draw:text-box>
            <text:p text:style-name="P10">With YANG automation</text:p>
          </draw:text-box>
        </draw:frame>
        <draw:custom-shape draw:style-name="gr4" draw:text-style-name="P12" draw:layer="layout" svg:width="4.495cm" svg:height="3.207cm" svg:x="6.863cm" svg:y="6.034cm">
          <text:p text:style-name="P11"><text:span text:style-name="T6"/></text:p>
          <text:p text:style-name="P11"><text:span text:style-name="T5"><text:s/></text:span><text:span text:style-name="T5">Platform and model dependent</text:span></text:p>
          <draw:enhanced-geometry svg:viewBox="0 0 21600 21600" draw:type="mso-spt202" draw:enhanced-path="M 0 0 L 21600 0 21600 21600 0 21600 0 0 Z N"/>
        </draw:custom-shape>
        <draw:custom-shape draw:style-name="gr5" draw:text-style-name="P12" draw:layer="layout" svg:width="4.495cm" svg:height="3.585cm" svg:x="6.868cm" svg:y="9.241cm">
          <text:p text:style-name="P11"><text:span text:style-name="T6"><text:s/></text:span></text:p>
          <text:p text:style-name="P11"><text:span text:style-name="T5"/></text:p>
          <text:p text:style-name="P11"><text:span text:style-name="T5">Model dependent</text:span></text:p>
          <draw:enhanced-geometry svg:viewBox="0 0 21600 21600" draw:type="mso-spt202" draw:enhanced-path="M 0 0 L 21600 0 21600 21600 0 21600 0 0 Z N"/>
        </draw:custom-shape>
        <draw:custom-shape draw:style-name="gr6" draw:text-style-name="P9" draw:layer="layout" svg:width="4.485cm" svg:height="1.371cm" svg:x="6.882cm" svg:y="12.822cm">
          <text:p text:style-name="P8"><text:span text:style-name="T5"><text:s/></text:span><text:span text:style-name="T5">Model independent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4.495cm" svg:height="1.441cm" svg:x="6.87cm" svg:y="14.173cm">
          <text:p text:style-name="P8"><text:span text:style-name="T5">Common</text:span><text:span text:style-name="T5"><text:line-break/></text:span><text:span text:style-name="T5">protocol stack</text:span></text:p>
          <draw:enhanced-geometry svg:viewBox="0 0 21600 21600" draw:type="mso-spt202" draw:enhanced-path="M 0 0 L 21600 0 21600 21600 0 21600 0 0 Z N"/>
        </draw:custom-shape>
        <draw:line draw:style-name="gr8" draw:layer="layout" svg:x1="6.684cm" svg:y1="6.16cm" svg:x2="4.936cm" svg:y2="9.151cm">
          <text:p/>
        </draw:line>
        <draw:line draw:style-name="gr8" draw:text-style-name="P13" draw:layer="layout" svg:x1="6.633cm" svg:y1="14.065cm" svg:x2="4.648cm" svg:y2="10.916cm">
          <text:p/>
        </draw:line>
        <draw:frame draw:style-name="gr3" draw:text-style-name="P15" draw:layer="layout" svg:width="2.61cm" svg:height="1.763cm" svg:x="3.432cm" svg:y="9.173cm">
          <draw:text-box>
            <text:p text:style-name="P14"><text:span text:style-name="T7">NETCONF</text:span><text:span text:style-name="T7"><text:line-break/></text:span><text:span text:style-name="T7">database</text:span><text:span text:style-name="T7"><text:line-break/></text:span><text:span text:style-name="T7">access</text:span></text:p>
          </draw:text-box>
        </draw:frame>
        <draw:frame draw:style-name="gr9" draw:text-style-name="P15" draw:layer="layout" svg:width="2.593cm" svg:height="1.763cm" svg:x="3.846cm" svg:y="14.352cm">
          <draw:text-box draw:corner-radius="1.486cm">
            <text:p text:style-name="P14"><text:span text:style-name="T7">NETCONF</text:span><text:span text:style-name="T7"><text:line-break/></text:span><text:span text:style-name="T7">operations</text:span></text:p>
          </draw:text-box>
        </draw:frame>
        <draw:frame draw:style-name="gr10" draw:text-style-name="P15" draw:layer="layout" svg:width="2.743cm" svg:height="1.352cm" svg:x="3.797cm" svg:y="4.701cm">
          <draw:text-box draw:corner-radius="1.486cm">
            <text:p text:style-name="P14"><text:span text:style-name="T7">Networking feature</text:span></text:p>
          </draw:text-box>
        </draw:frame>
        <draw:custom-shape draw:style-name="gr2" draw:text-style-name="P9" draw:layer="layout" svg:width="4.472cm" svg:height="1.562cm" svg:x="15.226cm" svg:y="9.869cm">
          <text:p text:style-name="P8"><text:span text:style-name="T5"><text:s text:c="2"/></text:span><text:span text:style-name="T5">Platform</text:span><text:span text:style-name="T5"><text:line-break/></text:span><text:span text:style-name="T5">instrumentation</text:span></text:p>
          <draw:enhanced-geometry svg:viewBox="0 0 21600 21600" draw:type="mso-spt202" draw:enhanced-path="M 0 0 L 21600 0 21600 21600 0 21600 0 0 Z N"/>
        </draw:custom-shape>
        <draw:custom-shape draw:style-name="gr11" draw:text-style-name="P12" draw:layer="layout" svg:width="4.486cm" svg:height="1.29cm" svg:x="15.226cm" svg:y="11.383cm">
          <text:p text:style-name="P11"><text:span text:style-name="T6"><text:s/></text:span><text:span text:style-name="T5">Platform and model dependent</text:span></text:p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4.495cm" svg:height="0.816cm" svg:x="15.222cm" svg:y="12.634cm">
          <text:p text:style-name="P11"><text:span text:style-name="T6"><text:s/></text:span><text:span text:style-name="T5">Model dependent</text:span></text:p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4.495cm" svg:height="1.49cm" svg:x="15.219cm" svg:y="14.109cm">
          <text:p text:style-name="P8"><text:span text:style-name="T5">Common</text:span><text:span text:style-name="T5"><text:line-break/></text:span><text:span text:style-name="T5">protocol stack</text:span></text:p>
          <draw:enhanced-geometry svg:viewBox="0 0 21600 21600" draw:type="mso-spt202" draw:enhanced-path="M 0 0 L 21600 0 21600 21600 0 21600 0 0 Z N"/>
        </draw:custom-shape>
        <draw:frame draw:style-name="gr14" draw:text-style-name="P10" draw:layer="layout" svg:width="7.331cm" svg:height="1.187cm" svg:x="4.397cm" svg:y="15.834cm">
          <draw:text-box>
            <text:p text:style-name="P10">Without automation</text:p>
          </draw:text-box>
        </draw:frame>
        <draw:custom-shape draw:style-name="gr15" draw:text-style-name="P9" draw:layer="layout" svg:width="4.497cm" svg:height="0.778cm" svg:x="15.215cm" svg:y="13.408cm">
          <text:p text:style-name="P8"><text:span text:style-name="T5"><text:s/></text:span><text:span text:style-name="T5">Model independent</text:span></text:p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page-thumbnail draw:layer="layout" svg:width="12.885cm" svg:height="9.662cm" svg:x="3.259cm" svg:y="1.936cm" draw:page-number="3"/>
          <draw:frame presentation:style-name="pr7" draw:text-style-name="P16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6" draw:text-style-name="P7" draw:layer="layout" svg:width="19.791cm" svg:height="2.586cm" svg:x="2.751cm" svg:y="1.012cm" presentation:class="title" presentation:user-transformed="true">
          <draw:text-box>
            <text:p text:style-name="P1">Yuma Tools</text:p>
          </draw:text-box>
        </draw:frame>
        <draw:custom-shape draw:style-name="gr16" draw:text-style-name="P18" draw:layer="layout" svg:width="3.536cm" svg:height="1.753cm" svg:x="10.034cm" svg:y="11.34cm">
          <text:p text:style-name="P17"><text:span text:style-name="T8"><text:s text:c="3"/></text:span><text:span text:style-name="T9">yangdump</text:span></text:p>
          <text:p text:style-name="P17"><text:span text:style-name="T8"><text:s/></text:span><text:span text:style-name="T8">Translator</text:span></text:p>
          <draw:enhanced-geometry svg:viewBox="0 0 21600 21600" draw:type="mso-spt202" draw:enhanced-path="M 0 0 L 21600 0 21600 21600 0 21600 0 0 Z N"/>
        </draw:custom-shape>
        <draw:custom-shape draw:style-name="gr17" draw:text-style-name="P18" draw:layer="layout" svg:width="4.162cm" svg:height="1.445cm" svg:x="4.907cm" svg:y="10.119cm">
          <text:p text:style-name="P17"><text:span text:style-name="T6">Data models written in </text:span><text:span text:style-name="T10">YANG</text:span></text:p>
          <draw:enhanced-geometry svg:viewBox="0 0 21600 21600" draw:type="mso-spt202" draw:enhanced-path="M 0 0 L 21600 0 21600 21600 0 21600 0 0 Z N"/>
        </draw:custom-shape>
        <draw:line draw:style-name="gr18" draw:text-style-name="P19" draw:layer="layout" svg:x1="11.739cm" svg:y1="8.67cm" svg:x2="9.26cm" svg:y2="10.665cm">
          <text:p/>
        </draw:line>
        <draw:line draw:style-name="gr19" draw:text-style-name="P19" draw:layer="layout" svg:x1="6.467cm" svg:y1="7.458cm" svg:x2="6.466cm" svg:y2="6.679cm">
          <text:p/>
        </draw:line>
        <draw:custom-shape draw:style-name="gr16" draw:text-style-name="P18" draw:layer="layout" svg:width="3.113cm" svg:height="1.753cm" svg:x="16.575cm" svg:y="6.753cm">
          <text:p text:style-name="P17"><text:span text:style-name="T8"><text:s text:c="3"/></text:span><text:span text:style-name="T9">netconfd</text:span></text:p>
          <text:p text:style-name="P17"><text:span text:style-name="T8"><text:s text:c="4"/></text:span><text:span text:style-name="T8">Server</text:span></text:p>
          <draw:enhanced-geometry svg:viewBox="0 0 21600 21600" draw:type="mso-spt202" draw:enhanced-path="M 0 0 L 21600 0 21600 21600 0 21600 0 0 Z N"/>
        </draw:custom-shape>
        <draw:custom-shape draw:style-name="gr16" draw:text-style-name="P18" draw:layer="layout" svg:width="3.113cm" svg:height="1.753cm" svg:x="10.46cm" svg:y="6.751cm">
          <text:p text:style-name="P17"><text:span text:style-name="T8"><text:s text:c="3"/></text:span><text:span text:style-name="T9">yangcli</text:span></text:p>
          <text:p text:style-name="P17"><text:span text:style-name="T8"><text:s/></text:span><text:span text:style-name="T8">Client</text:span></text:p>
          <draw:enhanced-geometry svg:viewBox="0 0 21600 21600" draw:type="mso-spt202" draw:enhanced-path="M 0 0 L 21600 0 21600 21600 0 21600 0 0 Z N"/>
        </draw:custom-shape>
        <draw:custom-shape draw:style-name="gr20" draw:text-style-name="P18" draw:layer="layout" svg:width="7.837cm" svg:height="1.019cm" svg:x="14.618cm" svg:y="12.59cm">
          <text:p text:style-name="P17"><text:span text:style-name="T6">XSD for NMS development</text:span></text:p>
          <draw:enhanced-geometry svg:viewBox="0 0 21600 21600" draw:type="mso-spt202" draw:enhanced-path="M 0 0 L 21600 0 21600 21600 0 21600 0 0 Z N"/>
        </draw:custom-shape>
        <draw:line draw:style-name="gr21" draw:text-style-name="P19" draw:layer="layout" svg:x1="9.962cm" svg:y1="11.962cm" svg:x2="9.26cm" svg:y2="10.989cm">
          <text:p/>
        </draw:line>
        <draw:custom-shape draw:style-name="gr22" draw:text-style-name="P18" draw:layer="layout" svg:width="7.235cm" svg:height="0.912cm" svg:x="10.579cm" svg:y="14.799cm">
          <text:p text:style-name="P17"><text:span text:style-name="T6">HTML for user documentation</text:span></text:p>
          <draw:enhanced-geometry svg:viewBox="0 0 21600 21600" draw:type="mso-spt202" draw:enhanced-path="M 0 0 L 21600 0 21600 21600 0 21600 0 0 Z N"/>
        </draw:custom-shape>
        <draw:custom-shape draw:style-name="gr23" draw:text-style-name="P21" draw:layer="layout" svg:width="3.694cm" svg:height="0.824cm" svg:x="13.294cm" svg:y="4.833cm">
          <text:p text:style-name="P20"><text:span text:style-name="T5">Text test scripts</text:span></text:p>
          <draw:enhanced-geometry svg:viewBox="0 0 21600 21600" draw:type="mso-spt202" draw:enhanced-path="M 0 0 L 21600 0 21600 21600 0 21600 0 0 Z N"/>
        </draw:custom-shape>
        <draw:line draw:style-name="gr24" draw:text-style-name="P19" draw:layer="layout" svg:x1="12.16cm" svg:y1="6.539cm" svg:x2="13.17cm" svg:y2="5.614cm">
          <text:p/>
        </draw:line>
        <draw:custom-shape draw:style-name="gr25" draw:text-style-name="P18" draw:layer="layout" svg:width="7.212cm" svg:height="0.905cm" svg:x="10.588cm" svg:y="15.696cm">
          <text:p text:style-name="P17"><text:span text:style-name="T6">SQL for object dictionary</text:span></text:p>
          <draw:enhanced-geometry svg:viewBox="0 0 21600 21600" draw:type="mso-spt202" draw:enhanced-path="M 0 0 L 21600 0 21600 21600 0 21600 0 0 Z N"/>
        </draw:custom-shape>
        <draw:line draw:style-name="gr26" draw:text-style-name="P19" draw:layer="layout" svg:x1="8.795cm" svg:y1="15.848cm" svg:x2="10.457cm" svg:y2="16.442cm">
          <text:p/>
        </draw:line>
        <draw:custom-shape draw:style-name="gr17" draw:text-style-name="P18" draw:layer="layout" svg:width="4.163cm" svg:height="1.445cm" svg:x="4.958cm" svg:y="5.223cm">
          <text:p text:style-name="P17"><text:span text:style-name="T6">Data models written in SMIv2</text:span></text:p>
          <draw:enhanced-geometry svg:viewBox="0 0 21600 21600" draw:type="mso-spt202" draw:enhanced-path="M 0 0 L 21600 0 21600 21600 0 21600 0 0 Z N"/>
        </draw:custom-shape>
        <draw:custom-shape draw:style-name="gr27" draw:text-style-name="P18" draw:layer="layout" svg:width="3.114cm" svg:height="1.753cm" svg:x="5.018cm" svg:y="7.527cm">
          <text:p text:style-name="P17"><text:span text:style-name="T11">smidump</text:span></text:p>
          <text:p text:style-name="P17"><text:span text:style-name="T8"><text:s/></text:span><text:span text:style-name="T8">Translator</text:span></text:p>
          <draw:enhanced-geometry svg:viewBox="0 0 21600 21600" draw:type="mso-spt202" draw:enhanced-path="M 0 0 L 21600 0 21600 21600 0 21600 0 0 Z N"/>
        </draw:custom-shape>
        <draw:line draw:style-name="gr28" draw:text-style-name="P22" draw:layer="layout" svg:x1="16.321cm" svg:y1="8.43cm" svg:x2="9.26cm" svg:y2="10.827cm">
          <text:p/>
        </draw:line>
        <draw:line draw:style-name="gr29" draw:text-style-name="P19" draw:layer="layout" svg:x1="14.61cm" svg:y1="10.935cm" svg:x2="13.635cm" svg:y2="11.763cm">
          <text:p/>
        </draw:line>
        <draw:line draw:style-name="gr30" draw:text-style-name="P19" draw:layer="layout" svg:x1="13.767cm" svg:y1="7.713cm" svg:x2="16.483cm" svg:y2="7.728cm">
          <text:p/>
        </draw:line>
        <draw:custom-shape draw:style-name="gr31" draw:text-style-name="P18" draw:layer="layout" svg:width="3.646cm" svg:height="1.445cm" svg:x="18.522cm" svg:y="14.836cm">
          <text:p text:style-name="P17"><text:span text:style-name="T6"><text:s text:c="6"/></text:span><text:span text:style-name="T6">NMS Applications</text:span></text:p>
          <draw:enhanced-geometry svg:viewBox="0 0 21600 21600" draw:type="mso-spt202" draw:enhanced-path="M 0 0 L 21600 0 21600 21600 0 21600 0 0 Z N"/>
        </draw:custom-shape>
        <draw:custom-shape draw:style-name="gr32" draw:text-style-name="P18" draw:layer="layout" svg:width="7.212cm" svg:height="1.02cm" svg:x="14.641cm" svg:y="10.258cm">
          <text:p text:style-name="P17"><text:span text:style-name="T6">C code for agent development</text:span></text:p>
          <draw:enhanced-geometry svg:viewBox="0 0 21600 21600" draw:type="mso-spt202" draw:enhanced-path="M 0 0 L 21600 0 21600 21600 0 21600 0 0 Z N"/>
        </draw:custom-shape>
        <draw:line draw:style-name="gr33" draw:text-style-name="P19" draw:layer="layout" svg:x1="14.416cm" svg:y1="12.741cm" svg:x2="13.579cm" svg:y2="12.478cm">
          <text:p/>
        </draw:line>
        <draw:custom-shape draw:style-name="gr31" draw:text-style-name="P18" draw:layer="layout" svg:width="3.646cm" svg:height="1.445cm" svg:x="5.082cm" svg:y="14.747cm">
          <text:p text:style-name="P17"><text:span text:style-name="T6"><text:s text:c="6"/></text:span><text:span text:style-name="T12">ncorg</text:span><text:span text:style-name="T6"> <text:s text:c="9"/>WEB Tools</text:span></text:p>
          <draw:enhanced-geometry svg:viewBox="0 0 21600 21600" draw:mirror-vertical="false" draw:mirror-horizontal="false" draw:type="mso-spt202" draw:enhanced-path="M 0 0 L 21600 0 21600 21600 0 21600 0 0 Z N"/>
        </draw:custom-shape>
        <draw:line draw:style-name="gr19" draw:text-style-name="P19" draw:layer="layout" svg:x1="6.414cm" svg:y1="10.107cm" svg:x2="6.413cm" svg:y2="9.328cm">
          <text:p/>
        </draw:line>
        <draw:line draw:style-name="gr33" draw:text-style-name="P19" draw:layer="layout" svg:x1="20.032cm" svg:y1="14.718cm" svg:x2="20.023cm" svg:y2="13.835cm">
          <text:p/>
        </draw:line>
        <draw:line draw:style-name="gr29" draw:text-style-name="P19" draw:layer="layout" svg:x1="18.321cm" svg:y1="8.539cm" svg:x2="18.319cm" svg:y2="10.286cm">
          <text:p/>
        </draw:line>
        <draw:custom-shape draw:style-name="gr34" draw:text-style-name="P18" draw:layer="layout" svg:width="7.813cm" svg:height="0.853cm" svg:x="14.633cm" svg:y="11.749cm">
          <text:p text:style-name="P17"><text:span text:style-name="T6">Cooked YANG for platform mgmt</text:span></text:p>
          <draw:enhanced-geometry svg:viewBox="0 0 21600 21600" draw:type="mso-spt202" draw:enhanced-path="M 0 0 L 21600 0 21600 21600 0 21600 0 0 Z N"/>
        </draw:custom-shape>
        <draw:line draw:style-name="gr26" draw:text-style-name="P19" draw:layer="layout" svg:x1="8.782cm" svg:y1="15.322cm" svg:x2="10.472cm" svg:y2="15.317cm">
          <text:p/>
        </draw:line>
        <draw:frame draw:style-name="gr3" draw:text-style-name="P15" draw:layer="layout" svg:width="2.102cm" svg:height="0.755cm" svg:x="14.051cm" svg:y="6.755cm">
          <draw:text-box>
            <text:p text:style-name="P14"><text:span text:style-name="T7">Network</text:span></text:p>
          </draw:text-box>
        </draw:frame>
        <draw:line draw:style-name="gr33" draw:text-style-name="P19" draw:layer="layout" svg:x1="11.768cm" svg:y1="14.673cm" svg:x2="11.757cm" svg:y2="13.099cm">
          <text:p/>
        </draw:line>
        <presentation:notes draw:style-name="dp3">
          <office:forms form:automatic-focus="false" form:apply-design-mode="false"/>
          <draw:page-thumbnail draw:layer="layout" svg:width="12.885cm" svg:height="9.662cm" svg:x="3.259cm" svg:y="1.936cm" draw:page-number="4"/>
          <draw:frame presentation:style-name="pr7" draw:text-style-name="P16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19.791cm" svg:height="2.33cm" svg:x="2.751cm" svg:y="1.269cm" presentation:class="title">
          <draw:text-box>
            <text:p text:style-name="P1">What is NETCONF?<text:tab/></text:p>
          </draw:text-box>
        </draw:frame>
        <draw:frame presentation:style-name="pr5" draw:text-style-name="P6" draw:layer="layout" svg:width="19.896cm" svg:height="12.574cm" svg:x="2.793cm" svg:y="4.305cm" presentation:class="outline" presentation:user-transformed="true">
          <draw:text-box>
            <text:list text:style-name="L3">
              <text:list-item>
                <text:p text:style-name="P1"><text:span text:style-name="T13">Network Configuration Protocol</text:span></text:p>
                <text:list>
                  <text:list-item>
                    <text:p><text:span text:style-name="T14">Complete replacement for screen-scraping CLI</text:span></text:p>
                  </text:list-item>
                  <text:list-item>
                    <text:p><text:span text:style-name="T14">Could be replacement for SNMP</text:span></text:p>
                  </text:list-item>
                  <text:list-item>
                    <text:p><text:span text:style-name="T14">Uses SSH users and sessions like CLI</text:span></text:p>
                  </text:list-item>
                  <text:list-item>
                    <text:p><text:span text:style-name="T14">IETF Proposed Standard (RFC 4741)</text:span></text:p>
                  </text:list-item>
                  <text:list-item>
                    <text:p><text:span text:style-name="T14">XML encoding</text:span></text:p>
                  </text:list-item>
                  <text:list-item>
                    <text:p text:style-name="P1"><text:span text:style-name="T15">Extensible protocol operations and conten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894cm" svg:height="9.663cm" svg:x="3.254cm" svg:y="1.936cm" draw:page-number="5" presentation:class="page"/>
          <draw:frame presentation:style-name="pr3" draw:text-style-name="P23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NETCONF Functional Layers" draw:style-name="dp1" draw:master-page-name="Default" presentation:presentation-page-layout-name="AL2T1">
        <office:forms form:automatic-focus="false" form:apply-design-mode="false"/>
        <draw:frame presentation:style-name="pr8" draw:text-style-name="P24" draw:layer="layout" svg:width="19.791cm" svg:height="1.906cm" svg:x="2.751cm" svg:y="1.48cm" presentation:class="title" presentation:user-transformed="true">
          <draw:text-box>
            <text:p text:style-name="P1">NETCONF Conceptual Layers</text:p>
          </draw:text-box>
        </draw:frame>
        <draw:custom-shape draw:style-name="gr35" draw:text-style-name="P25" draw:layer="layout" svg:width="3.113cm" svg:height="2.542cm" svg:x="3.572cm" svg:y="8.012cm">
          <text:p text:style-name="P17"><text:span text:style-name="T6"/></text:p>
          <text:p text:style-name="P17"><text:span text:style-name="T6"><text:s text:c="4"/></text:span><text:span text:style-name="T6">Client</text:span></text:p>
          <text:p text:style-name="P17"><text:span text:style-name="T6"/></text:p>
          <draw:enhanced-geometry svg:viewBox="0 0 21600 21600" draw:type="mso-spt202" draw:enhanced-path="M 0 0 L 21600 0 21600 21600 0 21600 0 0 Z N"/>
        </draw:custom-shape>
        <draw:custom-shape draw:style-name="gr35" draw:text-style-name="P25" draw:layer="layout" svg:width="3.113cm" svg:height="2.542cm" svg:x="17.502cm" svg:y="7.977cm">
          <text:p text:style-name="P17"><text:span text:style-name="T6"/></text:p>
          <text:p text:style-name="P17"><text:span text:style-name="T6"><text:s text:c="4"/></text:span><text:span text:style-name="T6">Server</text:span></text:p>
          <text:p text:style-name="P17"><text:span text:style-name="T6"/></text:p>
          <draw:enhanced-geometry svg:viewBox="0 0 21600 21600" draw:type="mso-spt202" draw:enhanced-path="M 0 0 L 21600 0 21600 21600 0 21600 0 0 Z N"/>
        </draw:custom-shape>
        <draw:custom-shape draw:style-name="gr36" draw:text-style-name="P25" draw:layer="layout" svg:width="5.08cm" svg:height="5.994cm" svg:x="9.393cm" svg:y="7.924cm">
          <text:p text:style-name="P17"><text:span text:style-name="T6"><text:s text:c="6"/></text:span><text:span text:style-name="T6">Operations</text:span></text:p>
          <text:p text:style-name="P17"><text:span text:style-name="T6"><text:s text:c="6"/></text:span><text:span text:style-name="T6">(Methods)</text:span></text:p>
          <text:p text:style-name="P17"><text:span text:style-name="T6">--------------------------</text:span></text:p>
          <text:p text:style-name="P17"><text:span text:style-name="T6"><text:s text:c="10"/></text:span><text:span text:style-name="T6">RPC</text:span></text:p>
          <text:p text:style-name="P17"><text:span text:style-name="T6">--------------------------</text:span></text:p>
          <text:p text:style-name="P17"><text:span text:style-name="T6"><text:s text:c="7"/></text:span><text:span text:style-name="T6">Transport</text:span></text:p>
          <text:p text:style-name="P17"><text:span text:style-name="T6"/></text:p>
          <draw:enhanced-geometry svg:viewBox="0 0 21600 21600" draw:type="mso-spt202" draw:enhanced-path="M 0 0 L 21600 0 21600 21600 0 21600 0 0 Z N"/>
        </draw:custom-shape>
        <draw:line draw:style-name="gr37" draw:text-style-name="P19" draw:layer="layout" svg:x1="7.153cm" svg:y1="9.313cm" svg:x2="9.485cm" svg:y2="9.335cm">
          <text:p/>
        </draw:line>
        <draw:line draw:style-name="gr38" draw:text-style-name="P19" draw:layer="layout" svg:x1="14.512cm" svg:y1="9.313cm" svg:x2="17.163cm" svg:y2="9.313cm">
          <text:p/>
        </draw:line>
        <draw:custom-shape draw:style-name="gr39" draw:text-style-name="P27" draw:layer="layout" svg:width="5.044cm" svg:height="0.816cm" svg:x="9.492cm" svg:y="4.617cm">
          <text:p text:style-name="P26"><text:span text:style-name="T16">NETCONF Protocol</text:span></text:p>
          <draw:enhanced-geometry svg:viewBox="0 0 21600 21600" draw:type="mso-spt202" draw:enhanced-path="M 0 0 L 21600 0 21600 21600 0 21600 0 0 Z N"/>
        </draw:custom-shape>
        <draw:custom-shape draw:style-name="gr40" draw:text-style-name="P27" draw:layer="layout" svg:width="8.075cm" svg:height="1.926cm" svg:x="13.31cm" svg:y="14.861cm">
          <text:p text:style-name="P26"><text:span text:style-name="T10">YANG is used to define the syntax</text:span><text:span text:style-name="T10"><text:line-break/></text:span><text:span text:style-name="T10">and the semantics of the data</text:span><text:span text:style-name="T10"><text:line-break/></text:span><text:span text:style-name="T10">in this database</text:span></text:p>
          <draw:enhanced-geometry svg:viewBox="0 0 21600 21600" draw:type="mso-spt202" draw:enhanced-path="M 0 0 L 21600 0 21600 21600 0 21600 0 0 Z N"/>
        </draw:custom-shape>
        <draw:custom-shape draw:style-name="gr41" draw:text-style-name="P25" draw:layer="layout" svg:width="4.48cm" svg:height="1.926cm" svg:x="17.048cm" svg:y="11.95cm">
          <text:p text:style-name="P17"><text:span text:style-name="T6"><text:s text:c="4"/></text:span><text:span text:style-name="T6">NETCONF</text:span><text:span text:style-name="T6"><text:line-break/></text:span><text:span text:style-name="T6"> <text:s text:c="2"/>Configuration</text:span><text:span text:style-name="T6"><text:line-break/></text:span><text:span text:style-name="T6"> <text:s text:c="3"/>Database</text:span></text:p>
          <draw:enhanced-geometry svg:viewBox="0 0 21600 21600" draw:type="mso-spt202" draw:enhanced-path="M 0 0 L 21600 0 21600 21600 0 21600 0 0 Z N"/>
        </draw:custom-shape>
        <draw:line draw:style-name="gr42" draw:text-style-name="P19" draw:layer="layout" svg:x1="18.993cm" svg:y1="10.698cm" svg:x2="18.993cm" svg:y2="11.867cm">
          <text:p/>
        </draw:line>
        <draw:line draw:style-name="gr43" draw:text-style-name="P19" draw:layer="layout" svg:x1="15.685cm" svg:y1="14.856cm" svg:x2="16.753cm" svg:y2="13.578cm">
          <text:p/>
        </draw:line>
        <draw:custom-shape draw:style-name="gr44" draw:text-style-name="P27" draw:layer="layout" svg:width="6.496cm" svg:height="1.926cm" svg:x="2.013cm" svg:y="5.151cm">
          <text:p text:style-name="P26"><text:span text:style-name="T10">YANG is used to define the</text:span><text:span text:style-name="T10"><text:line-break/></text:span><text:span text:style-name="T10">syntax and the semantics </text:span><text:span text:style-name="T10"><text:line-break/></text:span><text:span text:style-name="T10">of this layer </text:span></text:p>
          <draw:enhanced-geometry svg:viewBox="0 0 21600 21600" draw:type="mso-spt202" draw:enhanced-path="M 0 0 L 21600 0 21600 21600 0 21600 0 0 Z N"/>
        </draw:custom-shape>
        <draw:line draw:style-name="gr45" draw:text-style-name="P19" draw:layer="layout" svg:x1="5.234cm" svg:y1="6.857cm" svg:x2="9.287cm" svg:y2="6.857cm">
          <text:p/>
        </draw:line>
        <draw:custom-shape draw:style-name="gr46" draw:text-style-name="P25" draw:layer="layout" svg:width="5.08cm" svg:height="1.679cm" svg:x="9.393cm" svg:y="6.112cm">
          <text:p text:style-name="P17"><text:span text:style-name="T8"><text:s text:c="7"/></text:span><text:span text:style-name="T8">Content</text:span></text:p>
          <text:p text:style-name="P17"><text:span text:style-name="T8">(Config data, notif.)</text:span></text:p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page-thumbnail draw:layer="layout" svg:width="12.885cm" svg:height="9.662cm" svg:x="3.259cm" svg:y="1.936cm" draw:page-number="6"/>
          <draw:frame presentation:style-name="pr7" draw:text-style-name="P16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NETCONF Concepts (Top-down)" draw:style-name="dp1" draw:master-page-name="Default" presentation:presentation-page-layout-name="AL2T1">
        <office:forms form:automatic-focus="false" form:apply-design-mode="false"/>
        <draw:frame presentation:style-name="pr8" draw:text-style-name="P24" draw:layer="layout" svg:width="19.791cm" svg:height="1.906cm" svg:x="2.751cm" svg:y="1.48cm" presentation:class="title" presentation:user-transformed="true">
          <draw:text-box>
            <text:p text:style-name="P1">NETCONF Concepts (Top-down)</text:p>
          </draw:text-box>
        </draw:frame>
        <draw:custom-shape draw:style-name="gr47" draw:text-style-name="P28" draw:layer="layout" svg:width="4.586cm" svg:height="0.816cm" svg:x="8.859cm" svg:y="5.896cm">
          <text:p text:style-name="P11"><text:span text:style-name="T16">RPC Methods</text:span></text:p>
          <draw:enhanced-geometry svg:viewBox="0 0 21600 21600" draw:type="mso-spt202" draw:enhanced-path="M 0 0 L 21600 0 21600 21600 0 21600 0 0 Z N"/>
        </draw:custom-shape>
        <draw:custom-shape draw:style-name="gr48" draw:text-style-name="P28" draw:layer="layout" svg:width="5.12cm" svg:height="1.371cm" svg:x="5.234cm" svg:y="8.136cm">
          <text:p text:style-name="P11"><text:span text:style-name="T16">Standard Operations</text:span></text:p>
          <draw:enhanced-geometry svg:viewBox="0 0 21600 21600" draw:type="mso-spt202" draw:enhanced-path="M 0 0 L 21600 0 21600 21600 0 21600 0 0 Z N"/>
        </draw:custom-shape>
        <draw:custom-shape draw:style-name="gr49" draw:text-style-name="P28" draw:layer="layout" svg:width="4.586cm" svg:height="0.816cm" svg:x="8.326cm" svg:y="11.02cm">
          <text:p text:style-name="P11"><text:span text:style-name="T16">RPC Parameters</text:span></text:p>
          <draw:enhanced-geometry svg:viewBox="0 0 21600 21600" draw:type="mso-spt202" draw:enhanced-path="M 0 0 L 21600 0 21600 21600 0 21600 0 0 Z N"/>
        </draw:custom-shape>
        <draw:custom-shape draw:style-name="gr50" draw:text-style-name="P27" draw:layer="layout" svg:width="10.277cm" svg:height="0.816cm" svg:x="6.485cm" svg:y="4.617cm">
          <text:p text:style-name="P26"><text:span text:style-name="T16">Top Level : Remote Procedure Call Model</text:span></text:p>
          <draw:enhanced-geometry svg:viewBox="0 0 21600 21600" draw:type="mso-spt202" draw:enhanced-path="M 0 0 L 21600 0 21600 21600 0 21600 0 0 Z N"/>
        </draw:custom-shape>
        <draw:custom-shape draw:style-name="gr51" draw:text-style-name="P28" draw:layer="layout" svg:width="4.586cm" svg:height="1.371cm" svg:x="11.527cm" svg:y="8.136cm">
          <text:p text:style-name="P11"><text:span text:style-name="T16">Vendor Operations</text:span></text:p>
          <draw:enhanced-geometry svg:viewBox="0 0 21600 21600" draw:type="mso-spt202" draw:enhanced-path="M 0 0 L 21600 0 21600 21600 0 21600 0 0 Z N"/>
        </draw:custom-shape>
        <draw:custom-shape draw:style-name="gr51" draw:text-style-name="P28" draw:layer="layout" svg:width="4.586cm" svg:height="1.371cm" svg:x="8.114cm" svg:y="13.472cm">
          <text:p text:style-name="P11"><text:span text:style-name="T16">Configuration</text:span><text:span text:style-name="T16"><text:line-break/></text:span><text:span text:style-name="T16">Data</text:span></text:p>
          <draw:enhanced-geometry svg:viewBox="0 0 21600 21600" draw:type="mso-spt202" draw:enhanced-path="M 0 0 L 21600 0 21600 21600 0 21600 0 0 Z N"/>
        </draw:custom-shape>
        <draw:custom-shape draw:style-name="gr52" draw:text-style-name="P27" draw:layer="layout" svg:width="6.873cm" svg:height="0.816cm" svg:x="2.245cm" svg:y="9.847cm">
          <text:p text:style-name="P26"><text:span text:style-name="T16">2</text:span><text:span text:style-name="T17">nd</text:span><text:span text:style-name="T16"> Level : RPC Parameters</text:span></text:p>
          <draw:enhanced-geometry svg:viewBox="0 0 21600 21600" draw:type="mso-spt202" draw:enhanced-path="M 0 0 L 21600 0 21600 21600 0 21600 0 0 Z N"/>
        </draw:custom-shape>
        <draw:line draw:style-name="gr53" draw:text-style-name="P19" draw:layer="layout" svg:x1="9.603cm" svg:y1="6.857cm" svg:x2="8.752cm" svg:y2="8.03cm">
          <text:p/>
        </draw:line>
        <draw:line draw:style-name="gr53" draw:text-style-name="P19" draw:layer="layout" svg:x1="11.845cm" svg:y1="6.857cm" svg:x2="13.022cm" svg:y2="8.03cm">
          <text:p/>
        </draw:line>
        <draw:line draw:style-name="gr53" draw:text-style-name="P19" draw:layer="layout" svg:x1="9.287cm" svg:y1="9.737cm" svg:x2="10.032cm" svg:y2="10.914cm">
          <text:p/>
        </draw:line>
        <draw:line draw:style-name="gr53" draw:text-style-name="P19" draw:layer="layout" svg:x1="13.127cm" svg:y1="9.737cm" svg:x2="11.844cm" svg:y2="10.914cm">
          <text:p/>
        </draw:line>
        <draw:custom-shape draw:style-name="gr54" draw:text-style-name="P27" draw:layer="layout" svg:width="6.992cm" svg:height="0.816cm" svg:x="2.345cm" svg:y="12.299cm">
          <text:p text:style-name="P26"><text:span text:style-name="T16">3</text:span><text:span text:style-name="T17">rd</text:span><text:span text:style-name="T16"> Level : Database Access</text:span></text:p>
          <draw:enhanced-geometry svg:viewBox="0 0 21600 21600" draw:type="mso-spt202" draw:enhanced-path="M 0 0 L 21600 0 21600 21600 0 21600 0 0 Z N"/>
        </draw:custom-shape>
        <draw:line draw:style-name="gr53" draw:text-style-name="P19" draw:layer="layout" svg:x1="10.354cm" svg:y1="12.087cm" svg:x2="10.354cm" svg:y2="13.476cm">
          <text:p/>
        </draw:line>
        <draw:custom-shape draw:style-name="gr55" draw:text-style-name="P30" draw:layer="layout" svg:width="2.451cm" svg:height="0.655cm" svg:x="20.488cm" svg:y="7.497cm">
          <text:p text:style-name="P29"><text:span text:style-name="T18">required</text:span></text:p>
          <draw:enhanced-geometry svg:viewBox="0 0 21600 21600" draw:type="mso-spt202" draw:enhanced-path="M 0 0 L 21600 0 21600 21600 0 21600 0 0 Z N"/>
        </draw:custom-shape>
        <draw:custom-shape draw:style-name="gr56" draw:text-style-name="P30" draw:layer="layout" svg:width="2.451cm" svg:height="0.655cm" svg:x="20.488cm" svg:y="8.352cm">
          <text:p text:style-name="P29"><text:span text:style-name="T18">optional</text:span></text:p>
          <draw:enhanced-geometry svg:viewBox="0 0 21600 21600" draw:type="mso-spt202" draw:enhanced-path="M 0 0 L 21600 0 21600 21600 0 21600 0 0 Z N"/>
        </draw:custom-shape>
        <draw:custom-shape draw:style-name="gr57" draw:text-style-name="P27" draw:layer="layout" svg:width="1.281cm" svg:height="0.735cm" svg:x="20.806cm" svg:y="6.601cm">
          <text:p text:style-name="P26"><text:span text:style-name="T19">Key</text:span></text:p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page-thumbnail draw:layer="layout" svg:width="12.885cm" svg:height="9.662cm" svg:x="3.259cm" svg:y="1.936cm" draw:page-number="7"/>
          <draw:frame presentation:style-name="pr7" draw:text-style-name="P16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NETCONF Concepts (Bottom-up)" draw:style-name="dp1" draw:master-page-name="Default" presentation:presentation-page-layout-name="AL2T1">
        <office:forms form:automatic-focus="false" form:apply-design-mode="false"/>
        <draw:frame presentation:style-name="pr8" draw:text-style-name="P24" draw:layer="layout" svg:width="19.791cm" svg:height="1.906cm" svg:x="2.751cm" svg:y="1.48cm" presentation:class="title" presentation:user-transformed="true">
          <draw:text-box>
            <text:p text:style-name="P1">NETCONF Concepts (Bottom-up)</text:p>
          </draw:text-box>
        </draw:frame>
        <draw:line draw:style-name="gr53" draw:text-style-name="P19" draw:layer="layout" svg:x1="7.58cm" svg:y1="7.073cm" svg:x2="7.58cm" svg:y2="8.453cm">
          <text:p/>
        </draw:line>
        <draw:custom-shape draw:style-name="gr47" draw:text-style-name="P28" draw:layer="layout" svg:width="4.586cm" svg:height="0.816cm" svg:x="5.124cm" svg:y="6.112cm">
          <text:p text:style-name="P11"><text:span text:style-name="T16">Types</text:span></text:p>
          <draw:enhanced-geometry svg:viewBox="0 0 21600 21600" draw:type="mso-spt202" draw:enhanced-path="M 0 0 L 21600 0 21600 21600 0 21600 0 0 Z N"/>
        </draw:custom-shape>
        <draw:custom-shape draw:style-name="gr47" draw:text-style-name="P28" draw:layer="layout" svg:width="4.586cm" svg:height="0.816cm" svg:x="5.124cm" svg:y="8.564cm">
          <text:p text:style-name="P11"><text:span text:style-name="T16">Leafs</text:span></text:p>
          <draw:enhanced-geometry svg:viewBox="0 0 21600 21600" draw:type="mso-spt202" draw:enhanced-path="M 0 0 L 21600 0 21600 21600 0 21600 0 0 Z N"/>
        </draw:custom-shape>
        <draw:custom-shape draw:style-name="gr48" draw:text-style-name="P28" draw:layer="layout" svg:width="4.586cm" svg:height="1.371cm" svg:x="3.634cm" svg:y="10.698cm">
          <text:p text:style-name="P11"><text:span text:style-name="T16">Complex Constructs</text:span></text:p>
          <draw:enhanced-geometry svg:viewBox="0 0 21600 21600" draw:type="mso-spt202" draw:enhanced-path="M 0 0 L 21600 0 21600 21600 0 21600 0 0 Z N"/>
        </draw:custom-shape>
        <draw:custom-shape draw:style-name="gr47" draw:text-style-name="P28" draw:layer="layout" svg:width="4.586cm" svg:height="0.816cm" svg:x="6.831cm" svg:y="13.794cm">
          <text:p text:style-name="P11"><text:span text:style-name="T16">Notifications</text:span></text:p>
          <draw:enhanced-geometry svg:viewBox="0 0 21600 21600" draw:type="mso-spt202" draw:enhanced-path="M 0 0 L 21600 0 21600 21600 0 21600 0 0 Z N"/>
        </draw:custom-shape>
        <draw:line draw:style-name="gr53" draw:text-style-name="P19" draw:layer="layout" svg:x1="8.965cm" svg:y1="9.525cm" svg:x2="8.965cm" svg:y2="13.688cm">
          <text:p/>
        </draw:line>
        <draw:custom-shape draw:style-name="gr58" draw:text-style-name="P27" draw:layer="layout" svg:width="11.979cm" svg:height="1.926cm" svg:x="10.854cm" svg:y="7.818cm">
          <text:p text:style-name="P26"><text:span text:style-name="T16">Leafs represent the smallest unit of conceptual</text:span><text:span text:style-name="T16"><text:line-break/></text:span><text:span text:style-name="T16">data that the NETCONF protocol can manipulate.</text:span><text:span text:style-name="T16"><text:line-break/></text:span><text:span text:style-name="T16">This corresponds to an XML simple type.</text:span></text:p>
          <draw:enhanced-geometry svg:viewBox="0 0 21600 21600" draw:type="mso-spt202" draw:enhanced-path="M 0 0 L 21600 0 21600 21600 0 21600 0 0 Z N"/>
        </draw:custom-shape>
        <draw:custom-shape draw:style-name="gr59" draw:text-style-name="P27" draw:layer="layout" svg:width="10.01cm" svg:height="1.371cm" svg:x="11.066cm" svg:y="5.79cm">
          <text:p text:style-name="P26"><text:span text:style-name="T20">Types are abstractions (like TCs in SMI),</text:span><text:span text:style-name="T20"><text:line-break/></text:span><text:span text:style-name="T20">which represent templates for leafs.</text:span></text:p>
          <draw:enhanced-geometry svg:viewBox="0 0 21600 21600" draw:type="mso-spt202" draw:enhanced-path="M 0 0 L 21600 0 21600 21600 0 21600 0 0 Z N"/>
        </draw:custom-shape>
        <draw:custom-shape draw:style-name="gr47" draw:text-style-name="P28" draw:layer="layout" svg:width="4.586cm" svg:height="0.816cm" svg:x="2.99cm" svg:y="15.5cm">
          <text:p text:style-name="P11"><text:span text:style-name="T20">RPCs</text:span></text:p>
          <draw:enhanced-geometry svg:viewBox="0 0 21600 21600" draw:type="mso-spt202" draw:enhanced-path="M 0 0 L 21600 0 21600 21600 0 21600 0 0 Z N"/>
        </draw:custom-shape>
        <draw:line draw:style-name="gr53" draw:text-style-name="P19" draw:layer="layout" svg:x1="5.234cm" svg:y1="12.299cm" svg:x2="5.234cm" svg:y2="15.394cm">
          <text:p/>
        </draw:line>
        <draw:line draw:style-name="gr53" draw:text-style-name="P19" draw:layer="layout" svg:x1="5.874cm" svg:y1="9.525cm" svg:x2="5.874cm" svg:y2="10.597cm">
          <text:p/>
        </draw:line>
        <draw:custom-shape draw:style-name="gr60" draw:text-style-name="P27" draw:layer="layout" svg:width="11.797cm" svg:height="1.371cm" svg:x="11.057cm" svg:y="10.592cm">
          <text:p text:style-name="P26"><text:span text:style-name="T16">Leaf-lists, containers, lists, and choices provide</text:span><text:span text:style-name="T16"><text:line-break/></text:span><text:span text:style-name="T16">important data manipulation capabilities <text:s/></text:span></text:p>
          <draw:enhanced-geometry svg:viewBox="0 0 21600 21600" draw:type="mso-spt202" draw:enhanced-path="M 0 0 L 21600 0 21600 21600 0 21600 0 0 Z N"/>
        </draw:custom-shape>
        <draw:custom-shape draw:style-name="gr61" draw:text-style-name="P27" draw:layer="layout" svg:width="10.298cm" svg:height="0.816cm" svg:x="12.028cm" svg:y="13.472cm">
          <text:p text:style-name="P26"><text:span text:style-name="T16">Notifications can contain data of any type</text:span></text:p>
          <draw:enhanced-geometry svg:viewBox="0 0 21600 21600" draw:type="mso-spt202" draw:enhanced-path="M 0 0 L 21600 0 21600 21600 0 21600 0 0 Z N"/>
        </draw:custom-shape>
        <draw:custom-shape draw:style-name="gr62" draw:text-style-name="P27" draw:layer="layout" svg:width="11.682cm" svg:height="1.371cm" svg:x="10.641cm" svg:y="15.394cm">
          <text:p text:style-name="P26"><text:span text:style-name="T16">Remote procedure calls are used for all</text:span><text:span text:style-name="T16"><text:line-break/></text:span><text:span text:style-name="T16">direct manager access to NETCONF databases </text:span></text:p>
          <draw:enhanced-geometry svg:viewBox="0 0 21600 21600" draw:type="mso-spt202" draw:enhanced-path="M 0 0 L 21600 0 21600 21600 0 21600 0 0 Z N"/>
        </draw:custom-shape>
        <draw:line draw:style-name="gr53" draw:text-style-name="P19" draw:layer="layout" svg:x1="7.364cm" svg:y1="12.299cm" svg:x2="7.364cm" svg:y2="13.688cm">
          <text:p/>
        </draw:line>
        <presentation:notes draw:style-name="dp3">
          <office:forms form:automatic-focus="false" form:apply-design-mode="false"/>
          <draw:page-thumbnail draw:layer="layout" svg:width="12.885cm" svg:height="9.662cm" svg:x="3.259cm" svg:y="1.936cm" draw:page-number="8"/>
          <draw:frame presentation:style-name="pr7" draw:text-style-name="P16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24" draw:layer="layout" svg:width="19.791cm" svg:height="1.906cm" svg:x="2.751cm" svg:y="1.48cm" presentation:class="title" presentation:user-transformed="true">
          <draw:text-box>
            <text:p text:style-name="P1">NETCONF XML Content Model</text:p>
          </draw:text-box>
        </draw:frame>
        <draw:custom-shape draw:style-name="gr47" draw:text-style-name="P28" draw:layer="layout" svg:width="6.081cm" svg:height="0.816cm" svg:x="8.22cm" svg:y="5.79cm">
          <text:p text:style-name="P11"><text:span text:style-name="T16">data type: container</text:span></text:p>
          <draw:enhanced-geometry svg:viewBox="0 0 21600 21600" draw:type="mso-spt202" draw:enhanced-path="M 0 0 L 21600 0 21600 21600 0 21600 0 0 Z N"/>
        </draw:custom-shape>
        <draw:custom-shape draw:style-name="gr49" draw:text-style-name="P28" draw:layer="layout" svg:width="3.307cm" svg:height="0.816cm" svg:x="3.096cm" svg:y="10.164cm">
          <text:p text:style-name="P11"><text:span text:style-name="T16">interfaces</text:span></text:p>
          <draw:enhanced-geometry svg:viewBox="0 0 21600 21600" draw:type="mso-spt202" draw:enhanced-path="M 0 0 L 21600 0 21600 21600 0 21600 0 0 Z N"/>
        </draw:custom-shape>
        <draw:custom-shape draw:style-name="gr63" draw:text-style-name="P27" draw:layer="layout" svg:width="15.577cm" svg:height="0.816cm" svg:x="4.975cm" svg:y="4.723cm">
          <text:p text:style-name="P26"><text:span text:style-name="T20">Top Level : conceptual &lt;config&gt; element, NETCONF namespace</text:span></text:p>
          <draw:enhanced-geometry svg:viewBox="0 0 21600 21600" draw:type="mso-spt202" draw:enhanced-path="M 0 0 L 21600 0 21600 21600 0 21600 0 0 Z N"/>
        </draw:custom-shape>
        <draw:custom-shape draw:style-name="gr64" draw:text-style-name="P28" draw:layer="layout" svg:width="2.774cm" svg:height="0.816cm" svg:x="12.166cm" svg:y="10.164cm">
          <text:p text:style-name="P11"><text:span text:style-name="T16">routing</text:span></text:p>
          <draw:enhanced-geometry svg:viewBox="0 0 21600 21600" draw:type="mso-spt202" draw:enhanced-path="M 0 0 L 21600 0 21600 21600 0 21600 0 0 Z N"/>
        </draw:custom-shape>
        <draw:custom-shape draw:style-name="gr65" draw:text-style-name="P27" draw:layer="layout" svg:width="9.172cm" svg:height="1.926cm" svg:x="14.089cm" svg:y="7.876cm">
          <text:p text:style-name="P26"><text:span text:style-name="T16">2</text:span><text:span text:style-name="T17">nd</text:span><text:span text:style-name="T16"> Level : </text:span><text:span text:style-name="T16"><text:line-break/></text:span><text:span text:style-name="T16">Top level objects, each in its own NS</text:span></text:p>
          <draw:enhanced-geometry svg:viewBox="0 0 21600 21600" draw:type="mso-spt202" draw:enhanced-path="M 0 0 L 21600 0 21600 21600 0 21600 0 0 Z N"/>
        </draw:custom-shape>
        <draw:line draw:style-name="gr66" draw:text-style-name="P19" draw:layer="layout" svg:x1="9.181cm" svg:y1="6.751cm" svg:x2="4.591cm" svg:y2="10.059cm">
          <text:p/>
        </draw:line>
        <draw:line draw:style-name="gr66" draw:text-style-name="P19" draw:layer="layout" svg:x1="10.887cm" svg:y1="6.751cm" svg:x2="9.498cm" svg:y2="10.059cm">
          <text:p/>
        </draw:line>
        <draw:custom-shape draw:style-name="gr67" draw:text-style-name="P27" draw:layer="layout" svg:width="7.512cm" svg:height="0.816cm" svg:x="5.754cm" svg:y="12.938cm">
          <text:p text:style-name="P26"><text:span text:style-name="T16">3</text:span><text:span text:style-name="T17">rd</text:span><text:span text:style-name="T16"> Level : Child nodes (if any)</text:span></text:p>
          <draw:enhanced-geometry svg:viewBox="0 0 21600 21600" draw:type="mso-spt202" draw:enhanced-path="M 0 0 L 21600 0 21600 21600 0 21600 0 0 Z N"/>
        </draw:custom-shape>
        <draw:custom-shape draw:style-name="gr68" draw:text-style-name="P27" draw:layer="layout" svg:width="14.523cm" svg:height="1.926cm" svg:x="3.906cm" svg:y="14.327cm">
          <text:list text:style-name="L5">
            <text:list-item>
              <text:p text:style-name="P26"><text:span text:style-name="T21"><text:s/></text:span><text:span text:style-name="T21">Data models will be developed and maintained in modules</text:span></text:p>
            </text:list-item>
            <text:list-item>
              <text:p text:style-name="P26"><text:span text:style-name="T21"><text:s/></text:span><text:span text:style-name="T21">Each module defines its own namespace for all</text:span><text:span text:style-name="T21"><text:line-break/></text:span><text:span text:style-name="T21"> <text:s/>typedefs, data objects, RPCs, and notifica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28" draw:layer="layout" svg:width="3.519cm" svg:height="0.816cm" svg:x="7.364cm" svg:y="10.164cm">
          <text:p text:style-name="P11"><text:span text:style-name="T20">netconf</text:span></text:p>
          <draw:enhanced-geometry svg:viewBox="0 0 21600 21600" draw:type="mso-spt202" draw:enhanced-path="M 0 0 L 21600 0 21600 21600 0 21600 0 0 Z N"/>
        </draw:custom-shape>
        <draw:line draw:style-name="gr66" draw:text-style-name="P19" draw:layer="layout" svg:x1="12.272cm" svg:y1="6.751cm" svg:x2="13.661cm" svg:y2="10.059cm">
          <text:p/>
        </draw:line>
        <draw:line draw:style-name="gr66" draw:text-style-name="P19" draw:layer="layout" svg:x1="9.181cm" svg:y1="11.126cm" svg:x2="9.181cm" svg:y2="12.51cm">
          <text:p/>
        </draw:line>
        <draw:line draw:style-name="gr66" draw:text-style-name="P19" draw:layer="layout" svg:x1="13.661cm" svg:y1="11.232cm" svg:x2="13.661cm" svg:y2="12.405cm">
          <text:p/>
        </draw:line>
        <draw:line draw:style-name="gr66" draw:text-style-name="P19" draw:layer="layout" svg:x1="4.701cm" svg:y1="11.126cm" svg:x2="4.701cm" svg:y2="12.51cm">
          <text:p/>
        </draw:line>
        <presentation:notes draw:style-name="dp3">
          <office:forms form:automatic-focus="false" form:apply-design-mode="false"/>
          <draw:page-thumbnail draw:layer="layout" svg:width="12.885cm" svg:height="9.662cm" svg:x="3.259cm" svg:y="1.936cm" draw:page-number="9"/>
          <draw:frame presentation:style-name="pr7" draw:text-style-name="P16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19.791cm" svg:height="2.33cm" svg:x="2.751cm" svg:y="1.269cm" presentation:class="title">
          <draw:text-box>
            <text:p text:style-name="P1">What is YANG?<text:tab/></text:p>
          </draw:text-box>
        </draw:frame>
        <draw:frame presentation:style-name="pr5" draw:text-style-name="P6" draw:layer="layout" svg:width="19.896cm" svg:height="12.574cm" svg:x="2.67cm" svg:y="4.47cm" presentation:class="outline" presentation:user-transformed="true">
          <draw:text-box>
            <text:list text:style-name="L3">
              <text:list-item>
                <text:p text:style-name="P1">YANG Data Modeling Language for the NETCONF Protocol</text:p>
              </text:list-item>
            </text:list>
            <text:p text:style-name="P31"><text:span text:style-name="T22"/></text:p>
            <text:list text:continue-numbering="true" text:style-name="L3">
              <text:list-item>
                <text:list>
                  <text:list-item>
                    <text:p text:style-name="P1">YANG is being standardized in the IETF as the MIB language for NETCONF</text:p>
                  </text:list-item>
                </text:list>
              </text:list-item>
            </text:list>
            <text:p text:style-name="P31"><text:span text:style-name="T22"/></text:p>
            <text:list text:continue-numbering="true" text:style-name="L3">
              <text:list-item>
                <text:list>
                  <text:list-item>
                    <text:p text:style-name="P1">Arbitrarily complex data structures are supported, making it possible for data model designers to design the MIB first, not last, saving lots of time</text:p>
                  </text:list-item>
                </text:list>
              </text:list-item>
            </text:list>
            <text:p text:style-name="P31"><text:span text:style-name="T22"/></text:p>
            <text:list text:continue-numbering="true" text:style-name="L3">
              <text:list-item>
                <text:list>
                  <text:list-item>
                    <text:p text:style-name="P1">YANG is designed from the ground up to support tool auto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10" presentation:class="page"/>
          <draw:frame presentation:style-name="pr3" draw:text-style-name="P16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Interface Table Example" draw:style-name="dp1" draw:master-page-name="Default" presentation:presentation-page-layout-name="AL2T1">
        <office:forms form:automatic-focus="false" form:apply-design-mode="false"/>
        <draw:frame presentation:style-name="pr9" draw:text-style-name="P24" draw:layer="layout" svg:width="19.791cm" svg:height="2.329cm" svg:x="2.751cm" svg:y="1.269cm" presentation:class="title" presentation:user-transformed="true">
          <draw:text-box>
            <text:p text:style-name="P1">Interface Table Example</text:p>
          </draw:text-box>
        </draw:frame>
        <draw:frame presentation:style-name="pr10" draw:text-style-name="P33" draw:layer="layout" svg:width="9.917cm" svg:height="13.125cm" svg:x="13.872cm" svg:y="4.083cm" presentation:class="outline" presentation:user-transformed="true">
          <draw:text-box>
            <text:p text:style-name="P32"><text:span text:style-name="T3">rpc method:</text:span><text:span text:style-name="T23"> edit-config</text:span></text:p>
            <text:p text:style-name="P32"><text:span text:style-name="T24"/></text:p>
            <text:p text:style-name="P32"><text:span text:style-name="T3">input parameters from edit-config rpc</text:span></text:p>
            <text:p text:style-name="P32"><text:span text:style-name="T3"/></text:p>
            <text:p text:style-name="P32"><text:span text:style-name="T3">container </text:span><text:span text:style-name="T25">interfaces</text:span><text:span text:style-name="T3"> {</text:span></text:p>
            <text:p text:style-name="P32"><text:span text:style-name="T3"><text:s text:c="3"/></text:span><text:span text:style-name="T3">list</text:span><text:span text:style-name="T26"> </text:span><text:span text:style-name="T27">interface</text:span><text:span text:style-name="T26"> </text:span><text:span text:style-name="T3">{</text:span></text:p>
            <text:p text:style-name="P32"><text:span text:style-name="T26"><text:s text:c="7"/></text:span><text:span text:style-name="T3">key</text:span><text:span text:style-name="T26"> </text:span><text:span text:style-name="T3"><text:s/></text:span><text:span text:style-name="T28">name</text:span><text:span text:style-name="T3">;</text:span><text:span text:style-name="T3"><text:line-break/></text:span><text:span text:style-name="T3"> leaf </text:span><text:span text:style-name="T28">name</text:span><text:span text:style-name="T3"> { type string; }</text:span></text:p>
            <text:p text:style-name="P32"><text:span text:style-name="T26"><text:s text:c="7"/></text:span><text:span text:style-name="T3">leaf </text:span><text:span text:style-name="T29">mtu</text:span><text:span text:style-name="T3"> { type uint32;</text:span><text:span text:style-name="T26"> </text:span><text:span text:style-name="T3">}</text:span></text:p>
            <text:p text:style-name="P32"><text:span text:style-name="T26"><text:s text:c="3"/></text:span><text:span text:style-name="T3">}</text:span></text:p>
            <text:p text:style-name="P32"><text:span text:style-name="T3">}</text:span></text:p>
          </draw:text-box>
        </draw:frame>
        <draw:custom-shape draw:style-name="gr70" draw:text-style-name="P35" draw:layer="layout" svg:width="12.907cm" svg:height="12.058cm" svg:x="2.245cm" svg:y="4.189cm">
          <text:p text:style-name="P34"><text:span text:style-name="T20">&lt;rpc message-id=“101”&gt;</text:span></text:p>
          <text:p text:style-name="P34"><text:span text:style-name="T21"><text:s text:c="3"/></text:span><text:span text:style-name="T21">&lt;edit-config&gt;</text:span></text:p>
          <text:p text:style-name="P34"><text:span text:style-name="T21"><text:s text:c="6"/></text:span><text:span text:style-name="T30">&lt;target&gt;&lt;running/&gt;&lt;/target&gt;</text:span></text:p>
          <text:p text:style-name="P34"><text:span text:style-name="T30"><text:s text:c="6"/></text:span><text:span text:style-name="T30">&lt;default-operation&gt;none&lt;/default-operation&gt;</text:span><text:span text:style-name="T30"><text:line-break/></text:span><text:span text:style-name="T30">&lt;config&gt;</text:span><text:span text:style-name="T30"><text:line-break/></text:span><text:span text:style-name="T21"> <text:s text:c="2"/></text:span><text:span text:style-name="T31">&lt;interfaces&gt;</text:span></text:p>
          <text:p text:style-name="P34"><text:span text:style-name="T31"><text:s text:c="15"/></text:span><text:span text:style-name="T32">&lt;interface&gt;</text:span></text:p>
          <text:p text:style-name="P34"><text:span text:style-name="T31"><text:s text:c="19"/></text:span><text:span text:style-name="T33">&lt;name&gt;eth0&lt;/name&gt;</text:span></text:p>
          <text:p text:style-name="P34"><text:span text:style-name="T32"><text:s text:c="19"/></text:span><text:span text:style-name="T32">&lt;</text:span><text:span text:style-name="T34">mtu</text:span><text:span text:style-name="T32"> </text:span><text:span text:style-name="T20">operation=“replace”</text:span><text:span text:style-name="T32">&gt;1500&lt;/mtu&gt;</text:span></text:p>
          <text:p text:style-name="P34"><text:span text:style-name="T31"><text:s text:c="14"/></text:span><text:span text:style-name="T32">&lt;/interface&gt;</text:span></text:p>
          <text:p text:style-name="P34"><text:span text:style-name="T31"><text:s text:c="12"/></text:span><text:span text:style-name="T31">&lt;/interfaces&gt;</text:span></text:p>
          <text:p text:style-name="P34"><text:span text:style-name="T21"><text:s text:c="6"/></text:span><text:span text:style-name="T30">&lt;/config&gt;</text:span></text:p>
          <text:p text:style-name="P34"><text:span text:style-name="T21"><text:s text:c="3"/></text:span><text:span text:style-name="T21">&lt;/edit-config&gt;</text:span></text:p>
          <text:p text:style-name="P34"><text:span text:style-name="T20">&lt;/rpc&gt;</text:span></text:p>
          <draw:enhanced-geometry svg:viewBox="0 0 21600 21600" draw:type="rectangle" draw:enhanced-path="M 0 0 L 21600 0 21600 21600 0 21600 0 0 Z N"/>
        </draw:custom-shape>
        <draw:line draw:style-name="gr71" draw:text-style-name="P19" draw:layer="layout" svg:x1="5.764cm" svg:y1="5.151cm" svg:x2="13.661cm" svg:y2="4.723cm">
          <text:p/>
        </draw:line>
        <draw:line draw:style-name="gr72" draw:text-style-name="P19" draw:layer="layout" svg:x1="12.7cm" svg:y1="6.324cm" svg:x2="13.661cm" svg:y2="6.324cm">
          <text:p/>
        </draw:line>
        <draw:custom-shape draw:style-name="gr73" draw:text-style-name="P2" draw:layer="layout" svg:width="0.511cm" svg:height="0.846cm" svg:x="4.551cm" svg:y="16.387cm">
          <text:p/>
          <draw:enhanced-geometry svg:viewBox="0 0 21600 21600" draw:type="mso-spt202" draw:enhanced-path="M 0 0 L 21600 0 21600 21600 0 21600 0 0 Z N"/>
        </draw:custom-shape>
        <draw:line draw:style-name="gr74" draw:text-style-name="P19" draw:layer="layout" svg:x1="6.619cm" svg:y1="7.391cm" svg:x2="13.661cm" svg:y2="7.818cm">
          <text:p/>
        </draw:line>
        <draw:custom-shape draw:style-name="gr75" draw:text-style-name="P27" draw:layer="layout" svg:width="10.315cm" svg:height="1.048cm" svg:x="6.932cm" svg:y="15.5cm">
          <text:p text:style-name="P26"><text:span text:style-name="T35">Set the MTU for Interface ‘eth0’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894cm" svg:height="9.663cm" svg:x="3.254cm" svg:y="1.936cm" draw:page-number="11" presentation:class="page"/>
          <draw:frame presentation:style-name="pr3" draw:text-style-name="P16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4" draw:text-style-name="P1" draw:layer="layout" svg:width="19.791cm" svg:height="2.33cm" svg:x="2.751cm" svg:y="1.269cm" presentation:class="title">
          <draw:text-box>
            <text:p text:style-name="P1">YANG as Source Code</text:p>
          </draw:text-box>
        </draw:frame>
        <draw:ellipse draw:style-name="gr76" draw:layer="layout" svg:width="3.278cm" svg:height="3.128cm" svg:x="11.547cm" svg:y="9.009cm">
          <text:p text:style-name="P1">YANG</text:p>
        </draw:ellipse>
        <draw:rect draw:style-name="gr77" draw:text-style-name="P1" draw:layer="layout" svg:width="5.368cm" svg:height="1.77cm" svg:x="16.326cm" svg:y="6.46cm">
          <text:p text:style-name="P1">Server Code</text:p>
        </draw:rect>
        <draw:rect draw:style-name="gr77" draw:text-style-name="P1" draw:layer="layout" svg:width="5.368cm" svg:height="1.77cm" svg:x="16.429cm" svg:y="9.161cm">
          <text:p text:style-name="P1">Client Code</text:p>
        </draw:rect>
        <draw:rect draw:style-name="gr77" draw:text-style-name="P1" draw:layer="layout" svg:width="5.368cm" svg:height="1.77cm" svg:x="4.052cm" svg:y="6.433cm">
          <text:p text:style-name="P1">User Docs</text:p>
        </draw:rect>
        <draw:rect draw:style-name="gr77" draw:text-style-name="P1" draw:layer="layout" svg:width="5.368cm" svg:height="1.77cm" svg:x="4.155cm" svg:y="9.187cm">
          <text:p text:style-name="P1">WEB Apps</text:p>
        </draw:rect>
        <draw:rect draw:style-name="gr77" draw:text-style-name="P1" draw:layer="layout" svg:width="5.368cm" svg:height="1.77cm" svg:x="16.533cm" svg:y="11.942cm">
          <text:p text:style-name="P1">CLI Code</text:p>
        </draw:rect>
        <draw:rect draw:style-name="gr77" draw:text-style-name="P1" draw:layer="layout" svg:width="5.368cm" svg:height="1.77cm" svg:x="4.341cm" svg:y="12.269cm">
          <text:p text:style-name="P1">Test Code</text:p>
        </draw:rect>
        <draw:line draw:style-name="gr78" draw:layer="layout" svg:x1="14.262cm" svg:y1="9.032cm" svg:x2="16.113cm" svg:y2="7.281cm">
          <text:p/>
        </draw:line>
        <draw:line draw:style-name="gr78" draw:layer="layout" svg:x1="14.614cm" svg:y1="11.736cm" svg:x2="16.313cm" svg:y2="13.061cm">
          <text:p/>
        </draw:line>
        <draw:line draw:style-name="gr78" draw:layer="layout" svg:x1="11.659cm" svg:y1="11.735cm" svg:x2="9.983cm" svg:y2="13.436cm">
          <text:p/>
        </draw:line>
        <draw:line draw:style-name="gr78" draw:layer="layout" svg:x1="14.962cm" svg:y1="10.384cm" svg:x2="16.338cm" svg:y2="10.384cm">
          <text:p/>
        </draw:line>
        <draw:line draw:style-name="gr78" draw:layer="layout" svg:x1="11.359cm" svg:y1="10.509cm" svg:x2="9.733cm" svg:y2="10.508cm">
          <text:p/>
        </draw:line>
        <draw:line draw:style-name="gr78" draw:layer="layout" svg:x1="11.811cm" svg:y1="9.083cm" svg:x2="9.683cm" svg:y2="7.356cm">
          <text:p/>
        </draw:line>
        <presentation:notes draw:style-name="dp2">
          <draw:page-thumbnail draw:style-name="gr1" draw:layer="layout" svg:width="12.894cm" svg:height="9.663cm" svg:x="3.254cm" svg:y="1.936cm" draw:page-number="12" presentation:class="page"/>
          <draw:frame presentation:style-name="pr3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6" draw:text-style-name="P7" draw:layer="layout" svg:width="19.791cm" svg:height="2.586cm" svg:x="2.751cm" svg:y="1.012cm" presentation:class="title" presentation:user-transformed="true">
          <draw:text-box>
            <text:p text:style-name="P1">Yuma Tools Components</text:p>
          </draw:text-box>
        </draw:frame>
        <draw:custom-shape draw:style-name="gr79" draw:text-style-name="P18" draw:layer="layout" svg:width="3.536cm" svg:height="1.307cm" svg:x="4.244cm" svg:y="13.084cm">
          <text:p text:style-name="P17"><text:span text:style-name="T8"><text:s text:c="3"/></text:span><text:span text:style-name="T9">yangdump</text:span></text:p>
          <draw:enhanced-geometry svg:viewBox="0 0 21600 21600" draw:type="mso-spt202" draw:enhanced-path="M 0 0 L 21600 0 21600 21600 0 21600 0 0 Z N"/>
        </draw:custom-shape>
        <draw:custom-shape draw:style-name="gr80" draw:text-style-name="P18" draw:layer="layout" svg:width="3.717cm" svg:height="2.799cm" svg:x="14.326cm" svg:y="5.747cm">
          <text:p text:style-name="P17"><text:span text:style-name="T8"><text:s text:c="3"/></text:span><text:span text:style-name="T9">netconfd</text:span></text:p>
          <draw:enhanced-geometry svg:viewBox="0 0 21600 21600" draw:type="mso-spt202" draw:enhanced-path="M 0 0 L 21600 0 21600 21600 0 21600 0 0 Z N"/>
        </draw:custom-shape>
        <draw:custom-shape draw:style-name="gr81" draw:text-style-name="P18" draw:layer="layout" svg:width="3.113cm" svg:height="2.933cm" svg:x="8.211cm" svg:y="5.745cm">
          <text:p text:style-name="P17"><text:span text:style-name="T8"><text:s text:c="3"/></text:span><text:span text:style-name="T9">yangcli</text:span></text:p>
          <draw:enhanced-geometry svg:viewBox="0 0 21600 21600" draw:type="mso-spt202" draw:enhanced-path="M 0 0 L 21600 0 21600 21600 0 21600 0 0 Z N"/>
        </draw:custom-shape>
        <draw:custom-shape draw:style-name="gr82" draw:text-style-name="P18" draw:layer="layout" svg:width="3.601cm" svg:height="1.349cm" svg:x="4.208cm" svg:y="11.269cm">
          <text:p text:style-name="P17"><text:span text:style-name="T8"><text:s text:c="5"/></text:span><text:span text:style-name="T9">yangdiff</text:span></text:p>
          <draw:enhanced-geometry svg:viewBox="0 0 21600 21600" draw:type="mso-spt202" draw:enhanced-path="M 0 0 L 21600 0 21600 21600 0 21600 0 0 Z N"/>
        </draw:custom-shape>
        <draw:custom-shape draw:style-name="gr83" draw:text-style-name="P36" draw:layer="layout" svg:width="2.196cm" svg:height="1.005cm" svg:x="8.679cm" svg:y="6.562cm">
          <text:p text:style-name="P36"><text:span text:style-name="T36">libmgr</text:span></text:p>
          <draw:enhanced-geometry svg:viewBox="0 0 21600 21600" draw:type="rectangle" draw:enhanced-path="M 0 0 L 21600 0 21600 21600 0 21600 0 0 Z N"/>
        </draw:custom-shape>
        <draw:custom-shape draw:style-name="gr83" draw:text-style-name="P36" draw:layer="layout" svg:width="2.196cm" svg:height="1.005cm" svg:x="14.684cm" svg:y="6.96cm">
          <text:p text:style-name="P36"><text:span text:style-name="T36">libag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8" draw:layer="layout" svg:width="3.572cm" svg:height="1.72cm" svg:x="11.272cm" svg:y="10.503cm">
          <text:p text:style-name="P37"><text:span text:style-name="T37">libncx.so</text:span></text:p>
          <draw:enhanced-geometry svg:viewBox="0 0 21600 21600" draw:type="rectangle" draw:enhanced-path="M 0 0 L 21600 0 21600 21600 0 21600 0 0 Z N"/>
        </draw:custom-shape>
        <draw:custom-shape draw:style-name="gr85" draw:text-style-name="P38" draw:layer="layout" svg:width="3.572cm" svg:height="1.72cm" svg:x="2.858cm" svg:y="5.78cm">
          <text:p text:style-name="P37"><text:span text:style-name="T37">libssh2.so</text:span></text:p>
          <draw:enhanced-geometry svg:viewBox="0 0 21600 21600" draw:type="rectangle" draw:enhanced-path="M 0 0 L 21600 0 21600 21600 0 21600 0 0 Z N"/>
        </draw:custom-shape>
        <draw:custom-shape draw:style-name="gr85" draw:text-style-name="P38" draw:layer="layout" svg:width="3.572cm" svg:height="1.72cm" svg:x="14.129cm" svg:y="14.287cm">
          <text:p text:style-name="P37"><text:span text:style-name="T37">libc.so</text:span></text:p>
          <draw:enhanced-geometry svg:viewBox="0 0 21600 21600" draw:type="rectangle" draw:enhanced-path="M 0 0 L 21600 0 21600 21600 0 21600 0 0 Z N"/>
        </draw:custom-shape>
        <draw:custom-shape draw:style-name="gr85" draw:text-style-name="P38" draw:layer="layout" svg:width="3.572cm" svg:height="1.72cm" svg:x="8.652cm" svg:y="14.287cm">
          <text:p text:style-name="P37"><text:span text:style-name="T37">libxml2.so</text:span></text:p>
          <draw:enhanced-geometry svg:viewBox="0 0 21600 21600" draw:type="rectangle" draw:enhanced-path="M 0 0 L 21600 0 21600 21600 0 21600 0 0 Z N"/>
        </draw:custom-shape>
        <draw:custom-shape draw:style-name="gr86" draw:text-style-name="P39" draw:layer="layout" svg:width="3.572cm" svg:height="1.72cm" svg:x="18.973cm" svg:y="13.118cm">
          <text:p text:style-name="P37"><text:span text:style-name="T38">opensshd</text:span></text:p>
          <draw:enhanced-geometry svg:viewBox="0 0 21600 21600" draw:type="rectangle" draw:enhanced-path="M 0 0 L 21600 0 21600 21600 0 21600 0 0 Z N"/>
        </draw:custom-shape>
        <draw:line draw:style-name="gr78" draw:layer="layout" svg:x1="6.429cm" svg:y1="6.641cm" svg:x2="8.149cm" svg:y2="6.641cm">
          <text:p/>
        </draw:line>
        <draw:line draw:style-name="gr78" draw:layer="layout" svg:x1="12.674cm" svg:y1="10.424cm" svg:x2="9.975cm" svg:y2="8.731cm">
          <text:p/>
        </draw:line>
        <draw:line draw:style-name="gr78" draw:layer="layout" svg:x1="13.335cm" svg:y1="10.451cm" svg:x2="15.69cm" svg:y2="8.599cm">
          <text:p/>
        </draw:line>
        <draw:line draw:style-name="gr78" draw:layer="layout" svg:x1="11.245cm" svg:y1="11.191cm" svg:x2="7.906cm" svg:y2="12.049cm">
          <text:p/>
        </draw:line>
        <draw:line draw:style-name="gr78" draw:layer="layout" svg:x1="11.245cm" svg:y1="11.495cm" svg:x2="7.81cm" svg:y2="13.739cm">
          <text:p/>
        </draw:line>
        <draw:custom-shape draw:style-name="gr87" draw:text-style-name="P18" draw:layer="layout" svg:width="3.602cm" svg:height="1.766cm" svg:x="17.501cm" svg:y="9.975cm">
          <text:p text:style-name="P17"><text:span text:style-name="T8"><text:s text:c="3"/></text:span><text:span text:style-name="T9">netconf-subsystem</text:span></text:p>
          <draw:enhanced-geometry svg:viewBox="0 0 21600 21600" draw:type="mso-spt202" draw:enhanced-path="M 0 0 L 21600 0 21600 21600 0 21600 0 0 Z N"/>
        </draw:custom-shape>
        <draw:line draw:style-name="gr78" draw:layer="layout" svg:x1="15.77cm" svg:y1="14.221cm" svg:x2="18.561cm" svg:y2="11.76cm">
          <text:p/>
        </draw:line>
        <draw:line draw:style-name="gr78" draw:layer="layout" svg:x1="15.268cm" svg:y1="14.236cm" svg:x2="13.348cm" svg:y2="12.263cm">
          <text:p/>
        </draw:line>
        <draw:line draw:style-name="gr78" draw:layer="layout" svg:x1="10.187cm" svg:y1="14.26cm" svg:x2="12.33cm" svg:y2="12.236cm">
          <text:p/>
        </draw:line>
        <draw:custom-shape draw:style-name="gr83" draw:text-style-name="P36" draw:layer="layout" svg:width="2.196cm" svg:height="1.005cm" svg:x="8.692cm" svg:y="7.568cm">
          <text:p text:style-name="P36"><text:span text:style-name="T36">libtecl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6" draw:layer="layout" svg:width="2.196cm" svg:height="1.048cm" svg:x="19.178cm" svg:y="5.929cm">
          <text:p text:style-name="P36"><text:span text:style-name="T36">libto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6" draw:layer="layout" svg:width="2.196cm" svg:height="1.048cm" svg:x="19.145cm" svg:y="7.363cm">
          <text:p text:style-name="P36"><text:span text:style-name="T36">libfo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8" draw:layer="layout" svg:x1="18.107cm" svg:y1="6.631cm" svg:x2="19.191cm" svg:y2="6.631cm">
          <text:p/>
        </draw:line>
        <draw:line draw:style-name="gr78" draw:layer="layout" svg:x1="18.107cm" svg:y1="7.842cm" svg:x2="19.191cm" svg:y2="7.842cm">
          <text:p/>
        </draw:line>
        <draw:frame draw:style-name="gr3" draw:text-style-name="P40" draw:layer="layout" svg:width="6.496cm" svg:height="1.187cm" svg:x="4.081cm" svg:y="4.369cm">
          <draw:text-box>
            <text:p text:style-name="P40">NETCONF client</text:p>
          </draw:text-box>
        </draw:frame>
        <draw:frame draw:style-name="gr3" draw:text-style-name="P40" draw:layer="layout" svg:width="6.683cm" svg:height="1.187cm" svg:x="14.697cm" svg:y="4.432cm">
          <draw:text-box>
            <text:p text:style-name="P40">NETCONF server</text:p>
          </draw:text-box>
        </draw:frame>
        <draw:custom-shape draw:style-name="gr88" draw:text-style-name="P41" draw:layer="layout" svg:width="0.351cm" svg:height="1.275cm" svg:x="19.477cm" svg:y="11.73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8" draw:text-style-name="P41" draw:layer="layout" svg:width="0.351cm" svg:height="1.275cm" svg:x="17.662cm" svg:y="8.641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40" draw:layer="layout" svg:width="4.803cm" svg:height="1.187cm" svg:x="3.667cm" svg:y="9.982cm">
          <draw:text-box>
            <text:p text:style-name="P40">YANG tools</text:p>
          </draw:text-box>
        </draw:frame>
        <draw:frame draw:style-name="gr3" draw:text-style-name="P40" draw:layer="layout" svg:width="4.761cm" svg:height="1.187cm" svg:x="18.618cm" svg:y="14.86cm">
          <draw:text-box>
            <text:p text:style-name="P40">SSH2 server</text:p>
          </draw:text-box>
        </draw:frame>
        <presentation:notes draw:style-name="dp3">
          <office:forms form:automatic-focus="false" form:apply-design-mode="false"/>
          <draw:page-thumbnail draw:layer="layout" svg:width="12.885cm" svg:height="9.662cm" svg:x="3.259cm" svg:y="1.936cm" draw:page-number="13"/>
          <draw:frame presentation:style-name="pr7" draw:text-style-name="P16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89" draw:text-style-name="P43" draw:layer="layout" svg:width="6.479cm" svg:height="7.382cm" svg:x="2.806cm" svg:y="3.282cm">
          <text:p text:style-name="P42"><text:span text:style-name="T39">yangcli</text:span></text:p>
          <draw:enhanced-geometry svg:viewBox="0 0 21600 21600" draw:type="mso-spt202" draw:enhanced-path="M 0 0 L 21600 0 21600 21600 0 21600 0 0 Z N"/>
        </draw:custom-shape>
        <draw:custom-shape draw:style-name="gr90" draw:text-style-name="P45" draw:layer="layout" svg:width="6.207cm" svg:height="1.353cm" svg:x="9.711cm" svg:y="16.517cm">
          <text:p text:style-name="P44"><text:span text:style-name="T16">YANG files for session</text:span></text:p>
          <draw:enhanced-geometry svg:viewBox="0 0 21600 21600" draw:type="mso-spt202" draw:enhanced-path="M 0 0 L 21600 0 21600 21600 0 21600 0 0 Z N"/>
        </draw:custom-shape>
        <draw:custom-shape draw:style-name="gr91" draw:text-style-name="P45" draw:layer="layout" svg:width="3.513cm" svg:height="2.069cm" svg:x="4.215cm" svg:y="4.686cm">
          <text:p text:style-name="P44"><text:span text:style-name="T16">parser</text:span><text:span text:style-name="T16"><text:line-break/></text:span><text:span text:style-name="T16">validator</text:span></text:p>
          <draw:enhanced-geometry svg:viewBox="0 0 21600 21600" draw:type="mso-spt202" draw:enhanced-path="M 0 0 L 21600 0 21600 21600 0 21600 0 0 Z N"/>
        </draw:custom-shape>
        <draw:line draw:style-name="gr92" draw:layer="layout" svg:x1="5.981cm" svg:y1="6.834cm" svg:x2="5.971cm" svg:y2="7.795cm">
          <text:p/>
        </draw:line>
        <draw:custom-shape draw:style-name="gr93" draw:text-style-name="P45" draw:layer="layout" svg:width="3.164cm" svg:height="2.037cm" svg:x="4.372cm" svg:y="7.868cm">
          <text:p text:style-name="P44"><text:span text:style-name="T16">session</text:span><text:span text:style-name="T16"><text:line-break/></text:span><text:span text:style-name="T16">manager</text:span></text:p>
          <draw:enhanced-geometry svg:viewBox="0 0 21600 21600" draw:type="mso-spt202" draw:enhanced-path="M 0 0 L 21600 0 21600 21600 0 21600 0 0 Z N"/>
        </draw:custom-shape>
        <draw:custom-shape draw:style-name="gr94" draw:text-style-name="P41" draw:layer="layout" svg:width="6.267cm" svg:height="0.65cm" svg:x="9.494cm" svg:y="5.096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5" draw:text-style-name="P47" draw:layer="layout" svg:width="6.306cm" svg:height="1.149cm" svg:x="4.017cm" svg:y="11.516cm">
          <text:p text:style-name="P46"><text:span text:style-name="T16">$HOME/.yangtools/tmp</text:span></text:p>
          <draw:enhanced-geometry svg:viewBox="0 0 21600 21600" draw:type="mso-spt202" draw:enhanced-path="M 0 0 L 21600 0 21600 21600 0 21600 0 0 Z N"/>
        </draw:custom-shape>
        <draw:custom-shape draw:style-name="gr96" draw:text-style-name="P47" draw:layer="layout" svg:width="6.126cm" svg:height="1.28cm" svg:x="4.998cm" svg:y="12.99cm">
          <text:p text:style-name="P46"><text:span text:style-name="T16">&lt;yangcli-instance&gt;</text:span></text:p>
          <draw:enhanced-geometry svg:viewBox="0 0 21600 21600" draw:type="mso-spt202" draw:enhanced-path="M 0 0 L 21600 0 21600 21600 0 21600 0 0 Z N"/>
        </draw:custom-shape>
        <draw:custom-shape draw:style-name="gr97" draw:text-style-name="P43" draw:layer="layout" svg:width="6.479cm" svg:height="7.382cm" svg:x="16.061cm" svg:y="3.232cm">
          <text:p text:style-name="P42"><text:span text:style-name="T39">netconfd</text:span></text:p>
          <draw:enhanced-geometry svg:viewBox="0 0 21600 21600" draw:type="mso-spt202" draw:enhanced-path="M 0 0 L 21600 0 21600 21600 0 21600 0 0 Z N"/>
        </draw:custom-shape>
        <draw:custom-shape draw:style-name="gr98" draw:text-style-name="P45" draw:layer="layout" svg:width="3.513cm" svg:height="2.069cm" svg:x="17.47cm" svg:y="4.636cm">
          <text:p text:style-name="P44"><text:span text:style-name="T16">parser</text:span><text:span text:style-name="T16"><text:line-break/></text:span><text:span text:style-name="T16">validator</text:span></text:p>
          <draw:enhanced-geometry svg:viewBox="0 0 21600 21600" draw:type="mso-spt202" draw:enhanced-path="M 0 0 L 21600 0 21600 21600 0 21600 0 0 Z N"/>
        </draw:custom-shape>
        <draw:line draw:style-name="gr92" draw:layer="layout" svg:x1="19.236cm" svg:y1="6.784cm" svg:x2="19.226cm" svg:y2="7.745cm">
          <text:p/>
        </draw:line>
        <draw:custom-shape draw:style-name="gr99" draw:text-style-name="P45" draw:layer="layout" svg:width="3.164cm" svg:height="2.037cm" svg:x="17.627cm" svg:y="7.818cm">
          <text:p text:style-name="P44"><text:span text:style-name="T16">running</text:span><text:span text:style-name="T16"><text:line-break/></text:span><text:span text:style-name="T16">config</text:span></text:p>
          <draw:enhanced-geometry svg:viewBox="0 0 21600 21600" draw:type="mso-spt202" draw:enhanced-path="M 0 0 L 21600 0 21600 21600 0 21600 0 0 Z N"/>
        </draw:custom-shape>
        <draw:line draw:style-name="gr78" draw:layer="layout" svg:x1="5.749cm" svg:y1="10.02cm" svg:x2="5.747cm" svg:y2="11.537cm">
          <text:p/>
        </draw:line>
        <draw:custom-shape draw:style-name="gr100" draw:text-style-name="P47" draw:layer="layout" svg:width="6.19cm" svg:height="1.388cm" svg:x="6.475cm" svg:y="14.638cm">
          <text:p text:style-name="P46"><text:span text:style-name="T16">&lt;session-instance&gt;</text:span></text:p>
          <draw:enhanced-geometry svg:viewBox="0 0 21600 21600" draw:type="mso-spt202" draw:enhanced-path="M 0 0 L 21600 0 21600 21600 0 21600 0 0 Z N"/>
        </draw:custom-shape>
        <draw:frame draw:style-name="gr3" draw:text-style-name="P40" draw:layer="layout" svg:width="3.156cm" svg:height="1.267cm" svg:x="10.931cm" svg:y="3.686cm">
          <draw:text-box>
            <text:p text:style-name="P40">&lt;hello&gt;</text:p>
          </draw:text-box>
        </draw:frame>
        <draw:custom-shape draw:style-name="gr94" draw:text-style-name="P41" draw:layer="layout" svg:width="6.224cm" svg:height="0.65cm" svg:x="9.52cm" svg:y="8.414cm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0" draw:layer="layout" svg:width="5.324cm" svg:height="1.267cm" svg:x="9.977cm" svg:y="6.982cm">
          <draw:text-box>
            <text:p text:style-name="P40">&lt;get-schema&gt;</text:p>
          </draw:text-box>
        </draw:frame>
        <draw:frame draw:style-name="gr3" draw:text-style-name="P49" draw:layer="layout" svg:width="4.181cm" svg:height="3.631cm" svg:x="12.274cm" svg:y="10.758cm">
          <draw:text-box>
            <text:p text:style-name="P48"><text:span text:style-name="T37">modules</text:span><text:span text:style-name="T37"><text:line-break/></text:span><text:span text:style-name="T37">capabilities</text:span><text:span text:style-name="T37"><text:line-break/></text:span><text:span text:style-name="T37">revision-dates</text:span><text:span text:style-name="T37"><text:line-break/></text:span><text:span text:style-name="T37">enabled features</text:span><text:span text:style-name="T37"><text:line-break/></text:span><text:span text:style-name="T37">deviations</text:span></text:p>
          </draw:text-box>
        </draw:frame>
        <draw:custom-shape draw:style-name="gr88" draw:text-style-name="P41" draw:layer="layout" svg:width="0.672cm" svg:height="1.649cm" svg:x="13.511cm" svg:y="14.48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1" draw:text-style-name="P45" draw:layer="layout" svg:width="6.207cm" svg:height="1.353cm" svg:x="16.805cm" svg:y="12.244cm">
          <text:p text:style-name="P44"><text:span text:style-name="T16">server YANG files</text:span></text:p>
          <draw:enhanced-geometry svg:viewBox="0 0 21600 21600" draw:type="mso-spt202" draw:enhanced-path="M 0 0 L 21600 0 21600 21600 0 21600 0 0 Z N"/>
        </draw:custom-shape>
        <draw:custom-shape draw:style-name="gr88" draw:text-style-name="P41" draw:layer="layout" svg:width="0.672cm" svg:height="1.389cm" svg:x="19.301cm" svg:y="10.708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50" draw:layer="layout" svg:width="13.951cm" svg:height="1.267cm" svg:x="5.616cm" svg:y="1.562cm">
          <draw:text-box>
            <text:p text:style-name="P40"><text:span text:style-name="T15">Automatic Schema Retrieval Procedure</text:span></text:p>
          </draw:text-box>
        </draw:frame>
        <presentation:notes draw:style-name="dp3">
          <office:forms form:automatic-focus="false" form:apply-design-mode="false"/>
          <draw:page-thumbnail draw:layer="layout" svg:width="12.885cm" svg:height="9.662cm" svg:x="3.259cm" svg:y="1.936cm" draw:page-number="14"/>
          <draw:frame presentation:style-name="pr7" draw:text-style-name="P23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style-name="gr102" draw:text-style-name="P43" draw:layer="layout" svg:width="6.479cm" svg:height="7.431cm" svg:x="2.882cm" svg:y="5.827cm">
          <text:p text:style-name="P42"><text:span text:style-name="T39">project X modules</text:span></text:p>
          <draw:enhanced-geometry svg:viewBox="0 0 21600 21600" draw:type="mso-spt202" draw:enhanced-path="M 0 0 L 21600 0 21600 21600 0 21600 0 0 Z N"/>
        </draw:custom-shape>
        <draw:custom-shape draw:style-name="gr103" draw:text-style-name="P45" draw:layer="layout" svg:width="3.513cm" svg:height="4.701cm" svg:x="4.189cm" svg:y="7.757cm">
          <text:p text:style-name="P44"><text:span text:style-name="T16">foo.yang</text:span><text:span text:style-name="T16"><text:line-break/></text:span><text:span text:style-name="T16">(updated </text:span><text:span text:style-name="T16"><text:line-break/></text:span><text:span text:style-name="T16">for all platforms)</text:span><text:span text:style-name="T16"><text:line-break/></text:span><text:span text:style-name="T16"/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4" draw:text-style-name="P41" draw:layer="layout" svg:width="6.267cm" svg:height="0.65cm" svg:x="9.594cm" svg:y="6.82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4" draw:text-style-name="P43" draw:layer="layout" svg:width="6.479cm" svg:height="4.251cm" svg:x="16.344cm" svg:y="5.466cm">
          <text:p text:style-name="P42"><text:span text:style-name="T39">published modules</text:span></text:p>
          <draw:enhanced-geometry svg:viewBox="0 0 21600 21600" draw:type="mso-spt202" draw:enhanced-path="M 0 0 L 21600 0 21600 21600 0 21600 0 0 Z N"/>
        </draw:custom-shape>
        <draw:custom-shape draw:style-name="gr105" draw:text-style-name="P45" draw:layer="layout" svg:width="3.513cm" svg:height="2.069cm" svg:x="17.753cm" svg:y="6.87cm">
          <text:p text:style-name="P44"><text:span text:style-name="T16">foo.yang</text:span></text:p>
          <draw:enhanced-geometry svg:viewBox="0 0 21600 21600" draw:type="mso-spt202" draw:enhanced-path="M 0 0 L 21600 0 21600 21600 0 21600 0 0 Z N"/>
        </draw:custom-shape>
        <draw:custom-shape draw:style-name="gr106" draw:text-style-name="P52" draw:layer="layout" svg:width="4.75cm" svg:height="2.082cm" svg:x="17.22cm" svg:y="12.115cm">
          <text:p text:style-name="P51"><text:span text:style-name="T40">deviations</text:span><text:span text:style-name="T40"><text:line-break/></text:span><text:span text:style-name="T40">for project X</text:span></text:p>
          <draw:enhanced-geometry svg:viewBox="0 0 21600 21600" draw:type="mso-spt202" draw:enhanced-path="M 0 0 L 21600 0 21600 21600 0 21600 0 0 Z N"/>
        </draw:custom-shape>
        <draw:frame draw:style-name="gr3" draw:text-style-name="P49" draw:layer="layout" svg:width="6.598cm" svg:height="0.927cm" svg:x="9.62cm" svg:y="5.741cm">
          <draw:text-box>
            <text:p text:style-name="P48"><text:span text:style-name="T37">check out common version</text:span></text:p>
          </draw:text-box>
        </draw:frame>
        <draw:custom-shape draw:style-name="gr94" draw:text-style-name="P41" draw:layer="layout" svg:width="1.519cm" svg:height="0.65cm" svg:x="9.611cm" svg:y="11.27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0" draw:layer="layout" svg:width="16.254cm" svg:height="1.267cm" svg:x="5.582cm" svg:y="2.184cm">
          <draw:text-box>
            <text:p text:style-name="P40"><text:span text:style-name="T15">Automatic WEB Documentation Management</text:span></text:p>
          </draw:text-box>
        </draw:frame>
        <draw:frame draw:style-name="gr3" draw:text-style-name="P54" draw:layer="layout" svg:width="6.391cm" svg:height="1.098cm" svg:x="2.721cm" svg:y="4.41cm">
          <draw:text-box>
            <text:p text:style-name="P53"><text:span text:style-name="T41">~/swdev/mymodules</text:span></text:p>
          </draw:text-box>
        </draw:frame>
        <draw:frame draw:style-name="gr3" draw:text-style-name="P54" draw:layer="layout" svg:width="5.061cm" svg:height="1.098cm" svg:x="17.004cm" svg:y="4.077cm">
          <draw:text-box>
            <text:p text:style-name="P53"><text:span text:style-name="T41">/public/modules</text:span></text:p>
          </draw:text-box>
        </draw:frame>
        <draw:frame draw:style-name="gr3" draw:text-style-name="P49" draw:layer="layout" svg:width="7.144cm" svg:height="0.927cm" svg:x="9.265cm" svg:y="7.857cm">
          <draw:text-box>
            <text:p text:style-name="P48"><text:span text:style-name="T37">check in the common version</text:span></text:p>
          </draw:text-box>
        </draw:frame>
        <draw:custom-shape draw:style-name="gr107" draw:text-style-name="P45" draw:layer="layout" svg:width="3.159cm" svg:height="1.799cm" svg:x="11.368cm" svg:y="10.66cm">
          <text:p text:style-name="P44"><text:span text:style-name="T16">yangdump</text:span></text:p>
          <draw:enhanced-geometry svg:viewBox="0 0 21600 21600" draw:type="mso-spt202" draw:enhanced-path="M 0 0 L 21600 0 21600 21600 0 21600 0 0 Z N"/>
        </draw:custom-shape>
        <draw:custom-shape draw:style-name="gr94" draw:text-style-name="P41" draw:layer="layout" svg:width="1.519cm" svg:height="0.65cm" svg:x="14.721cm" svg:y="11.078cm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8" draw:text-style-name="P43" draw:layer="layout" svg:width="6.479cm" svg:height="4.251cm" svg:x="16.37cm" svg:y="9.988cm">
          <text:p text:style-name="P42"><text:span text:style-name="T39">published WEB docs</text:span></text:p>
          <draw:enhanced-geometry svg:viewBox="0 0 21600 21600" draw:type="mso-spt202" draw:enhanced-path="M 0 0 L 21600 0 21600 21600 0 21600 0 0 Z N"/>
        </draw:custom-shape>
        <draw:custom-shape draw:style-name="gr109" draw:text-style-name="P45" draw:layer="layout" svg:width="3.513cm" svg:height="2.069cm" svg:x="17.779cm" svg:y="11.392cm">
          <text:p text:style-name="P44"><text:span text:style-name="T16">foo.html</text:span></text:p>
          <draw:enhanced-geometry svg:viewBox="0 0 21600 21600" draw:type="mso-spt202" draw:enhanced-path="M 0 0 L 21600 0 21600 21600 0 21600 0 0 Z N"/>
        </draw:custom-shape>
        <draw:frame draw:style-name="gr3" draw:text-style-name="P54" draw:layer="layout" svg:width="7.419cm" svg:height="1.098cm" svg:x="15.67cm" svg:y="14.498cm">
          <draw:text-box>
            <text:p text:style-name="P53"><text:span text:style-name="T41">/var/www/html/modules</text:span></text:p>
          </draw:text-box>
        </draw:frame>
        <draw:custom-shape draw:style-name="gr94" draw:text-style-name="P41" draw:layer="layout" svg:width="6.267cm" svg:height="0.65cm" svg:x="9.718cm" svg:y="8.822cm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3">
          <office:forms form:automatic-focus="false" form:apply-design-mode="false"/>
          <draw:page-thumbnail draw:layer="layout" svg:width="12.885cm" svg:height="9.662cm" svg:x="3.259cm" svg:y="1.936cm" draw:page-number="15"/>
          <draw:frame presentation:style-name="pr7" draw:text-style-name="P23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19.791cm" svg:height="2.33cm" svg:x="2.751cm" svg:y="1.269cm" presentation:class="title">
          <draw:text-box>
            <text:p text:style-name="P1">YANG-based Automation?<text:tab/></text:p>
          </draw:text-box>
        </draw:frame>
        <draw:frame presentation:style-name="pr5" draw:text-style-name="P6" draw:layer="layout" svg:width="19.896cm" svg:height="12.574cm" svg:x="2.834cm" svg:y="4.14cm" presentation:class="outline" presentation:user-transformed="true">
          <draw:text-box>
            <text:list text:style-name="L3">
              <text:list-item>
                <text:p text:style-name="P1">YANG allows clever tools to automate the development and run-time support for the entire NETCONF protocol:</text:p>
              </text:list-item>
            </text:list>
            <text:p text:style-name="P6"/>
            <text:list text:continue-numbering="true" text:style-name="L3">
              <text:list-item>
                <text:list>
                  <text:list-item>
                    <text:p text:style-name="P1"><text:span text:style-name="T42">optional features to partition a module for flexibility</text:span></text:p>
                  </text:list-item>
                  <text:list-item>
                    <text:p text:style-name="P1"><text:span text:style-name="T42">conditional statements using XPath expressions</text:span></text:p>
                  </text:list-item>
                  <text:list-item>
                    <text:p text:style-name="P1"><text:span text:style-name="T42">object group reuse and refinement for abstract templates</text:span></text:p>
                  </text:list-item>
                  <text:list-item>
                    <text:p text:style-name="P1"><text:span text:style-name="T42">server deviations to allow applications to automatically adjust for platform implementation differences</text:span></text:p>
                  </text:list-item>
                  <text:list-item>
                    <text:p text:style-name="P1"><text:span text:style-name="T42">language extensions to support tool automation and custom language state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16" presentation:class="page"/>
          <draw:frame presentation:style-name="pr3" draw:text-style-name="P16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19.791cm" svg:height="2.33cm" svg:x="2.751cm" svg:y="1.269cm" presentation:class="title">
          <draw:text-box>
            <text:p text:style-name="P1">YANG Module Partitions<text:tab/></text:p>
          </draw:text-box>
        </draw:frame>
        <draw:frame presentation:style-name="pr5" draw:text-style-name="P6" draw:layer="layout" svg:width="19.896cm" svg:height="12.574cm" svg:x="2.835cm" svg:y="4.264cm" presentation:class="outline" presentation:user-transformed="true">
          <draw:text-box>
            <text:list text:style-name="L3">
              <text:list-item>
                <text:p text:style-name="P1">YANG features</text:p>
              </text:list-item>
            </text:list>
            <text:p text:style-name="P31"><text:span text:style-name="T22"/></text:p>
            <text:list text:continue-numbering="true" text:style-name="L3">
              <text:list-item>
                <text:list>
                  <text:list-item>
                    <text:p text:style-name="P1">A <text:span text:style-name="T43">feature</text:span> defines a conceptual partition within a module</text:p>
                  </text:list-item>
                </text:list>
              </text:list-item>
            </text:list>
            <text:p text:style-name="P31"><text:span text:style-name="T22"/></text:p>
            <text:list text:continue-numbering="true" text:style-name="L3">
              <text:list-item>
                <text:list>
                  <text:list-item>
                    <text:p text:style-name="P1"><text:span text:style-name="T44">Objects with the matching </text:span><text:span text:style-name="T45">if-feature</text:span><text:span text:style-name="T44"> statement(s) are part of the logical partition</text:span></text:p>
                  </text:list-item>
                </text:list>
              </text:list-item>
            </text:list>
            <text:p text:style-name="P31"><text:span text:style-name="T46"/></text:p>
            <text:list text:continue-numbering="true" text:style-name="L3">
              <text:list-item>
                <text:list>
                  <text:list-item>
                    <text:p text:style-name="P1"><text:span text:style-name="T42">Supported features are static, set at code compile-time and advertised by the agent at session start-up time</text:span></text:p>
                  </text:list-item>
                </text:list>
              </text:list-item>
            </text:list>
            <text:p text:style-name="P31"><text:span text:style-name="T46"/></text:p>
            <text:list text:continue-numbering="true" text:style-name="L3">
              <text:list-item>
                <text:list>
                  <text:list-item>
                    <text:p text:style-name="P1"><text:span text:style-name="T42">A code generator can remove unneeded code for <text:s/>the unimplemented features on each platfor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17" presentation:class="page"/>
          <draw:frame presentation:style-name="pr3" draw:text-style-name="P16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19.791cm" svg:height="2.33cm" svg:x="2.751cm" svg:y="1.269cm" presentation:class="title">
          <draw:text-box>
            <text:p text:style-name="P1">YANG Conditionals<text:tab/></text:p>
          </draw:text-box>
        </draw:frame>
        <draw:frame presentation:style-name="pr11" draw:layer="layout" svg:width="19.896cm" svg:height="12.874cm" svg:x="2.876cm" svg:y="4.347cm" presentation:class="outline" presentation:user-transformed="true">
          <draw:text-box>
            <text:list text:style-name="L3">
              <text:list-item>
                <text:p text:style-name="P1">must and when statements</text:p>
              </text:list-item>
            </text:list>
            <text:p text:style-name="P31"><text:span text:style-name="T22"/></text:p>
            <text:list text:continue-numbering="true" text:style-name="L3">
              <text:list-item>
                <text:list>
                  <text:list-item>
                    <text:p text:style-name="P1">A <text:span text:style-name="T43">must</text:span> statement defines inter-object value-space conditions, using an XPath expression</text:p>
                    <text:list>
                      <text:list-item>
                        <text:p text:style-name="P1">Each data object can have zero or more must statements</text:p>
                      </text:list-item>
                      <text:list-item>
                        <text:p text:style-name="P1">All the expressions must be 'true' for the object that contains the must statement(s) to be considered valid</text:p>
                      </text:list-item>
                    </text:list>
                  </text:list-item>
                </text:list>
              </text:list-item>
            </text:list>
            <text:p text:style-name="P31"><text:span text:style-name="T22"/></text:p>
            <text:list text:continue-numbering="true" text:style-name="L3">
              <text:list-item>
                <text:list>
                  <text:list-item>
                    <text:p text:style-name="P1"><text:span text:style-name="T44">A </text:span><text:span text:style-name="T43">when</text:span><text:span text:style-name="T44"> statement defines inter-object existence conditions, using an Xpath expression</text:span></text:p>
                    <text:list>
                      <text:list-item>
                        <text:p text:style-name="P1"><text:span text:style-name="T44">Each object can have zero or one when-statement</text:span></text:p>
                      </text:list-item>
                      <text:list-item>
                        <text:p text:style-name="P1"><text:span text:style-name="T44">The expression must be 'true' for the object that contains the when statement to be considered present in the agent</text:span></text:p>
                      </text:list-item>
                      <text:list-item>
                        <text:p text:style-name="P1"><text:span text:style-name="T44">Objects with 'false' when expression values are automatically deleted by the ag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18" presentation:class="page"/>
          <draw:frame presentation:style-name="pr3" draw:text-style-name="P16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19.791cm" svg:height="2.33cm" svg:x="2.751cm" svg:y="1.269cm" presentation:class="title">
          <draw:text-box>
            <text:p text:style-name="P1">YANG Object Reuse<text:tab/></text:p>
          </draw:text-box>
        </draw:frame>
        <draw:frame presentation:style-name="pr11" draw:layer="layout" svg:width="19.896cm" svg:height="12.874cm" svg:x="2.876cm" svg:y="4.429cm" presentation:class="outline" presentation:user-transformed="true">
          <draw:text-box>
            <text:list text:style-name="L3">
              <text:list-item>
                <text:p text:style-name="P1">grouping, uses, and refine statements</text:p>
              </text:list-item>
            </text:list>
            <text:p text:style-name="P31"><text:span text:style-name="T22"/></text:p>
            <text:list text:continue-numbering="true" text:style-name="L3">
              <text:list-item>
                <text:list>
                  <text:list-item>
                    <text:p text:style-name="P1">A <text:span text:style-name="T43">grouping</text:span> statement defines an abstract container of reusable object definitions</text:p>
                    <text:list>
                      <text:list-item>
                        <text:p text:style-name="P1">Each grouping can contain its own types and groupings, and extend/refine other groupings via 'uses'</text:p>
                      </text:list-item>
                    </text:list>
                  </text:list-item>
                  <text:list-item>
                    <text:p text:style-name="P1"><text:span text:style-name="T44">A </text:span><text:span text:style-name="T43">uses</text:span><text:span text:style-name="T44"> statement defines an instantiation of a particular grouping (real objects)</text:span></text:p>
                    <text:list>
                      <text:list-item>
                        <text:p text:style-name="P1"><text:span text:style-name="T44">Each usage can be tailored to exact needs, using mechanisms built into YANG</text:span></text:p>
                      </text:list-item>
                    </text:list>
                  </text:list-item>
                  <text:list-item>
                    <text:p text:style-name="P1"><text:span text:style-name="T44">A </text:span><text:span text:style-name="T43">refine</text:span><text:span text:style-name="T44"> statement 'customizes' an object used from a grouping</text:span></text:p>
                    <text:list>
                      <text:list-item>
                        <text:p text:style-name="P1"><text:span text:style-name="T44">Code generators can utilize this feature as well as huma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19" presentation:class="page"/>
          <draw:frame presentation:style-name="pr3" draw:text-style-name="P16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19.791cm" svg:height="2.33cm" svg:x="2.751cm" svg:y="1.269cm" presentation:class="title">
          <draw:text-box>
            <text:p text:style-name="P1">Platform-specific Deviations<text:tab/></text:p>
          </draw:text-box>
        </draw:frame>
        <draw:frame presentation:style-name="pr11" draw:layer="layout" svg:width="19.896cm" svg:height="12.874cm" svg:x="2.834cm" svg:y="4.223cm" presentation:class="outline" presentation:user-transformed="true">
          <draw:text-box>
            <text:list text:style-name="L3">
              <text:list-item>
                <text:p text:style-name="P1">deviation and deviate statements</text:p>
              </text:list-item>
            </text:list>
            <text:p text:style-name="P31"><text:span text:style-name="T22"/></text:p>
            <text:list text:continue-numbering="true" text:style-name="L3">
              <text:list-item>
                <text:list>
                  <text:list-item>
                    <text:p text:style-name="P1">A <text:span text:style-name="T43">deviation</text:span> statement defines the alterations to one data model object for an agent implementation</text:p>
                    <text:list>
                      <text:list-item>
                        <text:p text:style-name="P1">Super-charged SNMP AGENT-CAPABILITIES</text:p>
                      </text:list-item>
                      <text:list-item>
                        <text:p text:style-name="P1">Built-in 'patch' operation for MIB objects</text:p>
                      </text:list-item>
                      <text:list-item>
                        <text:p text:style-name="P1">Contains 1 or more 'deviate' statements</text:p>
                      </text:list-item>
                    </text:list>
                  </text:list-item>
                  <text:list-item>
                    <text:p text:style-name="P1"><text:span text:style-name="T44">A </text:span><text:span text:style-name="T43">deviate</text:span><text:span text:style-name="T44"> statement defines the patch operation</text:span></text:p>
                    <text:list>
                      <text:list-item>
                        <text:p text:style-name="P1"><text:span text:style-name="T47">not-supported</text:span><text:span text:style-name="T44"> operation removes an object completely</text:span></text:p>
                      </text:list-item>
                      <text:list-item>
                        <text:p text:style-name="P1"><text:span text:style-name="T47">add</text:span><text:span text:style-name="T44">, </text:span><text:span text:style-name="T47">replace</text:span><text:span text:style-name="T44">, and </text:span><text:span text:style-name="T47">delete</text:span><text:span text:style-name="T44"> operations manipulate the sub-clauses within an object definition</text:span></text:p>
                      </text:list-item>
                    </text:list>
                  </text:list-item>
                  <text:list-item>
                    <text:p text:style-name="P1"><text:span text:style-name="T44">Tools can automatically generate data model definitions that exactly match each agent platfor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20" presentation:class="page"/>
          <draw:frame presentation:style-name="pr3" draw:text-style-name="P16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19.791cm" svg:height="2.33cm" svg:x="2.751cm" svg:y="1.269cm" presentation:class="title">
          <draw:text-box>
            <text:p text:style-name="P1">YANG Language Extensions<text:tab/></text:p>
          </draw:text-box>
        </draw:frame>
        <draw:frame presentation:style-name="pr11" draw:layer="layout" svg:width="19.896cm" svg:height="12.874cm" svg:x="2.711cm" svg:y="4.387cm" presentation:class="outline" presentation:user-transformed="true">
          <draw:text-box>
            <text:list text:style-name="L3">
              <text:list-item>
                <text:p text:style-name="P1">extension statement</text:p>
                <text:list>
                  <text:list-item>
                    <text:p text:style-name="P1">An <text:span text:style-name="T43">extension</text:span> statement is an annotation that defines the syntax for a tool-specific YANG language extension</text:p>
                    <text:list>
                      <text:list-item>
                        <text:p text:style-name="P1">All YANG tools must handle any extension usage gracefully, not just their own extension definitions</text:p>
                      </text:list-item>
                      <text:list-item>
                        <text:p text:style-name="P1"><text:span text:style-name="T44">Similar to compiler directives in C code or processing instructions in XML</text:span></text:p>
                      </text:list-item>
                    </text:list>
                  </text:list-item>
                  <text:list-item>
                    <text:p text:style-name="P1"><text:span text:style-name="T44">Any complex program behavior can be automated by annotating the YANG module definitions with the right extensions</text:span></text:p>
                  </text:list-item>
                  <text:list-item>
                    <text:p text:style-name="P1"><text:span text:style-name="T44">Some extensions from ncx.yang:</text:span></text:p>
                    <text:list>
                      <text:list-item>
                        <text:p text:style-name="P1"><text:span text:style-name="T44">root, cli, default-parm</text:span></text:p>
                      </text:list-item>
                      <text:list-item>
                        <text:p text:style-name="P1"><text:span text:style-name="T44">secure, very-secure, xpath, hidd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21" presentation:class="page"/>
          <draw:frame presentation:style-name="pr3" draw:text-style-name="P16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19.791cm" svg:height="2.33cm" svg:x="2.751cm" svg:y="1.269cm" presentation:class="title" presentation:user-transformed="true">
          <draw:text-box>
            <text:p text:style-name="P1">Yuma Tools YANG Extensions<text:tab/></text:p>
          </draw:text-box>
        </draw:frame>
        <draw:frame presentation:style-name="pr11" draw:layer="layout" svg:width="19.896cm" svg:height="12.874cm" svg:x="2.586cm" svg:y="4.14cm" presentation:class="outline" presentation:user-transformed="true">
          <draw:text-box>
            <text:list text:style-name="L3">
              <text:list-item>
                <text:p text:style-name="P1"><text:span text:style-name="T44">ncx:root;</text:span></text:p>
                <text:list>
                  <text:list-item>
                    <text:p text:style-name="P1"><text:span text:style-name="T44">Declares an empty container to be a database root, so it can be automatically processed and not hard-wired into RPC operations like &lt;get&gt;, &lt;edit-config&gt; ,etc.</text:span></text:p>
                  </text:list-item>
                </text:list>
              </text:list-item>
              <text:list-item>
                <text:p text:style-name="P1"><text:span text:style-name="T44">ncx:cli;</text:span></text:p>
                <text:list>
                  <text:list-item>
                    <text:p text:style-name="P1"><text:span text:style-name="T44">Declares a YANG container definition to be used as the command line and configuration file interface for any program, instead of NETCONF content</text:span></text:p>
                    <text:list>
                      <text:list-item>
                        <text:p text:style-name="P1"><text:span text:style-name="T44">All documentation, compile-time, and run-time CLI code can be automatically generated with 1 extra line of YANG code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44">ncx:default-parm <text:s/>“foo”;</text:span></text:p>
                <text:list>
                  <text:list-item>
                    <text:p text:style-name="P1"><text:span text:style-name="T44">Defines a default parameter name for CLI or RPC input if it is omitted by the user (used by manager application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22" presentation:class="page"/>
          <draw:frame presentation:style-name="pr3" draw:text-style-name="P16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19.791cm" svg:height="2.33cm" svg:x="2.751cm" svg:y="1.269cm" presentation:class="title">
          <draw:text-box>
            <text:p text:style-name="P1">More Yuma Tools Extensions</text:p>
          </draw:text-box>
        </draw:frame>
        <draw:frame presentation:style-name="pr11" draw:layer="layout" svg:width="19.896cm" svg:height="12.874cm" svg:x="2.711cm" svg:y="4.387cm" presentation:class="outline" presentation:user-transformed="true">
          <draw:text-box>
            <text:list text:style-name="L3">
              <text:list-item>
                <text:p text:style-name="P1"><text:span text:style-name="T44">nacm:secure;</text:span></text:p>
                <text:list>
                  <text:list-item>
                    <text:p text:style-name="P1"><text:span text:style-name="T44">Declares an object to be security sensitive</text:span></text:p>
                    <text:list>
                      <text:list-item>
                        <text:p text:style-name="P1"><text:span text:style-name="T44">Only 'superuser' write access is allowed, even if no ACM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44">nacm:very-secure;</text:span></text:p>
                <text:list>
                  <text:list-item>
                    <text:p text:style-name="P1"><text:span text:style-name="T44">Declares an object to be very security sensitive</text:span></text:p>
                    <text:list>
                      <text:list-item>
                        <text:p text:style-name="P1"><text:span text:style-name="T44">Only 'superuser' access is allowed, even if no ACM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44">ncx:xpath;</text:span></text:p>
                <text:list>
                  <text:list-item>
                    <text:p text:style-name="P1"><text:span text:style-name="T44">Declares an object or data type to be an Xpath expression</text:span></text:p>
                    <text:list>
                      <text:list-item>
                        <text:p text:style-name="P1"><text:span text:style-name="T44">tools can automate XML namespace and validation code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44">ncx:hidden;</text:span></text:p>
                <text:list>
                  <text:list-item>
                    <text:p text:style-name="P1"><text:span text:style-name="T44">Removes an object from documentation and help t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23" presentation:class="page"/>
          <draw:frame presentation:style-name="pr3" draw:text-style-name="P16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netconfd server" draw:style-name="dp1" draw:master-page-name="Default" presentation:presentation-page-layout-name="AL3T19">
        <office:forms form:automatic-focus="false" form:apply-design-mode="false"/>
        <draw:custom-shape draw:style-name="gr110" draw:text-style-name="P43" draw:layer="layout" svg:width="9.366cm" svg:height="7.527cm" svg:x="7.408cm" svg:y="4.908cm">
          <text:p text:style-name="P42"><text:span text:style-name="T39">netconfd</text:span></text:p>
          <draw:enhanced-geometry svg:viewBox="0 0 21600 21600" draw:type="mso-spt202" draw:enhanced-path="M 0 0 L 21600 0 21600 21600 0 21600 0 0 Z N"/>
        </draw:custom-shape>
        <draw:custom-shape draw:style-name="gr111" draw:text-style-name="P43" draw:layer="layout" svg:width="3.477cm" svg:height="2.62cm" svg:x="18.986cm" svg:y="7.144cm">
          <text:p text:style-name="P42"><text:span text:style-name="T39">NETCONF</text:span><text:span text:style-name="T39"><text:line-break/></text:span><text:span text:style-name="T39">Client</text:span></text:p>
          <draw:enhanced-geometry svg:viewBox="0 0 21600 21600" draw:type="mso-spt202" draw:enhanced-path="M 0 0 L 21600 0 21600 21600 0 21600 0 0 Z N"/>
        </draw:custom-shape>
        <draw:custom-shape draw:style-name="gr112" draw:text-style-name="P45" draw:layer="layout" svg:width="3.068cm" svg:height="1.441cm" svg:x="2.662cm" svg:y="6.55cm">
          <text:p text:style-name="P44"><text:span text:style-name="T16">&lt;startup&gt;</text:span></text:p>
          <draw:enhanced-geometry svg:viewBox="0 0 21600 21600" draw:type="mso-spt202" draw:enhanced-path="M 0 0 L 21600 0 21600 21600 0 21600 0 0 Z N"/>
        </draw:custom-shape>
        <draw:custom-shape draw:style-name="gr113" draw:text-style-name="P45" draw:layer="layout" svg:width="2.94cm" svg:height="1.488cm" svg:x="2.79cm" svg:y="8.7cm">
          <text:p text:style-name="P44"><text:span text:style-name="T16">modules</text:span></text:p>
          <draw:enhanced-geometry svg:viewBox="0 0 21600 21600" draw:type="mso-spt202" draw:enhanced-path="M 0 0 L 21600 0 21600 21600 0 21600 0 0 Z N"/>
        </draw:custom-shape>
        <draw:custom-shape draw:style-name="gr114" draw:text-style-name="P45" draw:layer="layout" svg:width="3.513cm" svg:height="2.069cm" svg:x="8.012cm" svg:y="9.922cm">
          <text:p text:style-name="P44"><text:span text:style-name="T16">operation</text:span><text:span text:style-name="T16"><text:line-break/></text:span><text:span text:style-name="T16">handler</text:span></text:p>
          <draw:enhanced-geometry svg:viewBox="0 0 21600 21600" draw:type="mso-spt202" draw:enhanced-path="M 0 0 L 21600 0 21600 21600 0 21600 0 0 Z N"/>
        </draw:custom-shape>
        <draw:custom-shape draw:style-name="gr115" draw:text-style-name="P45" draw:layer="layout" svg:width="3.12cm" svg:height="2.037cm" svg:x="8.309cm" svg:y="6.621cm">
          <text:p text:style-name="P44"><text:span text:style-name="T16">user</text:span><text:span text:style-name="T16"><text:line-break/></text:span><text:span text:style-name="T16">callbacks</text:span></text:p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16" draw:layer="layout" svg:x1="5.802cm" svg:y1="7.346cm" svg:x2="7.302cm" svg:y2="7.355cm">
          <text:p/>
        </draw:line>
        <draw:line draw:style-name="gr92" draw:layer="layout" svg:x1="5.735cm" svg:y1="9.359cm" svg:x2="7.342cm" svg:y2="9.354cm">
          <text:p/>
        </draw:line>
        <draw:custom-shape draw:style-name="gr117" draw:text-style-name="P45" draw:layer="layout" svg:width="3.164cm" svg:height="2.325cm" svg:x="12.991cm" svg:y="9.666cm">
          <text:p text:style-name="P44"><text:span text:style-name="T16">data</text:span><text:span text:style-name="T16"><text:line-break/></text:span><text:span text:style-name="T16">interpreter</text:span></text:p>
          <draw:enhanced-geometry svg:viewBox="0 0 21600 21600" draw:type="mso-spt202" draw:enhanced-path="M 0 0 L 21600 0 21600 21600 0 21600 0 0 Z N"/>
        </draw:custom-shape>
        <draw:custom-shape draw:style-name="gr94" draw:text-style-name="P41" draw:layer="layout" svg:width="1.667cm" svg:height="0.952cm" svg:x="17.277cm" svg:y="14.975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18" draw:layer="layout" svg:x1="9.895cm" svg:y1="8.625cm" svg:x2="9.894cm" svg:y2="9.931cm">
          <text:p/>
        </draw:line>
        <draw:custom-shape draw:style-name="gr119" draw:text-style-name="P43" draw:layer="layout" svg:width="6.561cm" svg:height="2.064cm" svg:x="10.398cm" svg:y="14.392cm">
          <text:p text:style-name="P42"><text:span text:style-name="T39">netconf-subsystem</text:span></text:p>
          <draw:enhanced-geometry svg:viewBox="0 0 21600 21600" draw:type="mso-spt202" draw:enhanced-path="M 0 0 L 21600 0 21600 21600 0 21600 0 0 Z N"/>
        </draw:custom-shape>
        <draw:custom-shape draw:style-name="gr120" draw:text-style-name="P43" draw:layer="layout" svg:width="3.362cm" svg:height="2.064cm" svg:x="19.235cm" svg:y="14.313cm">
          <text:p text:style-name="P42"><text:span text:style-name="T39">sshd</text:span></text:p>
          <draw:enhanced-geometry svg:viewBox="0 0 21600 21600" draw:type="mso-spt202" draw:enhanced-path="M 0 0 L 21600 0 21600 21600 0 21600 0 0 Z N"/>
        </draw:custom-shape>
        <draw:custom-shape draw:style-name="gr94" draw:text-style-name="P41" draw:layer="layout" svg:width="1.216cm" svg:height="3.915cm" svg:x="20.135cm" svg:y="10.02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4" draw:text-style-name="P41" draw:layer="layout" svg:width="0.952cm" svg:height="1.693cm" svg:x="14.024cm" svg:y="12.59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1" draw:text-style-name="P45" draw:layer="layout" svg:width="3.068cm" svg:height="1.441cm" svg:x="12.927cm" svg:y="6.683cm">
          <text:p text:style-name="P44"><text:span text:style-name="T16">databases</text:span></text:p>
          <draw:enhanced-geometry svg:viewBox="0 0 21600 21600" draw:type="mso-spt202" draw:enhanced-path="M 0 0 L 21600 0 21600 21600 0 21600 0 0 Z N"/>
        </draw:custom-shape>
        <draw:line draw:style-name="gr116" draw:layer="layout" svg:x1="11.649cm" svg:y1="10.919cm" svg:x2="12.911cm" svg:y2="10.927cm">
          <text:p/>
        </draw:line>
        <draw:line draw:style-name="gr92" draw:layer="layout" svg:x1="11.543cm" svg:y1="7.427cm" svg:x2="12.838cm" svg:y2="7.434cm">
          <text:p/>
        </draw:line>
        <draw:line draw:style-name="gr92" draw:layer="layout" svg:x1="10.743cm" svg:y1="9.795cm" svg:x2="12.745cm" svg:y2="8.291cm">
          <text:p/>
        </draw:line>
        <draw:frame presentation:style-name="pr12" draw:layer="layout" svg:width="19.791cm" svg:height="2.079cm" svg:x="2.751cm" svg:y="1.394cm" presentation:class="title">
          <draw:text-box>
            <text:p>netconfd NETCONF Server</text:p>
          </draw:text-box>
        </draw:frame>
        <presentation:notes draw:style-name="dp3">
          <office:forms form:automatic-focus="false" form:apply-design-mode="false"/>
          <draw:page-thumbnail draw:layer="layout" svg:width="12.885cm" svg:height="9.662cm" svg:x="3.259cm" svg:y="1.936cm" draw:page-number="24"/>
          <draw:frame presentation:style-name="pr7" draw:text-style-name="P23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cli client" draw:style-name="dp1" draw:master-page-name="Default" presentation:presentation-page-layout-name="AL3T19">
        <office:forms form:automatic-focus="false" form:apply-design-mode="false"/>
        <draw:custom-shape draw:style-name="gr122" draw:text-style-name="P43" draw:layer="layout" svg:width="8.63cm" svg:height="7.527cm" svg:x="8.118cm" svg:y="5.093cm">
          <text:p text:style-name="P55"><text:span text:style-name="T39">yangcli</text:span></text:p>
          <draw:enhanced-geometry svg:viewBox="0 0 21600 21600" draw:type="mso-spt202" draw:enhanced-path="M 0 0 L 21600 0 21600 21600 0 21600 0 0 Z N"/>
        </draw:custom-shape>
        <draw:custom-shape draw:style-name="gr123" draw:text-style-name="P43" draw:layer="layout" svg:width="3.477cm" svg:height="2.62cm" svg:x="18.986cm" svg:y="7.144cm">
          <text:p text:style-name="P55"><text:span text:style-name="T39">NETCONF</text:span><text:span text:style-name="T39"><text:line-break/></text:span><text:span text:style-name="T39">Server</text:span></text:p>
          <draw:enhanced-geometry svg:viewBox="0 0 21600 21600" draw:type="mso-spt202" draw:enhanced-path="M 0 0 L 21600 0 21600 21600 0 21600 0 0 Z N"/>
        </draw:custom-shape>
        <draw:custom-shape draw:style-name="gr124" draw:text-style-name="P45" draw:layer="layout" svg:width="3.068cm" svg:height="1.441cm" svg:x="3.27cm" svg:y="6.338cm">
          <text:p text:style-name="P55"><text:span text:style-name="T16">data files</text:span></text:p>
          <draw:enhanced-geometry svg:viewBox="0 0 21600 21600" draw:type="mso-spt202" draw:enhanced-path="M 0 0 L 21600 0 21600 21600 0 21600 0 0 Z N"/>
        </draw:custom-shape>
        <draw:custom-shape draw:style-name="gr125" draw:text-style-name="P45" draw:layer="layout" svg:width="2.94cm" svg:height="1.488cm" svg:x="3.398cm" svg:y="8.488cm">
          <text:p text:style-name="P55"><text:span text:style-name="T16">modules</text:span></text:p>
          <draw:enhanced-geometry svg:viewBox="0 0 21600 21600" draw:type="mso-spt202" draw:enhanced-path="M 0 0 L 21600 0 21600 21600 0 21600 0 0 Z N"/>
        </draw:custom-shape>
        <draw:custom-shape draw:style-name="gr126" draw:text-style-name="P45" draw:layer="layout" svg:width="2.883cm" svg:height="1.494cm" svg:x="12.316cm" svg:y="14.54cm">
          <text:p text:style-name="P55"><text:span text:style-name="T16">scripts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45" draw:layer="layout" svg:width="2.883cm" svg:height="1.488cm" svg:x="6.561cm" svg:y="14.626cm">
          <text:p text:style-name="P55"><text:span text:style-name="T16">CLI</text:span></text:p>
          <draw:enhanced-geometry svg:viewBox="0 0 21600 21600" draw:type="mso-spt202" draw:enhanced-path="M 0 0 L 21600 0 21600 21600 0 21600 0 0 Z N"/>
        </draw:custom-shape>
        <draw:custom-shape draw:style-name="gr128" draw:text-style-name="P45" draw:layer="layout" svg:width="3.513cm" svg:height="2.325cm" svg:x="8.673cm" svg:y="9.666cm">
          <text:p text:style-name="P55"><text:span text:style-name="T16">command</text:span><text:span text:style-name="T16"><text:line-break/></text:span><text:span text:style-name="T16">interpreter</text:span></text:p>
          <draw:enhanced-geometry svg:viewBox="0 0 21600 21600" draw:type="mso-spt202" draw:enhanced-path="M 0 0 L 21600 0 21600 21600 0 21600 0 0 Z N"/>
        </draw:custom-shape>
        <draw:custom-shape draw:style-name="gr129" draw:text-style-name="P45" draw:layer="layout" svg:width="2.883cm" svg:height="1.496cm" svg:x="8.759cm" svg:y="6.832cm">
          <text:p text:style-name="P55"><text:span text:style-name="T16">variables</text:span></text:p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16" draw:layer="layout" svg:x1="6.437cm" svg:y1="7.108cm" svg:x2="7.937cm" svg:y2="7.117cm">
          <text:p/>
        </draw:line>
        <draw:line draw:style-name="gr92" draw:layer="layout" svg:x1="6.476cm" svg:y1="9.201cm" svg:x2="8.096cm" svg:y2="9.207cm">
          <text:p/>
        </draw:line>
        <draw:custom-shape draw:style-name="gr130" draw:text-style-name="P45" draw:layer="layout" svg:width="3.068cm" svg:height="1.441cm" svg:x="13.14cm" svg:y="10.123cm">
          <text:p text:style-name="P55"><text:span text:style-name="T16">log files</text:span></text:p>
          <draw:enhanced-geometry svg:viewBox="0 0 21600 21600" draw:type="mso-spt202" draw:enhanced-path="M 0 0 L 21600 0 21600 21600 0 21600 0 0 Z N"/>
        </draw:custom-shape>
        <draw:line draw:style-name="gr92" draw:layer="layout" svg:x1="8.043cm" svg:y1="14.658cm" svg:x2="9.736cm" svg:y2="12.779cm">
          <text:p/>
        </draw:line>
        <draw:line draw:style-name="gr92" draw:layer="layout" svg:x1="13.652cm" svg:y1="14.42cm" svg:x2="11.35cm" svg:y2="12.7cm">
          <text:p/>
        </draw:line>
        <draw:custom-shape draw:style-name="gr131" draw:text-style-name="P45" draw:layer="layout" svg:width="3.513cm" svg:height="2.325cm" svg:x="12.668cm" svg:y="6.756cm">
          <text:p text:style-name="P55"><text:span text:style-name="T16">data</text:span><text:span text:style-name="T16"><text:line-break/></text:span><text:span text:style-name="T16">interpreter</text:span></text:p>
          <draw:enhanced-geometry svg:viewBox="0 0 21600 21600" draw:type="mso-spt202" draw:enhanced-path="M 0 0 L 21600 0 21600 21600 0 21600 0 0 Z N"/>
        </draw:custom-shape>
        <draw:custom-shape draw:style-name="gr94" draw:text-style-name="P41" draw:layer="layout" svg:width="1.667cm" svg:height="1.19cm" svg:x="17.092cm" svg:y="7.96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92" draw:layer="layout" svg:x1="14.499cm" svg:y1="9.155cm" svg:x2="14.499cm" svg:y2="10.028cm">
          <text:p/>
        </draw:line>
        <draw:line draw:style-name="gr116" draw:layer="layout" svg:x1="10.089cm" svg:y1="8.431cm" svg:x2="10.107cm" svg:y2="9.552cm">
          <text:p/>
        </draw:line>
        <draw:line draw:style-name="gr116" draw:layer="layout" svg:x1="10.936cm" svg:y1="9.516cm" svg:x2="12.489cm" svg:y2="8.493cm">
          <text:p/>
        </draw:line>
        <draw:frame presentation:style-name="pr12" draw:layer="layout" svg:width="19.791cm" svg:height="2.079cm" svg:x="2.751cm" svg:y="1.394cm" presentation:class="title" presentation:user-transformed="true">
          <draw:text-box>
            <text:p>yangcli NETCONF Client</text:p>
          </draw:text-box>
        </draw:frame>
        <presentation:notes draw:style-name="dp3">
          <draw:page-thumbnail draw:layer="layout" svg:width="12.885cm" svg:height="9.662cm" svg:x="3.259cm" svg:y="1.936cm" draw:page-number="25"/>
          <draw:frame presentation:style-name="pr7" draw:text-style-name="P23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dump compiler" draw:style-name="dp1" draw:master-page-name="Default" presentation:presentation-page-layout-name="AL3T19">
        <office:forms form:automatic-focus="false" form:apply-design-mode="false"/>
        <draw:custom-shape draw:style-name="gr132" draw:text-style-name="P43" draw:layer="layout" svg:width="9.366cm" svg:height="7.527cm" svg:x="7.416cm" svg:y="7.236cm">
          <text:p text:style-name="P42"><text:span text:style-name="T39">yangdump</text:span></text:p>
          <draw:enhanced-geometry svg:viewBox="0 0 21600 21600" draw:type="mso-spt202" draw:enhanced-path="M 0 0 L 21600 0 21600 21600 0 21600 0 0 Z N"/>
        </draw:custom-shape>
        <draw:custom-shape draw:style-name="gr133" draw:text-style-name="P45" draw:layer="layout" svg:width="2.94cm" svg:height="1.488cm" svg:x="2.65cm" svg:y="10.311cm">
          <text:p text:style-name="P44"><text:span text:style-name="T16">modules</text:span></text:p>
          <draw:enhanced-geometry svg:viewBox="0 0 21600 21600" draw:type="mso-spt202" draw:enhanced-path="M 0 0 L 21600 0 21600 21600 0 21600 0 0 Z N"/>
        </draw:custom-shape>
        <draw:custom-shape draw:style-name="gr134" draw:text-style-name="P45" draw:layer="layout" svg:width="3.513cm" svg:height="2.069cm" svg:x="8.02cm" svg:y="12.126cm">
          <text:p text:style-name="P44"><text:span text:style-name="T16">parser</text:span><text:span text:style-name="T16"><text:line-break/></text:span><text:span text:style-name="T16">validator</text:span></text:p>
          <draw:enhanced-geometry svg:viewBox="0 0 21600 21600" draw:type="mso-spt202" draw:enhanced-path="M 0 0 L 21600 0 21600 21600 0 21600 0 0 Z N"/>
        </draw:custom-shape>
        <draw:custom-shape draw:style-name="gr135" draw:text-style-name="P45" draw:layer="layout" svg:width="3.12cm" svg:height="1.638cm" svg:x="8.317cm" svg:y="8.949cm">
          <text:p text:style-name="P44"><text:span text:style-name="T16">object tre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6" draw:text-style-name="P45" draw:layer="layout" svg:width="3.164cm" svg:height="2.037cm" svg:x="12.925cm" svg:y="12.046cm">
          <text:p text:style-name="P44"><text:span text:style-name="T16">error</text:span><text:span text:style-name="T16"><text:line-break/></text:span><text:span text:style-name="T16">reports</text:span></text:p>
          <draw:enhanced-geometry svg:viewBox="0 0 21600 21600" draw:type="mso-spt202" draw:enhanced-path="M 0 0 L 21600 0 21600 21600 0 21600 0 0 Z N"/>
        </draw:custom-shape>
        <draw:line draw:style-name="gr118" draw:layer="layout" svg:x1="9.903cm" svg:y1="10.681cm" svg:x2="9.902cm" svg:y2="11.987cm">
          <text:p/>
        </draw:line>
        <draw:custom-shape draw:style-name="gr137" draw:text-style-name="P43" draw:layer="layout" svg:width="3.375cm" svg:height="1.483cm" svg:x="18.814cm" svg:y="11.355cm">
          <text:p text:style-name="P42"><text:span text:style-name="T39">XSD</text:span></text:p>
          <draw:enhanced-geometry svg:viewBox="0 0 21600 21600" draw:type="mso-spt202" draw:enhanced-path="M 0 0 L 21600 0 21600 21600 0 21600 0 0 Z N"/>
        </draw:custom-shape>
        <draw:line draw:style-name="gr92" draw:layer="layout" svg:x1="11.551cm" svg:y1="9.755cm" svg:x2="12.817cm" svg:y2="9.747cm">
          <text:p/>
        </draw:line>
        <draw:line draw:style-name="gr92" draw:layer="layout" svg:x1="11.567cm" svg:y1="13.236cm" svg:x2="12.817cm" svg:y2="13.233cm">
          <text:p/>
        </draw:line>
        <draw:custom-shape draw:style-name="gr138" draw:text-style-name="P45" draw:layer="layout" svg:width="3.164cm" svg:height="1.635cm" svg:x="12.777cm" svg:y="9.003cm">
          <text:p text:style-name="P44"><text:span text:style-name="T16">translators</text:span></text:p>
          <draw:enhanced-geometry svg:viewBox="0 0 21600 21600" draw:type="mso-spt202" draw:enhanced-path="M 0 0 L 21600 0 21600 21600 0 21600 0 0 Z N"/>
        </draw:custom-shape>
        <draw:custom-shape draw:style-name="gr94" draw:text-style-name="P41" draw:layer="layout" svg:width="1.187cm" svg:height="0.891cm" svg:x="6.042cm" svg:y="10.6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9" draw:text-style-name="P41" draw:layer="layout" svg:width="1.088cm" svg:height="10.707cm" svg:x="17.194cm" svg:y="5.66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92" draw:layer="layout" svg:x1="11.551cm" svg:y1="9.755cm" svg:x2="12.817cm" svg:y2="9.747cm">
          <text:p/>
        </draw:line>
        <draw:line draw:style-name="gr92" draw:layer="layout" svg:x1="11.551cm" svg:y1="9.755cm" svg:x2="12.817cm" svg:y2="9.747cm">
          <text:p/>
        </draw:line>
        <draw:custom-shape draw:style-name="gr140" draw:text-style-name="P43" draw:layer="layout" svg:width="3.375cm" svg:height="1.483cm" svg:x="18.839cm" svg:y="8.735cm">
          <text:p text:style-name="P42"><text:span text:style-name="T39">SQL</text:span></text:p>
          <draw:enhanced-geometry svg:viewBox="0 0 21600 21600" draw:type="mso-spt202" draw:enhanced-path="M 0 0 L 21600 0 21600 21600 0 21600 0 0 Z N"/>
        </draw:custom-shape>
        <draw:custom-shape draw:style-name="gr141" draw:text-style-name="P43" draw:layer="layout" svg:width="3.375cm" svg:height="1.483cm" svg:x="18.815cm" svg:y="11.356cm">
          <text:p text:style-name="P42"><text:span text:style-name="T39">C</text:span></text:p>
          <draw:enhanced-geometry svg:viewBox="0 0 21600 21600" draw:type="mso-spt202" draw:enhanced-path="M 0 0 L 21600 0 21600 21600 0 21600 0 0 Z N"/>
        </draw:custom-shape>
        <draw:custom-shape draw:style-name="gr142" draw:text-style-name="P43" draw:layer="layout" svg:width="3.375cm" svg:height="1.483cm" svg:x="18.89cm" svg:y="13.608cm">
          <text:p text:style-name="P42"><text:span text:style-name="T39">YANG</text:span></text:p>
          <draw:enhanced-geometry svg:viewBox="0 0 21600 21600" draw:type="mso-spt202" draw:enhanced-path="M 0 0 L 21600 0 21600 21600 0 21600 0 0 Z N"/>
        </draw:custom-shape>
        <draw:custom-shape draw:style-name="gr143" draw:text-style-name="P43" draw:layer="layout" svg:width="3.375cm" svg:height="1.483cm" svg:x="18.914cm" svg:y="6.164cm">
          <text:p text:style-name="P42"><text:span text:style-name="T39">HTML</text:span></text:p>
          <draw:enhanced-geometry svg:viewBox="0 0 21600 21600" draw:type="mso-spt202" draw:enhanced-path="M 0 0 L 21600 0 21600 21600 0 21600 0 0 Z N"/>
        </draw:custom-shape>
        <draw:frame presentation:style-name="pr12" draw:layer="layout" svg:width="19.791cm" svg:height="2.079cm" svg:x="2.751cm" svg:y="1.394cm" presentation:class="title">
          <draw:text-box>
            <text:p>yangdump YANG compiler</text:p>
          </draw:text-box>
        </draw:frame>
        <presentation:notes draw:style-name="dp3">
          <office:forms form:automatic-focus="false" form:apply-design-mode="false"/>
          <draw:page-thumbnail draw:layer="layout" svg:width="12.885cm" svg:height="9.662cm" svg:x="3.259cm" svg:y="1.936cm" draw:page-number="26"/>
          <draw:frame presentation:style-name="pr7" draw:text-style-name="P23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diff compare" draw:style-name="dp1" draw:master-page-name="Default" presentation:presentation-page-layout-name="AL3T19">
        <office:forms form:automatic-focus="false" form:apply-design-mode="false"/>
        <draw:custom-shape draw:style-name="gr144" draw:text-style-name="P43" draw:layer="layout" svg:width="9.366cm" svg:height="7.527cm" svg:x="7.209cm" svg:y="7.897cm">
          <text:p text:style-name="P42"><text:span text:style-name="T39">yangdiff</text:span></text:p>
          <draw:enhanced-geometry svg:viewBox="0 0 21600 21600" draw:type="mso-spt202" draw:enhanced-path="M 0 0 L 21600 0 21600 21600 0 21600 0 0 Z N"/>
        </draw:custom-shape>
        <draw:custom-shape draw:style-name="gr145" draw:text-style-name="P45" draw:layer="layout" svg:width="2.94cm" svg:height="2.496cm" svg:x="2.42cm" svg:y="9.017cm">
          <text:p text:style-name="P44"><text:span text:style-name="T16">old</text:span><text:span text:style-name="T16"><text:line-break/></text:span><text:span text:style-name="T16">modules</text:span></text:p>
          <draw:enhanced-geometry svg:viewBox="0 0 21600 21600" draw:type="mso-spt202" draw:enhanced-path="M 0 0 L 21600 0 21600 21600 0 21600 0 0 Z N"/>
        </draw:custom-shape>
        <draw:custom-shape draw:style-name="gr146" draw:text-style-name="P45" draw:layer="layout" svg:width="3.513cm" svg:height="2.069cm" svg:x="7.813cm" svg:y="12.787cm">
          <text:p text:style-name="P44"><text:span text:style-name="T16">parser</text:span><text:span text:style-name="T16"><text:line-break/></text:span><text:span text:style-name="T16">validator</text:span></text:p>
          <draw:enhanced-geometry svg:viewBox="0 0 21600 21600" draw:type="mso-spt202" draw:enhanced-path="M 0 0 L 21600 0 21600 21600 0 21600 0 0 Z N"/>
        </draw:custom-shape>
        <draw:custom-shape draw:style-name="gr147" draw:text-style-name="P45" draw:layer="layout" svg:width="3.566cm" svg:height="1.718cm" svg:x="7.767cm" svg:y="9.61cm">
          <text:p text:style-name="P44"><text:span text:style-name="T16">object trees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8" draw:text-style-name="P45" draw:layer="layout" svg:width="3.164cm" svg:height="1.787cm" svg:x="12.718cm" svg:y="12.707cm">
          <text:p text:style-name="P44"><text:span text:style-name="T16">reports</text:span></text:p>
          <draw:enhanced-geometry svg:viewBox="0 0 21600 21600" draw:type="mso-spt202" draw:enhanced-path="M 0 0 L 21600 0 21600 21600 0 21600 0 0 Z N"/>
        </draw:custom-shape>
        <draw:line draw:style-name="gr118" draw:layer="layout" svg:x1="9.696cm" svg:y1="11.342cm" svg:x2="9.695cm" svg:y2="12.648cm">
          <text:p/>
        </draw:line>
        <draw:line draw:style-name="gr92" draw:layer="layout" svg:x1="11.344cm" svg:y1="10.416cm" svg:x2="12.61cm" svg:y2="10.408cm">
          <text:p/>
        </draw:line>
        <draw:custom-shape draw:style-name="gr149" draw:text-style-name="P45" draw:layer="layout" svg:width="3.164cm" svg:height="1.635cm" svg:x="12.57cm" svg:y="9.664cm">
          <text:p text:style-name="P44"><text:span text:style-name="T16">compare</text:span></text:p>
          <draw:enhanced-geometry svg:viewBox="0 0 21600 21600" draw:type="mso-spt202" draw:enhanced-path="M 0 0 L 21600 0 21600 21600 0 21600 0 0 Z N"/>
        </draw:custom-shape>
        <draw:custom-shape draw:style-name="gr94" draw:text-style-name="P41" draw:layer="layout" svg:width="1.187cm" svg:height="0.891cm" svg:x="5.858cm" svg:y="10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9" draw:text-style-name="P41" draw:layer="layout" svg:width="1.088cm" svg:height="10.707cm" svg:x="17.07cm" svg:y="5.99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92" draw:layer="layout" svg:x1="11.344cm" svg:y1="10.416cm" svg:x2="12.61cm" svg:y2="10.408cm">
          <text:p/>
        </draw:line>
        <draw:line draw:style-name="gr92" draw:layer="layout" svg:x1="11.344cm" svg:y1="10.416cm" svg:x2="12.61cm" svg:y2="10.408cm">
          <text:p/>
        </draw:line>
        <draw:custom-shape draw:style-name="gr150" draw:text-style-name="P43" draw:layer="layout" svg:width="4.366cm" svg:height="1.633cm" svg:x="18.379cm" svg:y="12.295cm">
          <text:p text:style-name="P42"><text:span text:style-name="T39">revision-stmt</text:span></text:p>
          <draw:enhanced-geometry svg:viewBox="0 0 21600 21600" draw:type="mso-spt202" draw:enhanced-path="M 0 0 L 21600 0 21600 21600 0 21600 0 0 Z N"/>
        </draw:custom-shape>
        <draw:custom-shape draw:style-name="gr151" draw:text-style-name="P43" draw:layer="layout" svg:width="4.084cm" svg:height="1.483cm" svg:x="18.454cm" svg:y="9.724cm">
          <text:p text:style-name="P42"><text:span text:style-name="T39">diff report</text:span></text:p>
          <draw:enhanced-geometry svg:viewBox="0 0 21600 21600" draw:type="mso-spt202" draw:enhanced-path="M 0 0 L 21600 0 21600 21600 0 21600 0 0 Z N"/>
        </draw:custom-shape>
        <draw:custom-shape draw:style-name="gr152" draw:text-style-name="P45" draw:layer="layout" svg:width="2.94cm" svg:height="2.589cm" svg:x="2.581cm" svg:y="12.375cm">
          <text:p text:style-name="P44"><text:span text:style-name="T16">new</text:span><text:span text:style-name="T16"><text:line-break/></text:span><text:span text:style-name="T16">modules</text:span></text:p>
          <draw:enhanced-geometry svg:viewBox="0 0 21600 21600" draw:type="mso-spt202" draw:enhanced-path="M 0 0 L 21600 0 21600 21600 0 21600 0 0 Z N"/>
        </draw:custom-shape>
        <draw:custom-shape draw:style-name="gr94" draw:text-style-name="P41" draw:layer="layout" svg:width="1.187cm" svg:height="0.891cm" svg:x="5.79cm" svg:y="13.1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78" draw:layer="layout" svg:x1="14.209cm" svg:y1="11.397cm" svg:x2="14.209cm" svg:y2="12.755cm">
          <text:p/>
        </draw:line>
        <draw:frame presentation:style-name="pr12" draw:layer="layout" svg:width="19.791cm" svg:height="2.079cm" svg:x="2.751cm" svg:y="1.394cm" presentation:class="title">
          <draw:text-box>
            <text:p>yangdiff YANG Diff Tool</text:p>
          </draw:text-box>
        </draw:frame>
        <presentation:notes draw:style-name="dp3">
          <office:forms form:automatic-focus="false" form:apply-design-mode="false"/>
          <draw:page-thumbnail draw:layer="layout" svg:width="12.885cm" svg:height="9.662cm" svg:x="3.259cm" svg:y="1.936cm" draw:page-number="27"/>
          <draw:frame presentation:style-name="pr7" draw:text-style-name="P23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19.791cm" svg:height="2.33cm" svg:x="2.751cm" svg:y="1.269cm" presentation:class="title">
          <draw:text-box>
            <text:p text:style-name="P1">Summary<text:tab/></text:p>
          </draw:text-box>
        </draw:frame>
        <draw:frame presentation:style-name="pr11" draw:layer="layout" svg:width="19.896cm" svg:height="12.874cm" svg:x="2.752cm" svg:y="3.809cm" presentation:class="outline" presentation:user-transformed="true">
          <draw:text-box>
            <text:p text:style-name="P6"/>
            <text:list text:style-name="L3">
              <text:list-item>
                <text:p text:style-name="P1">The YANG module becomes the source code, replacing the need to manually implement almost any data model programming task</text:p>
              </text:list-item>
              <text:list-item>
                <text:p text:style-name="P1">Automation tools can be developed which remove most of the development costs related to network management software development</text:p>
              </text:list-item>
              <text:list-item>
                <text:p text:style-name="P1">2<text:span text:style-name="T48">nd</text:span> and 3<text:span text:style-name="T48">rd</text:span> party application/feature development for complex networking devices is now possible <text:s/></text:p>
              </text:list-item>
              <text:list-item>
                <text:p text:style-name="P1"><text:span text:style-name="T49">Yuma Tools fully supports the YANG language</text:span></text:p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28" presentation:class="page"/>
          <draw:frame presentation:style-name="pr3" draw:text-style-name="P16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3T19">
        <office:forms form:automatic-focus="false" form:apply-design-mode="false"/>
        <draw:rect draw:style-name="gr153" draw:text-style-name="P57" draw:layer="layout" svg:width="4.756cm" svg:height="2.258cm" svg:x="3.035cm" svg:y="12.758cm">
          <text:p text:style-name="P56"><text:span text:style-name="T50">YANG Modules</text:span></text:p>
        </draw:rect>
        <draw:rect draw:style-name="gr153" draw:text-style-name="P57" draw:layer="layout" svg:width="4.825cm" svg:height="2.079cm" svg:x="16.054cm" svg:y="10.764cm">
          <text:p text:style-name="P56"><text:span text:style-name="T50">YANG</text:span><text:span text:style-name="T50"><text:line-break/></text:span><text:span text:style-name="T50">Database</text:span></text:p>
        </draw:rect>
        <draw:rect draw:style-name="gr154" draw:text-style-name="P57" draw:layer="layout" svg:width="3.86cm" svg:height="2.079cm" svg:x="10.343cm" svg:y="5.832cm">
          <text:p text:style-name="P56"><text:span text:style-name="T50">yangcli</text:span></text:p>
        </draw:rect>
        <draw:rect draw:style-name="gr154" draw:text-style-name="P57" draw:layer="layout" svg:width="3.86cm" svg:height="2.13cm" svg:x="19.432cm" svg:y="6.98cm">
          <text:p text:style-name="P56"><text:span text:style-name="T50">netconfd</text:span></text:p>
        </draw:rect>
        <draw:rect draw:style-name="gr154" draw:text-style-name="P57" draw:layer="layout" svg:width="3.86cm" svg:height="2.079cm" svg:x="10.22cm" svg:y="14.912cm">
          <text:p text:style-name="P56"><text:span text:style-name="T50">yangdiff</text:span></text:p>
        </draw:rect>
        <draw:rect draw:style-name="gr154" draw:text-style-name="P57" draw:layer="layout" svg:width="3.86cm" svg:height="2.079cm" svg:x="10.241cm" svg:y="11.35cm">
          <text:p text:style-name="P56"><text:span text:style-name="T50">yangdump</text:span></text:p>
        </draw:rect>
        <draw:rect draw:style-name="gr154" draw:text-style-name="P57" draw:layer="layout" svg:width="3.86cm" svg:height="2.079cm" svg:x="16.2cm" svg:y="14.974cm">
          <text:p text:style-name="P56"><text:span text:style-name="T50">YANG</text:span><text:span text:style-name="T50"><text:line-break/></text:span><text:span text:style-name="T50">Web Docs</text:span></text:p>
        </draw:rect>
        <draw:line draw:style-name="gr155" draw:text-style-name="P41" draw:layer="layout" svg:x1="7.965cm" svg:y1="13.546cm" svg:x2="10.105cm" svg:y2="12.424cm">
          <text:p/>
        </draw:line>
        <draw:line draw:style-name="gr155" draw:text-style-name="P41" draw:layer="layout" svg:x1="7.993cm" svg:y1="14.014cm" svg:x2="9.902cm" svg:y2="15.447cm">
          <text:p/>
        </draw:line>
        <draw:line draw:style-name="gr155" draw:text-style-name="P41" draw:layer="layout" svg:x1="14.203cm" svg:y1="12.164cm" svg:x2="15.928cm" svg:y2="12.164cm">
          <text:p/>
        </draw:line>
        <draw:line draw:style-name="gr155" draw:text-style-name="P41" draw:layer="layout" svg:x1="14.265cm" svg:y1="16.079cm" svg:x2="15.804cm" svg:y2="16.079cm">
          <text:p/>
        </draw:line>
        <draw:line draw:style-name="gr155" draw:text-style-name="P41" draw:layer="layout" svg:x1="19.502cm" svg:y1="10.626cm" svg:x2="20.26cm" svg:y2="9.331cm">
          <text:p/>
        </draw:line>
        <draw:line draw:style-name="gr155" draw:text-style-name="P41" draw:layer="layout" svg:x1="16.873cm" svg:y1="10.548cm" svg:x2="14.37cm" svg:y2="9.552cm">
          <text:p/>
        </draw:line>
        <draw:rect draw:style-name="gr156" draw:text-style-name="P57" draw:layer="layout" svg:width="3.86cm" svg:height="2.079cm" svg:x="10.302cm" svg:y="8.598cm">
          <text:p text:style-name="P56"><text:span text:style-name="T50">yangui</text:span></text:p>
        </draw:rect>
        <draw:line draw:style-name="gr155" draw:text-style-name="P41" draw:layer="layout" svg:x1="18.127cm" svg:y1="12.96cm" svg:x2="18.125cm" svg:y2="14.73cm">
          <text:p/>
        </draw:line>
        <draw:line draw:style-name="gr155" draw:text-style-name="P41" draw:layer="layout" svg:x1="14.163cm" svg:y1="12.916cm" svg:x2="15.886cm" svg:y2="15.084cm">
          <text:p/>
        </draw:line>
        <draw:line draw:style-name="gr155" draw:text-style-name="P41" draw:layer="layout" svg:x1="17.981cm" svg:y1="10.636cm" svg:x2="14.533cm" svg:y2="7.184cm">
          <text:p/>
        </draw:line>
        <draw:rect draw:style-name="gr156" draw:text-style-name="P57" draw:layer="layout" svg:width="3.86cm" svg:height="2.079cm" svg:x="3.719cm" svg:y="6.931cm">
          <text:p text:style-name="P56"><text:span text:style-name="T50">yumabench</text:span></text:p>
        </draw:rect>
        <draw:line draw:style-name="gr157" draw:text-style-name="P41" draw:layer="layout" svg:x1="7.674cm" svg:y1="7.757cm" svg:x2="10.192cm" svg:y2="4.995cm">
          <text:p/>
        </draw:line>
        <draw:line draw:style-name="gr157" draw:text-style-name="P41" draw:layer="layout" svg:x1="7.718cm" svg:y1="8.329cm" svg:x2="8.602cm" svg:y2="11.661cm">
          <text:p/>
        </draw:line>
        <draw:frame presentation:style-name="pr12" draw:layer="layout" svg:width="19.791cm" svg:height="2.079cm" svg:x="2.751cm" svg:y="1.394cm" presentation:class="title">
          <draw:text-box>
            <text:p>Yuma Tools Roadmap</text:p>
          </draw:text-box>
        </draw:frame>
        <presentation:notes draw:style-name="dp2">
          <draw:page-thumbnail draw:style-name="gr1" draw:layer="layout" svg:width="7.273cm" svg:height="9.666cm" svg:x="6.062cm" svg:y="1.958cm" draw:page-number="29" presentation:class="page"/>
          <draw:frame presentation:style-name="pr13" draw:text-style-name="P58" draw:layer="layout" svg:width="15.519cm" svg:height="11.369cm" svg:x="1.94cm" svg:y="12.24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custom-shape draw:style-name="gr158" draw:text-style-name="P43" draw:layer="layout" svg:width="6.479cm" svg:height="7.431cm" svg:x="2.785cm" svg:y="5.538cm">
          <text:p text:style-name="P42"><text:span text:style-name="T39">project X modules</text:span></text:p>
          <draw:enhanced-geometry svg:viewBox="0 0 21600 21600" draw:type="mso-spt202" draw:enhanced-path="M 0 0 L 21600 0 21600 21600 0 21600 0 0 Z N"/>
        </draw:custom-shape>
        <draw:custom-shape draw:style-name="gr159" draw:text-style-name="P45" draw:layer="layout" svg:width="3.513cm" svg:height="3.837cm" svg:x="4.194cm" svg:y="6.942cm">
          <text:p text:style-name="P44"><text:span text:style-name="T16">foo.yang</text:span><text:span text:style-name="T16"><text:line-break/></text:span><text:span text:style-name="T40">(altered </text:span><text:span text:style-name="T40"><text:line-break/></text:span><text:span text:style-name="T40">just for this project)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4" draw:text-style-name="P41" draw:layer="layout" svg:width="6.267cm" svg:height="0.65cm" svg:x="9.69cm" svg:y="7.33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0" draw:text-style-name="P43" draw:layer="layout" svg:width="6.479cm" svg:height="7.382cm" svg:x="16.344cm" svg:y="5.466cm">
          <text:p text:style-name="P42"><text:span text:style-name="T39">published modules</text:span></text:p>
          <draw:enhanced-geometry svg:viewBox="0 0 21600 21600" draw:type="mso-spt202" draw:enhanced-path="M 0 0 L 21600 0 21600 21600 0 21600 0 0 Z N"/>
        </draw:custom-shape>
        <draw:custom-shape draw:style-name="gr161" draw:text-style-name="P45" draw:layer="layout" svg:width="3.513cm" svg:height="2.069cm" svg:x="17.753cm" svg:y="6.87cm">
          <text:p text:style-name="P44"><text:span text:style-name="T16">foo.yang</text:span></text:p>
          <draw:enhanced-geometry svg:viewBox="0 0 21600 21600" draw:type="mso-spt202" draw:enhanced-path="M 0 0 L 21600 0 21600 21600 0 21600 0 0 Z N"/>
        </draw:custom-shape>
        <draw:custom-shape draw:style-name="gr162" draw:text-style-name="P52" draw:layer="layout" svg:width="4.75cm" svg:height="2.082cm" svg:x="17.22cm" svg:y="10.215cm">
          <text:p text:style-name="P51"><text:span text:style-name="T40">deviations</text:span><text:span text:style-name="T40"><text:line-break/></text:span><text:span text:style-name="T40">for project X</text:span></text:p>
          <draw:enhanced-geometry svg:viewBox="0 0 21600 21600" draw:type="mso-spt202" draw:enhanced-path="M 0 0 L 21600 0 21600 21600 0 21600 0 0 Z N"/>
        </draw:custom-shape>
        <draw:frame draw:style-name="gr3" draw:text-style-name="P49" draw:layer="layout" svg:width="6.598cm" svg:height="0.927cm" svg:x="9.716cm" svg:y="6.246cm">
          <draw:text-box>
            <text:p text:style-name="P48"><text:span text:style-name="T37">check out common version</text:span></text:p>
          </draw:text-box>
        </draw:frame>
        <draw:custom-shape draw:style-name="gr94" draw:text-style-name="P41" draw:layer="layout" svg:width="1.519cm" svg:height="0.65cm" svg:x="9.586cm" svg:y="11.016cm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4" draw:layer="layout" svg:width="6.391cm" svg:height="1.098cm" svg:x="2.624cm" svg:y="4.121cm">
          <draw:text-box>
            <text:p text:style-name="P53"><text:span text:style-name="T41">~/swdev/mymodules</text:span></text:p>
          </draw:text-box>
        </draw:frame>
        <draw:frame draw:style-name="gr3" draw:text-style-name="P54" draw:layer="layout" svg:width="5.061cm" svg:height="1.098cm" svg:x="17.004cm" svg:y="4.077cm">
          <draw:text-box>
            <text:p text:style-name="P53"><text:span text:style-name="T41">/public/modules</text:span></text:p>
          </draw:text-box>
        </draw:frame>
        <draw:frame draw:style-name="gr3" draw:text-style-name="P49" draw:layer="layout" svg:width="6.649cm" svg:height="0.927cm" svg:x="9.456cm" svg:y="9.132cm">
          <draw:text-box>
            <text:p text:style-name="P48"><text:span text:style-name="T37">check in just the deviations</text:span></text:p>
          </draw:text-box>
        </draw:frame>
        <draw:custom-shape draw:style-name="gr163" draw:text-style-name="P45" draw:layer="layout" svg:width="2.937cm" svg:height="1.782cm" svg:x="11.464cm" svg:y="10.515cm">
          <text:p text:style-name="P44"><text:span text:style-name="T16">yangdiff</text:span></text:p>
          <draw:enhanced-geometry svg:viewBox="0 0 21600 21600" draw:type="mso-spt202" draw:enhanced-path="M 0 0 L 21600 0 21600 21600 0 21600 0 0 Z N"/>
        </draw:custom-shape>
        <draw:custom-shape draw:style-name="gr94" draw:text-style-name="P41" draw:layer="layout" svg:width="1.519cm" svg:height="0.65cm" svg:x="14.619cm" svg:y="11.104cm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4" draw:text-style-name="P54" draw:layer="layout" svg:width="20.238cm" svg:height="2.792cm" svg:x="3.057cm" svg:y="14.14cm">
          <draw:text-box>
            <text:p text:style-name="P53"><text:span text:style-name="T41">Automatically maintain a common data module, plus a set of patches </text:span><text:span text:style-name="T41"><text:line-break/></text:span><text:span text:style-name="T41">for each desired platform -- NOT a giant DESCRIPTION clause to </text:span><text:span text:style-name="T41"><text:line-break/></text:span><text:span text:style-name="T41">cover all projects, or even worse, no documentation at all.</text:span></text:p>
          </draw:text-box>
        </draw:frame>
        <draw:frame presentation:style-name="pr12" draw:layer="layout" svg:width="19.791cm" svg:height="2.079cm" svg:x="2.751cm" svg:y="1.394cm" presentation:class="title" presentation:user-transformed="true">
          <draw:text-box>
            <text:p>Automatic Deviation Management</text:p>
          </draw:text-box>
        </draw:frame>
        <presentation:notes draw:style-name="dp3">
          <office:forms form:automatic-focus="false" form:apply-design-mode="false"/>
          <draw:page-thumbnail draw:layer="layout" svg:width="12.885cm" svg:height="9.662cm" svg:x="3.259cm" svg:y="1.936cm" draw:page-number="30"/>
          <draw:frame presentation:style-name="pr7" draw:text-style-name="P23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NETCONF as a Convergence Point?" draw:style-name="dp1" draw:master-page-name="Default" presentation:presentation-page-layout-name="AL2T1">
        <office:forms form:automatic-focus="false" form:apply-design-mode="false"/>
        <draw:frame presentation:style-name="pr8" draw:text-style-name="P59" draw:layer="layout" svg:width="19.791cm" svg:height="1.906cm" svg:x="2.751cm" svg:y="1.48cm" presentation:class="title" presentation:user-transformed="true">
          <draw:text-box>
            <text:p text:style-name="P1"><text:span text:style-name="T51">NETCONF as a Convergence Point?</text:span></text:p>
          </draw:text-box>
        </draw:frame>
        <draw:custom-shape draw:style-name="gr165" draw:text-style-name="P25" draw:layer="layout" svg:width="3.113cm" svg:height="1.679cm" svg:x="3.634cm" svg:y="5.045cm">
          <text:p text:style-name="P17"><text:span text:style-name="T6">NETCONF</text:span></text:p>
          <text:p text:style-name="P17"><text:span text:style-name="T6"><text:s/></text:span><text:span text:style-name="T6">Client</text:span></text:p>
          <draw:enhanced-geometry svg:viewBox="0 0 21600 21600" draw:type="mso-spt202" draw:enhanced-path="M 0 0 L 21600 0 21600 21600 0 21600 0 0 Z N"/>
        </draw:custom-shape>
        <draw:custom-shape draw:style-name="gr165" draw:text-style-name="P25" draw:layer="layout" svg:width="3.113cm" svg:height="1.679cm" svg:x="9.587cm" svg:y="4.939cm">
          <text:p text:style-name="P17"><text:span text:style-name="T6">NETCONF</text:span></text:p>
          <text:p text:style-name="P17"><text:span text:style-name="T6"><text:s text:c="4"/></text:span><text:span text:style-name="T6">Server</text:span></text:p>
          <draw:enhanced-geometry svg:viewBox="0 0 21600 21600" draw:type="mso-spt202" draw:enhanced-path="M 0 0 L 21600 0 21600 21600 0 21600 0 0 Z N"/>
        </draw:custom-shape>
        <draw:line draw:style-name="gr166" draw:text-style-name="P19" draw:layer="layout" svg:x1="6.941cm" svg:y1="5.896cm" svg:x2="9.181cm" svg:y2="5.896cm">
          <text:p/>
        </draw:line>
        <draw:line draw:style-name="gr167" draw:text-style-name="P19" draw:layer="layout" svg:x1="13.128cm" svg:y1="6.006cm" svg:x2="16.435cm" svg:y2="7.607cm">
          <text:p/>
        </draw:line>
        <draw:custom-shape draw:style-name="gr168" draw:text-style-name="P27" draw:layer="layout" svg:width="20.162cm" svg:height="2.481cm" svg:x="2.619cm" svg:y="14.539cm">
          <text:list text:style-name="L7">
            <text:list-item>
              <text:p text:style-name="P26"><text:span text:style-name="T6"><text:s/></text:span><text:span text:style-name="T6">The </text:span><text:span text:style-name="T10">client</text:span><text:span text:style-name="T6"> uses one protocol, and only or two NETCONF sessions for all NM activity</text:span></text:p>
            </text:list-item>
            <text:list-item>
              <text:p text:style-name="P26"><text:span text:style-name="T6"><text:s/></text:span><text:span text:style-name="T6">The </text:span><text:span text:style-name="T10">server</text:span><text:span text:style-name="T6"> packages or fully converts various data sources to NETCONF/XML format</text:span></text:p>
            </text:list-item>
            <text:list-item>
              <text:p text:style-name="P26"><text:span text:style-name="T6"><text:s/></text:span><text:span text:style-name="T6">The </text:span><text:span text:style-name="T10">configuration database</text:span><text:span text:style-name="T6"> is a conceptual hierarchical tree encoded in XML</text:span></text:p>
            </text:list-item>
            <text:list-item>
              <text:p text:style-name="P26"><text:span text:style-name="T6"><text:s/></text:span><text:span text:style-name="T6">The </text:span><text:span text:style-name="T10">data sources</text:span><text:span text:style-name="T6"> provide the raw data formats, which continue to be accessibl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9" draw:text-style-name="P25" draw:layer="layout" svg:width="4.692cm" svg:height="0.816cm" svg:x="17.608cm" svg:y="5.151cm">
          <text:p text:style-name="P17"><text:span text:style-name="T8"><text:s text:c="2"/></text:span><text:span text:style-name="T8">Syslog data</text:span></text:p>
          <draw:enhanced-geometry svg:viewBox="0 0 21600 21600" draw:type="mso-spt202" draw:enhanced-path="M 0 0 L 21600 0 21600 21600 0 21600 0 0 Z N"/>
        </draw:custom-shape>
        <draw:custom-shape draw:style-name="gr169" draw:text-style-name="P25" draw:layer="layout" svg:width="4.692cm" svg:height="0.816cm" svg:x="17.714cm" svg:y="10.914cm">
          <text:p text:style-name="P17"><text:span text:style-name="T6"><text:s text:c="4"/></text:span><text:span text:style-name="T6">MIB data</text:span></text:p>
          <draw:enhanced-geometry svg:viewBox="0 0 21600 21600" draw:type="mso-spt202" draw:enhanced-path="M 0 0 L 21600 0 21600 21600 0 21600 0 0 Z N"/>
        </draw:custom-shape>
        <draw:custom-shape draw:style-name="gr170" draw:text-style-name="P25" draw:layer="layout" svg:width="4.692cm" svg:height="1.371cm" svg:x="17.608cm" svg:y="6.218cm">
          <text:p text:style-name="P17"><text:span text:style-name="T6"><text:s text:c="6"/></text:span><text:span text:style-name="T6">SNMP Notification data</text:span></text:p>
          <draw:enhanced-geometry svg:viewBox="0 0 21600 21600" draw:type="mso-spt202" draw:enhanced-path="M 0 0 L 21600 0 21600 21600 0 21600 0 0 Z N"/>
        </draw:custom-shape>
        <draw:custom-shape draw:style-name="gr169" draw:text-style-name="P25" draw:layer="layout" svg:width="3.113cm" svg:height="0.816cm" svg:x="10.888cm" svg:y="12.087cm">
          <text:p text:style-name="P17"><text:span text:style-name="T6">NV Storage</text:span></text:p>
          <draw:enhanced-geometry svg:viewBox="0 0 21600 21600" draw:type="mso-spt202" draw:enhanced-path="M 0 0 L 21600 0 21600 21600 0 21600 0 0 Z N"/>
        </draw:custom-shape>
        <draw:line draw:style-name="gr171" draw:text-style-name="P19" draw:layer="layout" svg:x1="16.541cm" svg:y1="11.976cm" svg:x2="13.873cm" svg:y2="10.591cm">
          <text:p/>
        </draw:line>
        <draw:custom-shape draw:style-name="gr169" draw:text-style-name="P25" draw:layer="layout" svg:width="4.692cm" svg:height="0.816cm" svg:x="17.714cm" svg:y="9.843cm">
          <text:p text:style-name="P17"><text:span text:style-name="T6"><text:s text:c="4"/></text:span><text:span text:style-name="T6">CLI data</text:span></text:p>
          <draw:enhanced-geometry svg:viewBox="0 0 21600 21600" draw:type="mso-spt202" draw:enhanced-path="M 0 0 L 21600 0 21600 21600 0 21600 0 0 Z N"/>
        </draw:custom-shape>
        <draw:custom-shape draw:style-name="gr172" draw:text-style-name="P25" draw:layer="layout" svg:width="4.052cm" svg:height="1.926cm" svg:x="9.715cm" svg:y="8.886cm">
          <text:p text:style-name="P17"><text:span text:style-name="T6">XML encoded configuration database</text:span></text:p>
          <draw:enhanced-geometry svg:viewBox="0 0 21600 21600" draw:type="mso-spt202" draw:enhanced-path="M 0 0 L 21600 0 21600 21600 0 21600 0 0 Z N"/>
        </draw:custom-shape>
        <draw:custom-shape draw:style-name="gr173" draw:text-style-name="P2" draw:layer="layout" svg:width="0.639cm" svg:height="3.523cm" svg:x="16.647cm" svg:y="5.7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4" draw:text-style-name="P27" draw:layer="layout" svg:width="3.512cm" svg:height="0.816cm" svg:x="18.668cm" svg:y="4.189cm">
          <text:p text:style-name="P26"><text:span text:style-name="T6">Data Sources</text:span></text:p>
          <draw:enhanced-geometry svg:viewBox="0 0 21600 21600" draw:type="mso-spt202" draw:enhanced-path="M 0 0 L 21600 0 21600 21600 0 21600 0 0 Z N"/>
        </draw:custom-shape>
        <draw:custom-shape draw:style-name="gr169" draw:text-style-name="P25" draw:layer="layout" svg:width="4.692cm" svg:height="0.816cm" svg:x="17.714cm" svg:y="12.087cm">
          <text:p text:style-name="P17"><text:span text:style-name="T6"><text:s text:c="4"/></text:span><text:span text:style-name="T6">HTML data</text:span></text:p>
          <draw:enhanced-geometry svg:viewBox="0 0 21600 21600" draw:type="mso-spt202" draw:enhanced-path="M 0 0 L 21600 0 21600 21600 0 21600 0 0 Z N"/>
        </draw:custom-shape>
        <draw:custom-shape draw:style-name="gr170" draw:text-style-name="P25" draw:layer="layout" svg:width="4.692cm" svg:height="1.371cm" svg:x="17.608cm" svg:y="7.823cm">
          <text:p text:style-name="P17"><text:span text:style-name="T6"><text:s text:c="6"/></text:span><text:span text:style-name="T6">NETCONF Notification data</text:span></text:p>
          <draw:enhanced-geometry svg:viewBox="0 0 21600 21600" draw:type="mso-spt202" draw:enhanced-path="M 0 0 L 21600 0 21600 21600 0 21600 0 0 Z N"/>
        </draw:custom-shape>
        <draw:custom-shape draw:style-name="gr173" draw:text-style-name="P2" draw:layer="layout" svg:width="0.639cm" svg:height="3.524cm" svg:x="16.753cm" svg:y="10.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75" draw:text-style-name="P19" draw:layer="layout" svg:x1="12.488cm" svg:y1="11.976cm" svg:x2="12.488cm" svg:y2="11.019cm">
          <text:p/>
        </draw:line>
        <draw:line draw:style-name="gr176" draw:text-style-name="P19" draw:layer="layout" svg:x1="11.209cm" svg:y1="8.673cm" svg:x2="11.204cm" svg:y2="6.962cm">
          <text:p/>
        </draw:line>
        <draw:custom-shape draw:style-name="gr169" draw:text-style-name="P25" draw:layer="layout" svg:width="4.692cm" svg:height="0.816cm" svg:x="17.714cm" svg:y="13.154cm">
          <text:p text:style-name="P17"><text:span text:style-name="T6"><text:s text:c="4"/></text:span><text:span text:style-name="T6">XML data</text:span></text:p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page-thumbnail draw:layer="layout" svg:width="12.885cm" svg:height="9.662cm" svg:x="3.259cm" svg:y="1.936cm" draw:page-number="31"/>
          <draw:frame presentation:style-name="pr7" draw:text-style-name="P16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Definitions" draw:style-name="dp1" draw:master-page-name="Default" presentation:presentation-page-layout-name="AL4T10">
        <office:forms form:automatic-focus="false" form:apply-design-mode="false"/>
        <draw:frame presentation:style-name="pr9" draw:text-style-name="P24" draw:layer="layout" svg:width="19.791cm" svg:height="2.329cm" svg:x="2.751cm" svg:y="1.269cm" presentation:class="title" presentation:user-transformed="true">
          <draw:text-box>
            <text:p text:style-name="P1">YANG Definitions</text:p>
          </draw:text-box>
        </draw:frame>
        <draw:g>
          <draw:custom-shape draw:style-name="gr177" draw:text-style-name="P2" draw:layer="layout" svg:width="14.719cm" svg:height="1.098cm" svg:x="7.634cm" svg:y="13.78cm">
            <text:p text:style-name="P60"><text:span text:style-name="T52">NETCONF Notification content definition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4.591cm" svg:height="1.098cm" svg:x="3.043cm" svg:y="13.78cm">
            <text:p text:style-name="P61"><text:span text:style-name="T52">notification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14.719cm" svg:height="1.098cm" svg:x="7.634cm" svg:y="12.682cm">
            <text:p text:style-name="P60"><text:span text:style-name="T52">Remote Procedure Call Method definition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4.591cm" svg:height="1.098cm" svg:x="3.043cm" svg:y="12.682cm">
            <text:p text:style-name="P61"><text:span text:style-name="T53">rpc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14.719cm" svg:height="1.944cm" svg:x="7.634cm" svg:y="10.738cm">
            <text:p text:style-name="P60"><text:span text:style-name="T52">Protocol accessible data:</text:span><text:span text:style-name="T52"><text:line-break/></text:span><text:span text:style-name="T52">container, leaf, leaf-list, list, choice, etc.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4.591cm" svg:height="1.944cm" svg:x="3.043cm" svg:y="10.738cm">
            <text:p text:style-name="P61"><text:span text:style-name="T52">object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14.719cm" svg:height="2.113cm" svg:x="7.634cm" svg:y="7.527cm">
            <text:p text:style-name="P60"><text:span text:style-name="T52">Refined type definition: <text:s/></text:span></text:p>
            <text:p text:style-name="P60"><text:span text:style-name="T52">Parent can be built-in or another refined type.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4.591cm" svg:height="2.113cm" svg:x="3.043cm" svg:y="7.527cm">
            <text:p text:style-name="P61"><text:span text:style-name="T53">typedef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14.719cm" svg:height="1.098cm" svg:x="7.634cm" svg:y="9.64cm">
            <text:p text:style-name="P60"><text:span text:style-name="T52">Reusable set of objects, paired with ‘uses’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4.591cm" svg:height="1.098cm" svg:x="3.043cm" svg:y="9.64cm">
            <text:p text:style-name="P61"><text:span text:style-name="T52">grouping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14.719cm" svg:height="1.098cm" svg:x="7.634cm" svg:y="6.429cm">
            <text:p text:style-name="P61"><text:span text:style-name="T54">Description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4.591cm" svg:height="1.098cm" svg:x="3.043cm" svg:y="6.429cm">
            <text:p text:style-name="P61"><text:span text:style-name="T54">Definition</text:span></text:p>
            <draw:enhanced-geometry svg:viewBox="0 0 21600 21600" draw:type="rectangle" draw:enhanced-path="M 0 0 L 21600 0 21600 21600 0 21600 0 0 Z N"/>
          </draw:custom-shape>
          <draw:line draw:style-name="gr178" draw:text-style-name="P19" draw:layer="layout" svg:x1="3.043cm" svg:y1="6.429cm" svg:x2="22.353cm" svg:y2="6.429cm">
            <text:p/>
          </draw:line>
          <draw:line draw:style-name="gr179" draw:text-style-name="P19" draw:layer="layout" svg:x1="3.043cm" svg:y1="7.527cm" svg:x2="22.353cm" svg:y2="7.527cm">
            <text:p/>
          </draw:line>
          <draw:line draw:style-name="gr179" draw:text-style-name="P19" draw:layer="layout" svg:x1="3.043cm" svg:y1="10.738cm" svg:x2="22.353cm" svg:y2="10.738cm">
            <text:p/>
          </draw:line>
          <draw:line draw:style-name="gr178" draw:text-style-name="P19" draw:layer="layout" svg:x1="3.043cm" svg:y1="14.878cm" svg:x2="22.353cm" svg:y2="14.878cm">
            <text:p/>
          </draw:line>
          <draw:line draw:style-name="gr178" draw:text-style-name="P19" draw:layer="layout" svg:x1="3.043cm" svg:y1="6.429cm" svg:x2="3.043cm" svg:y2="14.878cm">
            <text:p/>
          </draw:line>
          <draw:line draw:style-name="gr178" draw:text-style-name="P19" draw:layer="layout" svg:x1="22.353cm" svg:y1="6.429cm" svg:x2="22.353cm" svg:y2="14.878cm">
            <text:p/>
          </draw:line>
          <draw:line draw:style-name="gr179" draw:text-style-name="P19" draw:layer="layout" svg:x1="7.634cm" svg:y1="6.429cm" svg:x2="7.634cm" svg:y2="14.878cm">
            <text:p/>
          </draw:line>
          <draw:line draw:style-name="gr179" draw:text-style-name="P19" draw:layer="layout" svg:x1="3.043cm" svg:y1="9.64cm" svg:x2="22.353cm" svg:y2="9.64cm">
            <text:p/>
          </draw:line>
          <draw:line draw:style-name="gr179" draw:text-style-name="P19" draw:layer="layout" svg:x1="3.043cm" svg:y1="12.682cm" svg:x2="22.353cm" svg:y2="12.682cm">
            <text:p/>
          </draw:line>
          <draw:line draw:style-name="gr179" draw:text-style-name="P19" draw:layer="layout" svg:x1="3.043cm" svg:y1="13.78cm" svg:x2="22.353cm" svg:y2="13.78cm">
            <text:p/>
          </draw:line>
        </draw:g>
        <draw:custom-shape draw:style-name="gr180" draw:text-style-name="P27" draw:layer="layout" svg:width="18.795cm" svg:height="1.205cm" svg:x="3.3cm" svg:y="4.511cm">
          <text:p text:style-name="P26"><text:span text:style-name="T55">The basic building blocks for YANG data models</text:span><text:span text:style-name="T6"> </text:span></text:p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page-thumbnail draw:layer="layout" svg:width="12.885cm" svg:height="9.662cm" svg:x="3.259cm" svg:y="1.936cm" draw:page-number="32"/>
          <draw:frame presentation:style-name="pr7" draw:text-style-name="P16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Types vs. SMI TCs" draw:style-name="dp1" draw:master-page-name="Default" presentation:presentation-page-layout-name="AL2T1">
        <office:forms form:automatic-focus="false" form:apply-design-mode="false"/>
        <draw:frame presentation:style-name="pr9" draw:text-style-name="P24" draw:layer="layout" svg:width="19.791cm" svg:height="2.329cm" svg:x="2.751cm" svg:y="1.269cm" presentation:class="title" presentation:user-transformed="true">
          <draw:text-box>
            <text:p text:style-name="P1"><text:span text:style-name="T2">YANG Types vs. SMI TCs</text:span></text:p>
          </draw:text-box>
        </draw:frame>
        <draw:frame presentation:style-name="pr14" draw:text-style-name="P33" draw:layer="layout" svg:width="9.922cm" svg:height="12.163cm" svg:x="2.139cm" svg:y="5.151cm" presentation:class="outline" presentation:user-transformed="true">
          <draw:text-box>
            <text:list text:style-name="L3">
              <text:list-item>
                <text:p text:style-name="P4"><text:span text:style-name="T37">Just data abstractions</text:span></text:p>
              </text:list-item>
              <text:list-item>
                <text:p text:style-name="P4"><text:span text:style-name="T37">Can be derived from other types</text:span></text:p>
              </text:list-item>
              <text:list-item>
                <text:p text:style-name="P4"><text:span text:style-name="T37">Simple types can be restricted</text:span></text:p>
              </text:list-item>
              <text:list-item>
                <text:p text:style-name="P4"><text:span text:style-name="T37">Can be imported and shared without regard for namespace</text:span></text:p>
              </text:list-item>
              <text:list-item>
                <text:p text:style-name="P4"><text:span text:style-name="T37">Default value can be defined</text:span></text:p>
                <text:list>
                  <text:list-item>
                    <text:p text:style-name="P62"><text:span text:style-name="T36">Override any previous default</text:span></text:p>
                  </text:list-item>
                </text:list>
              </text:list-item>
              <text:list-item>
                <text:p text:style-name="P4"><text:span text:style-name="T37">Units clause can be defined</text:span></text:p>
              </text:list-item>
              <text:list-item>
                <text:p text:style-name="P4"><text:span text:style-name="T37">YANG extensions could be used to declare a display-hint</text:span></text:p>
              </text:list-item>
            </text:list>
          </draw:text-box>
        </draw:frame>
        <draw:custom-shape draw:style-name="gr181" draw:text-style-name="P65" draw:layer="layout" svg:width="9.627cm" svg:height="12.056cm" svg:x="12.594cm" svg:y="5.151cm">
          <text:list text:style-name="L8">
            <text:list-item>
              <text:p text:style-name="P63"><text:span text:style-name="T56">Just data abstractions</text:span></text:p>
            </text:list-item>
            <text:list-item>
              <text:p text:style-name="P63"><text:span text:style-name="T56">Cannot be derived from other TCs</text:span></text:p>
            </text:list-item>
            <text:list-item>
              <text:p text:style-name="P63"><text:span text:style-name="T56">Simple types can be restricted</text:span></text:p>
            </text:list-item>
            <text:list-item>
              <text:p text:style-name="P63"><text:span text:style-name="T56">Can be imported and shared</text:span></text:p>
            </text:list-item>
            <text:list-item>
              <text:p text:style-name="P63"><text:span text:style-name="T56">Default value cannot be defined</text:span></text:p>
              <text:list text:style-name="L9">
                <text:list-item>
                  <text:p text:style-name="P64"><text:span text:style-name="T8">DEFVAL must be in the OBJECT-TYPE macro instead</text:span></text:p>
                </text:list-item>
              </text:list>
            </text:list-item>
            <text:list-item>
              <text:p text:style-name="P63"><text:span text:style-name="T56">UNITS can be defined</text:span></text:p>
            </text:list-item>
            <text:list-item>
              <text:p text:style-name="P63"><text:span text:style-name="T56">DISPLAY-HINT can be defined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66" draw:text-style-name="P19" draw:layer="layout" svg:x1="12.166cm" svg:y1="4.405cm" svg:x2="12.272cm" svg:y2="17.74cm">
          <text:p/>
        </draw:line>
        <draw:custom-shape draw:style-name="gr182" draw:text-style-name="P27" draw:layer="layout" svg:width="3.838cm" svg:height="0.816cm" svg:x="5.759cm" svg:y="3.978cm">
          <text:p text:style-name="P26"><text:span text:style-name="T57">YANG Typedef</text:span></text:p>
          <draw:enhanced-geometry svg:viewBox="0 0 21600 21600" draw:type="mso-spt202" draw:enhanced-path="M 0 0 L 21600 0 21600 21600 0 21600 0 0 Z N"/>
        </draw:custom-shape>
        <draw:custom-shape draw:style-name="gr183" draw:text-style-name="P27" draw:layer="layout" svg:width="7.749cm" svg:height="0.816cm" svg:x="13.544cm" svg:y="3.978cm">
          <text:p text:style-name="P26"><text:span text:style-name="T58">SMIv2 TEXTUAL-CONVENTION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894cm" svg:height="9.663cm" svg:x="3.254cm" svg:y="1.936cm" draw:page-number="33" presentation:class="page"/>
          <draw:frame presentation:style-name="pr3" draw:text-style-name="P16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Basic YANG Module Structure" draw:style-name="dp1" draw:master-page-name="Default" presentation:presentation-page-layout-name="AL2T1">
        <office:forms form:automatic-focus="false" form:apply-design-mode="false"/>
        <draw:frame presentation:style-name="pr9" draw:text-style-name="P24" draw:layer="layout" svg:width="19.791cm" svg:height="2.329cm" svg:x="2.751cm" svg:y="1.269cm" presentation:class="title" presentation:user-transformed="true">
          <draw:text-box>
            <text:p text:style-name="P1">Basic YANG Module Structure</text:p>
          </draw:text-box>
        </draw:frame>
        <draw:frame presentation:style-name="pr15" draw:text-style-name="P33" draw:layer="layout" svg:width="19.896cm" svg:height="13.182cm" svg:x="2.752cm" svg:y="3.809cm" presentation:class="outline" presentation:user-transformed="true">
          <draw:text-box>
            <text:p text:style-name="P66"><text:span text:style-name="T3"/></text:p>
            <text:p text:style-name="P66"><text:span text:style-name="T3"/></text:p>
            <text:p text:style-name="P66"><text:span text:style-name="T3">module </text:span><text:span text:style-name="T59">interfaces</text:span><text:span text:style-name="T3"> {</text:span></text:p>
            <text:p text:style-name="P66"><text:span text:style-name="T3"><text:s text:c="4"/></text:span><text:span text:style-name="T3">yang-version 1;</text:span></text:p>
            <text:p text:style-name="P66"><text:span text:style-name="T3"><text:s text:c="4"/></text:span><text:span text:style-name="T60">namespace</text:span><text:span text:style-name="T3"> “</text:span><text:span text:style-name="T23">some-unique-URI</text:span><text:span text:style-name="T3">”;</text:span></text:p>
            <text:p text:style-name="P66"><text:span text:style-name="T3"><text:s text:c="4"/></text:span><text:span text:style-name="T60">prefix</text:span><text:span text:style-name="T3"> </text:span><text:span text:style-name="T23">if</text:span><text:span text:style-name="T3">;</text:span></text:p>
            <text:p text:style-name="P66"><text:span text:style-name="T3"/></text:p>
            <text:p text:style-name="P66"><text:span text:style-name="T3"><text:s text:c="4"/></text:span><text:span text:style-name="T3">import</text:span><text:span text:style-name="T23"> foo-module </text:span><text:span text:style-name="T3">{ prefix</text:span><text:span text:style-name="T23"> foo</text:span><text:span text:style-name="T3">; }</text:span></text:p>
            <text:p text:style-name="P66"><text:span text:style-name="T23"><text:s text:c="4"/></text:span><text:span text:style-name="T3">include</text:span><text:span text:style-name="T23"> bar-submodule</text:span><text:span text:style-name="T3">;</text:span></text:p>
            <text:p text:style-name="P66"><text:span text:style-name="T3"/></text:p>
            <text:p text:style-name="P66"><text:span text:style-name="T3"><text:s text:c="4"/></text:span><text:span text:style-name="T3">organization “</text:span><text:span text:style-name="T23">your organization/company name here</text:span><text:span text:style-name="T3">”;</text:span></text:p>
            <text:p text:style-name="P66"><text:span text:style-name="T3"><text:s text:c="4"/></text:span><text:span text:style-name="T3">contact “</text:span><text:span text:style-name="T23">your name and email address here</text:span><text:span text:style-name="T3">”;</text:span></text:p>
            <text:p text:style-name="P66"><text:span text:style-name="T3"><text:s text:c="4"/></text:span><text:span text:style-name="T3">description <text:s text:c="2"/>“</text:span><text:span text:style-name="T23">Module summary here</text:span><text:span text:style-name="T3">”;</text:span></text:p>
            <text:p text:style-name="P66"><text:span text:style-name="T3"><text:s text:c="4"/></text:span><text:span text:style-name="T3">reference <text:s/>“</text:span><text:span text:style-name="T23">Module references here</text:span><text:span text:style-name="T3">”;</text:span></text:p>
            <text:p text:style-name="P66"><text:span text:style-name="T3"><text:s text:c="4"/></text:span></text:p>
            <text:p text:style-name="P66"><text:span text:style-name="T3"><text:s text:c="4"/></text:span><text:span text:style-name="T3">revision </text:span><text:span text:style-name="T23">2008-03-05</text:span><text:span text:style-name="T3"> { description “</text:span><text:span text:style-name="T23">initial version</text:span><text:span text:style-name="T3">.”; }</text:span></text:p>
            <text:p text:style-name="P66"><text:span text:style-name="T23"/></text:p>
            <text:p text:style-name="P66"><text:span text:style-name="T23"><text:s text:c="4"/></text:span><text:span text:style-name="T3">&lt;data model definitions here, in any order&gt; <text:s text:c="4"/></text:span></text:p>
            <text:p text:style-name="P67"><text:span text:style-name="T61">}</text:span></text:p>
          </draw:text-box>
        </draw:frame>
        <draw:custom-shape draw:style-name="gr184" draw:text-style-name="P27" draw:layer="layout" svg:width="4.451cm" svg:height="2.481cm" svg:x="17.091cm" svg:y="4.833cm">
          <text:p text:style-name="P26"><text:span text:style-name="T16">bold</text:span><text:span text:style-name="T6"> = mandatory</text:span></text:p>
          <text:p text:style-name="P26"><text:span text:style-name="T6">plain = optional</text:span></text:p>
          <text:p text:style-name="P26"><text:span text:style-name="T6">black = keywords</text:span></text:p>
          <text:p text:style-name="P26"><text:span text:style-name="T62">blue</text:span><text:span text:style-name="T6"> = your text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894cm" svg:height="9.663cm" svg:x="3.254cm" svg:y="1.936cm" draw:page-number="34" presentation:class="page"/>
          <draw:frame presentation:style-name="pr3" draw:text-style-name="P16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Derived Types" draw:style-name="dp1" draw:master-page-name="Default" presentation:presentation-page-layout-name="AL2T1">
        <office:forms form:automatic-focus="false" form:apply-design-mode="false"/>
        <draw:frame presentation:style-name="pr8" draw:text-style-name="P24" draw:layer="layout" svg:width="19.791cm" svg:height="1.906cm" svg:x="2.751cm" svg:y="1.48cm" presentation:class="title" presentation:user-transformed="true">
          <draw:text-box>
            <text:p text:style-name="P1">YANG Derived Types</text:p>
          </draw:text-box>
        </draw:frame>
        <draw:custom-shape draw:style-name="gr49" draw:text-style-name="P28" draw:layer="layout" svg:width="4.586cm" svg:height="0.816cm" svg:x="9.393cm" svg:y="5.896cm">
          <text:p text:style-name="P11"><text:span text:style-name="T16">base type</text:span></text:p>
          <draw:enhanced-geometry svg:viewBox="0 0 21600 21600" draw:type="mso-spt202" draw:enhanced-path="M 0 0 L 21600 0 21600 21600 0 21600 0 0 Z N"/>
        </draw:custom-shape>
        <draw:line draw:style-name="gr53" draw:text-style-name="P19" draw:layer="layout" svg:x1="7.258cm" svg:y1="6.324cm" svg:x2="9.393cm" svg:y2="6.324cm">
          <text:p/>
        </draw:line>
        <draw:custom-shape draw:style-name="gr47" draw:text-style-name="P28" draw:layer="layout" svg:width="4.586cm" svg:height="0.816cm" svg:x="2.672cm" svg:y="5.896cm">
          <text:p text:style-name="P11"><text:span text:style-name="T16">base type</text:span></text:p>
          <draw:enhanced-geometry svg:viewBox="0 0 21600 21600" draw:type="mso-spt202" draw:enhanced-path="M 0 0 L 21600 0 21600 21600 0 21600 0 0 Z N"/>
        </draw:custom-shape>
        <draw:custom-shape draw:style-name="gr185" draw:text-style-name="P28" draw:layer="layout" svg:width="4.586cm" svg:height="0.816cm" svg:x="9.393cm" svg:y="8.242cm">
          <text:p text:style-name="P11"><text:span text:style-name="T16">semantics</text:span></text:p>
          <draw:enhanced-geometry svg:viewBox="0 0 21600 21600" draw:type="mso-spt202" draw:enhanced-path="M 0 0 L 21600 0 21600 21600 0 21600 0 0 Z N"/>
        </draw:custom-shape>
        <draw:custom-shape draw:style-name="gr186" draw:text-style-name="P27" draw:layer="layout" svg:width="3.906cm" svg:height="0.888cm" svg:x="2.898cm" svg:y="4.617cm">
          <text:p text:style-name="P26"><text:span text:style-name="T39">Built-in Type</text:span></text:p>
          <draw:enhanced-geometry svg:viewBox="0 0 21600 21600" draw:type="mso-spt202" draw:enhanced-path="M 0 0 L 21600 0 21600 21600 0 21600 0 0 Z N"/>
        </draw:custom-shape>
        <draw:custom-shape draw:style-name="gr49" draw:text-style-name="P28" draw:layer="layout" svg:width="4.586cm" svg:height="0.816cm" svg:x="9.393cm" svg:y="7.073cm">
          <text:p text:style-name="P11"><text:span text:style-name="T16">syntax</text:span></text:p>
          <draw:enhanced-geometry svg:viewBox="0 0 21600 21600" draw:type="mso-spt202" draw:enhanced-path="M 0 0 L 21600 0 21600 21600 0 21600 0 0 Z N"/>
        </draw:custom-shape>
        <draw:custom-shape draw:style-name="gr49" draw:text-style-name="P28" draw:layer="layout" svg:width="4.586cm" svg:height="0.816cm" svg:x="16.329cm" svg:y="5.9cm">
          <text:p text:style-name="P11"><text:span text:style-name="T16">base type</text:span></text:p>
          <draw:enhanced-geometry svg:viewBox="0 0 21600 21600" draw:type="mso-spt202" draw:enhanced-path="M 0 0 L 21600 0 21600 21600 0 21600 0 0 Z N"/>
        </draw:custom-shape>
        <draw:custom-shape draw:style-name="gr185" draw:text-style-name="P28" draw:layer="layout" svg:width="4.586cm" svg:height="0.816cm" svg:x="16.329cm" svg:y="8.246cm">
          <text:p text:style-name="P11"><text:span text:style-name="T16">semantics</text:span></text:p>
          <draw:enhanced-geometry svg:viewBox="0 0 21600 21600" draw:type="mso-spt202" draw:enhanced-path="M 0 0 L 21600 0 21600 21600 0 21600 0 0 Z N"/>
        </draw:custom-shape>
        <draw:custom-shape draw:style-name="gr49" draw:text-style-name="P28" draw:layer="layout" svg:width="4.586cm" svg:height="0.816cm" svg:x="16.329cm" svg:y="7.078cm">
          <text:p text:style-name="P11"><text:span text:style-name="T16">syntax</text:span></text:p>
          <draw:enhanced-geometry svg:viewBox="0 0 21600 21600" draw:type="mso-spt202" draw:enhanced-path="M 0 0 L 21600 0 21600 21600 0 21600 0 0 Z N"/>
        </draw:custom-shape>
        <draw:line draw:style-name="gr53" draw:text-style-name="P19" draw:layer="layout" svg:x1="14.089cm" svg:y1="6.429cm" svg:x2="16.223cm" svg:y2="6.429cm">
          <text:p/>
        </draw:line>
        <draw:line draw:style-name="gr53" draw:text-style-name="P19" draw:layer="layout" svg:x1="14.089cm" svg:y1="7.607cm" svg:x2="16.223cm" svg:y2="7.607cm">
          <text:p/>
        </draw:line>
        <draw:line draw:style-name="gr53" draw:text-style-name="P19" draw:layer="layout" svg:x1="14.089cm" svg:y1="8.775cm" svg:x2="16.223cm" svg:y2="8.775cm">
          <text:p/>
        </draw:line>
        <draw:custom-shape draw:style-name="gr187" draw:text-style-name="P27" draw:layer="layout" svg:width="4.798cm" svg:height="0.888cm" svg:x="9.322cm" svg:y="4.511cm">
          <text:p text:style-name="P26"><text:span text:style-name="T39">1</text:span><text:span text:style-name="T63">st</text:span><text:span text:style-name="T39"> Derived Type</text:span></text:p>
          <draw:enhanced-geometry svg:viewBox="0 0 21600 21600" draw:type="mso-spt202" draw:enhanced-path="M 0 0 L 21600 0 21600 21600 0 21600 0 0 Z N"/>
        </draw:custom-shape>
        <draw:custom-shape draw:style-name="gr188" draw:text-style-name="P27" draw:layer="layout" svg:width="4.904cm" svg:height="0.888cm" svg:x="16.161cm" svg:y="4.511cm">
          <text:p text:style-name="P26"><text:span text:style-name="T39">2</text:span><text:span text:style-name="T63">nd</text:span><text:span text:style-name="T39"> Derived Type</text:span></text:p>
          <draw:enhanced-geometry svg:viewBox="0 0 21600 21600" draw:type="mso-spt202" draw:enhanced-path="M 0 0 L 21600 0 21600 21600 0 21600 0 0 Z N"/>
        </draw:custom-shape>
        <draw:custom-shape draw:style-name="gr189" draw:text-style-name="P27" draw:layer="layout" svg:width="1.535cm" svg:height="0.888cm" svg:x="4.705cm" svg:y="11.977cm">
          <text:p text:style-name="P26"><text:span text:style-name="T39">Key</text:span></text:p>
          <draw:enhanced-geometry svg:viewBox="0 0 21600 21600" draw:type="mso-spt202" draw:enhanced-path="M 0 0 L 21600 0 21600 21600 0 21600 0 0 Z N"/>
        </draw:custom-shape>
        <draw:custom-shape draw:style-name="gr49" draw:text-style-name="P28" draw:layer="layout" svg:width="2.774cm" svg:height="0.816cm" svg:x="4.167cm" svg:y="13.154cm">
          <text:p text:style-name="P11"><text:span text:style-name="T16">inherit</text:span></text:p>
          <draw:enhanced-geometry svg:viewBox="0 0 21600 21600" draw:type="mso-spt202" draw:enhanced-path="M 0 0 L 21600 0 21600 21600 0 21600 0 0 Z N"/>
        </draw:custom-shape>
        <draw:custom-shape draw:style-name="gr47" draw:text-style-name="P28" draw:layer="layout" svg:width="2.774cm" svg:height="0.816cm" svg:x="4.167cm" svg:y="14.111cm">
          <text:p text:style-name="P11"><text:span text:style-name="T16">add</text:span></text:p>
          <draw:enhanced-geometry svg:viewBox="0 0 21600 21600" draw:type="mso-spt202" draw:enhanced-path="M 0 0 L 21600 0 21600 21600 0 21600 0 0 Z N"/>
        </draw:custom-shape>
        <draw:custom-shape draw:style-name="gr47" draw:text-style-name="P28" draw:layer="layout" svg:width="4.586cm" svg:height="0.816cm" svg:x="2.672cm" svg:y="7.073cm">
          <text:p text:style-name="P11"><text:span text:style-name="T16">syntax</text:span></text:p>
          <draw:enhanced-geometry svg:viewBox="0 0 21600 21600" draw:type="mso-spt202" draw:enhanced-path="M 0 0 L 21600 0 21600 21600 0 21600 0 0 Z N"/>
        </draw:custom-shape>
        <draw:line draw:style-name="gr53" draw:text-style-name="P19" draw:layer="layout" svg:x1="7.258cm" svg:y1="7.607cm" svg:x2="9.393cm" svg:y2="7.607cm">
          <text:p/>
        </draw:line>
        <draw:custom-shape draw:style-name="gr64" draw:text-style-name="P28" draw:layer="layout" svg:width="2.774cm" svg:height="0.816cm" svg:x="4.167cm" svg:y="15.072cm">
          <text:p text:style-name="P11"><text:span text:style-name="T16">replace</text:span></text:p>
          <draw:enhanced-geometry svg:viewBox="0 0 21600 21600" draw:type="mso-spt202" draw:enhanced-path="M 0 0 L 21600 0 21600 21600 0 21600 0 0 Z N"/>
        </draw:custom-shape>
        <draw:custom-shape draw:style-name="gr47" draw:text-style-name="P28" draw:layer="layout" svg:width="4.586cm" svg:height="0.816cm" svg:x="9.393cm" svg:y="11.761cm">
          <text:p text:style-name="P11"><text:span text:style-name="T16">default</text:span></text:p>
          <draw:enhanced-geometry svg:viewBox="0 0 21600 21600" draw:type="mso-spt202" draw:enhanced-path="M 0 0 L 21600 0 21600 21600 0 21600 0 0 Z N"/>
        </draw:custom-shape>
        <draw:custom-shape draw:style-name="gr64" draw:text-style-name="P28" draw:layer="layout" svg:width="4.586cm" svg:height="0.816cm" svg:x="16.329cm" svg:y="11.765cm">
          <text:p text:style-name="P11"><text:span text:style-name="T16">default</text:span></text:p>
          <draw:enhanced-geometry svg:viewBox="0 0 21600 21600" draw:type="mso-spt202" draw:enhanced-path="M 0 0 L 21600 0 21600 21600 0 21600 0 0 Z N"/>
        </draw:custom-shape>
        <draw:line draw:style-name="gr53" draw:text-style-name="P19" draw:layer="layout" svg:x1="14.089cm" svg:y1="12.405cm" svg:x2="16.223cm" svg:y2="12.405cm">
          <text:p/>
        </draw:line>
        <draw:custom-shape draw:style-name="gr47" draw:text-style-name="P28" draw:layer="layout" svg:width="4.586cm" svg:height="0.816cm" svg:x="9.393cm" svg:y="9.419cm">
          <text:p text:style-name="P11"><text:span text:style-name="T16">range</text:span></text:p>
          <draw:enhanced-geometry svg:viewBox="0 0 21600 21600" draw:type="mso-spt202" draw:enhanced-path="M 0 0 L 21600 0 21600 21600 0 21600 0 0 Z N"/>
        </draw:custom-shape>
        <draw:line draw:style-name="gr53" draw:text-style-name="P19" draw:layer="layout" svg:x1="14.089cm" svg:y1="10.063cm" svg:x2="16.223cm" svg:y2="10.063cm">
          <text:p/>
        </draw:line>
        <draw:custom-shape draw:style-name="gr47" draw:text-style-name="P28" draw:layer="layout" svg:width="4.586cm" svg:height="0.816cm" svg:x="9.393cm" svg:y="10.592cm">
          <text:p text:style-name="P11"><text:span text:style-name="T16">pattern</text:span></text:p>
          <draw:enhanced-geometry svg:viewBox="0 0 21600 21600" draw:type="mso-spt202" draw:enhanced-path="M 0 0 L 21600 0 21600 21600 0 21600 0 0 Z N"/>
        </draw:custom-shape>
        <draw:custom-shape draw:style-name="gr47" draw:text-style-name="P28" draw:layer="layout" svg:width="4.586cm" svg:height="0.816cm" svg:x="16.329cm" svg:y="10.597cm">
          <text:p text:style-name="P11"><text:span text:style-name="T16">pattern</text:span></text:p>
          <draw:enhanced-geometry svg:viewBox="0 0 21600 21600" draw:type="mso-spt202" draw:enhanced-path="M 0 0 L 21600 0 21600 21600 0 21600 0 0 Z N"/>
        </draw:custom-shape>
        <draw:line draw:style-name="gr53" draw:text-style-name="P19" draw:layer="layout" svg:x1="14.089cm" svg:y1="11.236cm" svg:x2="16.223cm" svg:y2="11.236cm">
          <text:p/>
        </draw:line>
        <draw:custom-shape draw:style-name="gr190" draw:text-style-name="P28" draw:layer="layout" svg:width="4.586cm" svg:height="0.816cm" svg:x="16.329cm" svg:y="9.419cm">
          <text:p text:style-name="P11"><text:span text:style-name="T16">range</text:span></text:p>
          <draw:enhanced-geometry svg:viewBox="0 0 21600 21600" draw:type="mso-spt202" draw:enhanced-path="M 0 0 L 21600 0 21600 21600 0 21600 0 0 Z N"/>
        </draw:custom-shape>
        <draw:custom-shape draw:style-name="gr47" draw:text-style-name="P28" draw:layer="layout" svg:width="4.586cm" svg:height="0.816cm" svg:x="2.672cm" svg:y="8.361cm">
          <text:p text:style-name="P11"><text:span text:style-name="T16">semantics</text:span></text:p>
          <draw:enhanced-geometry svg:viewBox="0 0 21600 21600" draw:type="mso-spt202" draw:enhanced-path="M 0 0 L 21600 0 21600 21600 0 21600 0 0 Z N"/>
        </draw:custom-shape>
        <draw:line draw:style-name="gr53" draw:text-style-name="P19" draw:layer="layout" svg:x1="7.258cm" svg:y1="8.78cm" svg:x2="9.393cm" svg:y2="8.78cm">
          <text:p/>
        </draw:line>
        <presentation:notes draw:style-name="dp3">
          <office:forms form:automatic-focus="false" form:apply-design-mode="false"/>
          <draw:page-thumbnail draw:layer="layout" svg:width="12.885cm" svg:height="9.662cm" svg:x="3.259cm" svg:y="1.936cm" draw:page-number="35"/>
          <draw:frame presentation:style-name="pr7" draw:text-style-name="P16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String Types" draw:style-name="dp1" draw:master-page-name="Default" presentation:presentation-page-layout-name="AL4T10">
        <office:forms form:automatic-focus="false" form:apply-design-mode="false"/>
        <draw:frame presentation:style-name="pr9" draw:text-style-name="P24" draw:layer="layout" svg:width="19.791cm" svg:height="2.329cm" svg:x="2.751cm" svg:y="1.269cm" presentation:class="title" presentation:user-transformed="true">
          <draw:text-box>
            <text:p text:style-name="P1">YANG String Types</text:p>
          </draw:text-box>
        </draw:frame>
        <draw:g>
          <draw:custom-shape draw:style-name="gr177" draw:text-style-name="P2" draw:layer="layout" svg:width="5.901cm" svg:height="1.098cm" svg:x="16.311cm" svg:y="12.135cm">
            <text:p text:style-name="P61"><text:span text:style-name="T52">OCTET STRING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5.477cm" svg:height="1.098cm" svg:x="10.834cm" svg:y="12.135cm">
            <text:p text:style-name="P61"><text:span text:style-name="T52">string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7.646cm" svg:height="1.098cm" svg:x="3.188cm" svg:y="12.135cm">
            <text:p text:style-name="P61"><text:span text:style-name="T52">instance-identifier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5.901cm" svg:height="1.098cm" svg:x="16.311cm" svg:y="11.037cm">
            <text:p text:style-name="P61"><text:span text:style-name="T52">BITS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5.477cm" svg:height="1.098cm" svg:x="10.834cm" svg:y="11.037cm">
            <text:p text:style-name="P61"><text:span text:style-name="T52">list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7.646cm" svg:height="1.098cm" svg:x="3.188cm" svg:y="11.037cm">
            <text:p text:style-name="P61"><text:span text:style-name="T52">bits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5.901cm" svg:height="1.098cm" svg:x="16.311cm" svg:y="9.939cm">
            <text:p text:style-name="P61"><text:span text:style-name="T52">INTEGER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5.477cm" svg:height="1.098cm" svg:x="10.834cm" svg:y="9.939cm">
            <text:p text:style-name="P61"><text:span text:style-name="T52">string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7.646cm" svg:height="1.098cm" svg:x="3.188cm" svg:y="9.939cm">
            <text:p text:style-name="P61"><text:span text:style-name="T52">enumeration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5.901cm" svg:height="1.098cm" svg:x="16.311cm" svg:y="8.841cm">
            <text:p text:style-name="P61"><text:span text:style-name="T52">OCTET STRING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5.477cm" svg:height="1.098cm" svg:x="10.834cm" svg:y="8.841cm">
            <text:p text:style-name="P61"><text:span text:style-name="T52">base64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7.646cm" svg:height="1.098cm" svg:x="3.188cm" svg:y="8.841cm">
            <text:p text:style-name="P61"><text:span text:style-name="T52">binary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5.901cm" svg:height="1.098cm" svg:x="16.311cm" svg:y="7.743cm">
            <text:p text:style-name="P61"><text:span text:style-name="T52">OCTET STRING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5.477cm" svg:height="1.098cm" svg:x="10.834cm" svg:y="7.743cm">
            <text:p text:style-name="P61"><text:span text:style-name="T52">string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7.646cm" svg:height="1.098cm" svg:x="3.188cm" svg:y="7.743cm">
            <text:p text:style-name="P61"><text:span text:style-name="T52">string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5.901cm" svg:height="1.098cm" svg:x="16.311cm" svg:y="6.645cm">
            <text:p text:style-name="P61"><text:span text:style-name="T54">SMI Type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5.477cm" svg:height="1.098cm" svg:x="10.834cm" svg:y="6.645cm">
            <text:p text:style-name="P61"><text:span text:style-name="T54">XSD Type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7.646cm" svg:height="1.098cm" svg:x="3.188cm" svg:y="6.645cm">
            <text:p text:style-name="P61"><text:span text:style-name="T54">YANG Type</text:span></text:p>
            <draw:enhanced-geometry svg:viewBox="0 0 21600 21600" draw:type="rectangle" draw:enhanced-path="M 0 0 L 21600 0 21600 21600 0 21600 0 0 Z N"/>
          </draw:custom-shape>
          <draw:line draw:style-name="gr178" draw:text-style-name="P19" draw:layer="layout" svg:x1="3.188cm" svg:y1="6.645cm" svg:x2="22.212cm" svg:y2="6.645cm">
            <text:p/>
          </draw:line>
          <draw:line draw:style-name="gr179" draw:text-style-name="P19" draw:layer="layout" svg:x1="3.188cm" svg:y1="7.743cm" svg:x2="22.212cm" svg:y2="7.743cm">
            <text:p/>
          </draw:line>
          <draw:line draw:style-name="gr179" draw:text-style-name="P19" draw:layer="layout" svg:x1="3.188cm" svg:y1="8.841cm" svg:x2="22.212cm" svg:y2="8.841cm">
            <text:p/>
          </draw:line>
          <draw:line draw:style-name="gr178" draw:text-style-name="P19" draw:layer="layout" svg:x1="3.188cm" svg:y1="13.233cm" svg:x2="22.212cm" svg:y2="13.233cm">
            <text:p/>
          </draw:line>
          <draw:line draw:style-name="gr178" draw:text-style-name="P19" draw:layer="layout" svg:x1="3.188cm" svg:y1="6.645cm" svg:x2="3.188cm" svg:y2="13.233cm">
            <text:p/>
          </draw:line>
          <draw:line draw:style-name="gr179" draw:text-style-name="P19" draw:layer="layout" svg:x1="16.311cm" svg:y1="6.645cm" svg:x2="16.311cm" svg:y2="13.233cm">
            <text:p/>
          </draw:line>
          <draw:line draw:style-name="gr178" draw:text-style-name="P19" draw:layer="layout" svg:x1="22.212cm" svg:y1="6.645cm" svg:x2="22.212cm" svg:y2="13.233cm">
            <text:p/>
          </draw:line>
          <draw:line draw:style-name="gr179" draw:text-style-name="P19" draw:layer="layout" svg:x1="10.834cm" svg:y1="6.645cm" svg:x2="10.834cm" svg:y2="13.233cm">
            <text:p/>
          </draw:line>
          <draw:line draw:style-name="gr179" draw:text-style-name="P19" draw:layer="layout" svg:x1="3.188cm" svg:y1="9.939cm" svg:x2="22.212cm" svg:y2="9.939cm">
            <text:p/>
          </draw:line>
          <draw:line draw:style-name="gr179" draw:text-style-name="P19" draw:layer="layout" svg:x1="3.188cm" svg:y1="11.037cm" svg:x2="22.212cm" svg:y2="11.037cm">
            <text:p/>
          </draw:line>
          <draw:line draw:style-name="gr179" draw:text-style-name="P19" draw:layer="layout" svg:x1="3.188cm" svg:y1="12.135cm" svg:x2="22.212cm" svg:y2="12.135cm">
            <text:p/>
          </draw:line>
        </draw:g>
        <draw:custom-shape draw:style-name="gr191" draw:text-style-name="P27" draw:layer="layout" svg:width="16.174cm" svg:height="1.205cm" svg:x="4.172cm" svg:y="4.511cm">
          <text:p text:style-name="P26"><text:span text:style-name="T55">String content for leaf and leaf-list objects</text:span><text:span text:style-name="T6"> </text:span></text:p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page-thumbnail draw:layer="layout" svg:width="12.885cm" svg:height="9.662cm" svg:x="3.259cm" svg:y="1.936cm" draw:page-number="36"/>
          <draw:frame presentation:style-name="pr7" draw:text-style-name="P16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10">
        <office:forms form:automatic-focus="false" form:apply-design-mode="false"/>
        <draw:frame presentation:style-name="pr9" draw:text-style-name="P24" draw:layer="layout" svg:width="19.791cm" svg:height="2.329cm" svg:x="2.751cm" svg:y="1.269cm" presentation:class="title" presentation:user-transformed="true">
          <draw:text-box>
            <text:p text:style-name="P1">YANG Numeric Data Types</text:p>
          </draw:text-box>
        </draw:frame>
        <draw:g>
          <draw:custom-shape draw:style-name="gr177" draw:text-style-name="P2" draw:layer="layout" svg:width="5.913cm" svg:height="1.098cm" svg:x="17.142cm" svg:y="15.498cm">
            <text:p text:style-name="P61"><text:span text:style-name="T52">N/A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5.168cm" svg:height="1.098cm" svg:x="11.974cm" svg:y="15.498cm">
            <text:p text:style-name="P61"><text:span text:style-name="T52">fixed point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2.276cm" svg:height="1.098cm" svg:x="9.698cm" svg:y="15.498cm">
            <text:p text:style-name="P61"><text:span text:style-name="T52">Y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2.275cm" svg:height="1.098cm" svg:x="7.423cm" svg:y="15.498cm">
            <text:p text:style-name="P61"><text:span text:style-name="T52">64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4.851cm" svg:height="1.098cm" svg:x="2.572cm" svg:y="15.498cm">
            <text:p text:style-name="P61"><text:span text:style-name="T52">decimal64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5.913cm" svg:height="1.098cm" svg:x="17.142cm" svg:y="14.4cm">
            <text:p text:style-name="P61"><text:span text:style-name="T52">Counter64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5.168cm" svg:height="1.098cm" svg:x="11.974cm" svg:y="14.4cm">
            <text:p text:style-name="P61"><text:span text:style-name="T53">unsignedLong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2.276cm" svg:height="1.098cm" svg:x="9.698cm" svg:y="14.4cm">
            <text:p text:style-name="P61"><text:span text:style-name="T52">N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2.275cm" svg:height="1.098cm" svg:x="7.423cm" svg:y="14.4cm">
            <text:p text:style-name="P61"><text:span text:style-name="T52">64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4.851cm" svg:height="1.098cm" svg:x="2.572cm" svg:y="14.4cm">
            <text:p text:style-name="P61"><text:span text:style-name="T52">uint64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5.913cm" svg:height="1.098cm" svg:x="17.142cm" svg:y="6.714cm">
            <text:p text:style-name="P61"><text:span text:style-name="T52">Integer32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5.168cm" svg:height="1.098cm" svg:x="11.974cm" svg:y="6.714cm">
            <text:p text:style-name="P61"><text:span text:style-name="T52">byte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2.276cm" svg:height="1.098cm" svg:x="9.698cm" svg:y="6.714cm">
            <text:p text:style-name="P61"><text:span text:style-name="T52">Y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2.275cm" svg:height="1.098cm" svg:x="7.423cm" svg:y="6.714cm">
            <text:p text:style-name="P61"><text:span text:style-name="T52">8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4.851cm" svg:height="1.098cm" svg:x="2.572cm" svg:y="6.714cm">
            <text:p text:style-name="P61"><text:span text:style-name="T52">int8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2.276cm" svg:height="1.098cm" svg:x="9.698cm" svg:y="13.302cm">
            <text:p text:style-name="P61"><text:span text:style-name="T52">Y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2.276cm" svg:height="1.098cm" svg:x="9.698cm" svg:y="12.204cm">
            <text:p text:style-name="P61"><text:span text:style-name="T52">N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2.276cm" svg:height="1.098cm" svg:x="9.698cm" svg:y="11.106cm">
            <text:p text:style-name="P61"><text:span text:style-name="T52">Y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2.276cm" svg:height="1.098cm" svg:x="9.698cm" svg:y="10.008cm">
            <text:p text:style-name="P61"><text:span text:style-name="T52">N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2.276cm" svg:height="1.098cm" svg:x="9.698cm" svg:y="8.91cm">
            <text:p text:style-name="P61"><text:span text:style-name="T52">Y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2.276cm" svg:height="1.098cm" svg:x="9.698cm" svg:y="7.812cm">
            <text:p text:style-name="P61"><text:span text:style-name="T52">N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2.276cm" svg:height="1.098cm" svg:x="9.698cm" svg:y="5.616cm">
            <text:p text:style-name="P61"><text:span text:style-name="T54">sign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2.275cm" svg:height="1.098cm" svg:x="7.423cm" svg:y="13.302cm">
            <text:p text:style-name="P61"><text:span text:style-name="T52">64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2.275cm" svg:height="1.098cm" svg:x="7.423cm" svg:y="12.204cm">
            <text:p text:style-name="P61"><text:span text:style-name="T52">32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2.275cm" svg:height="1.098cm" svg:x="7.423cm" svg:y="11.106cm">
            <text:p text:style-name="P61"><text:span text:style-name="T52">32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2.275cm" svg:height="1.098cm" svg:x="7.423cm" svg:y="10.008cm">
            <text:p text:style-name="P61"><text:span text:style-name="T52">16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2.275cm" svg:height="1.098cm" svg:x="7.423cm" svg:y="8.91cm">
            <text:p text:style-name="P61"><text:span text:style-name="T52">16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2.275cm" svg:height="1.098cm" svg:x="7.423cm" svg:y="7.812cm">
            <text:p text:style-name="P61"><text:span text:style-name="T52">8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2.275cm" svg:height="1.098cm" svg:x="7.423cm" svg:y="5.616cm">
            <text:p text:style-name="P61"><text:span text:style-name="T54">bits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5.913cm" svg:height="1.098cm" svg:x="17.142cm" svg:y="13.302cm">
            <text:p text:style-name="P61"><text:span text:style-name="T52">N/A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5.168cm" svg:height="1.098cm" svg:x="11.974cm" svg:y="13.302cm">
            <text:p text:style-name="P61"><text:span text:style-name="T52">long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4.851cm" svg:height="1.098cm" svg:x="2.572cm" svg:y="13.302cm">
            <text:p text:style-name="P61"><text:span text:style-name="T52">int64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5.913cm" svg:height="1.098cm" svg:x="17.142cm" svg:y="12.204cm">
            <text:p text:style-name="P61"><text:span text:style-name="T52">Unsigned32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5.168cm" svg:height="1.098cm" svg:x="11.974cm" svg:y="12.204cm">
            <text:p text:style-name="P61"><text:span text:style-name="T53">unsignedInt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4.851cm" svg:height="1.098cm" svg:x="2.572cm" svg:y="12.204cm">
            <text:p text:style-name="P61"><text:span text:style-name="T52">uint32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5.913cm" svg:height="1.098cm" svg:x="17.142cm" svg:y="11.106cm">
            <text:p text:style-name="P61"><text:span text:style-name="T52">Integer32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5.168cm" svg:height="1.098cm" svg:x="11.974cm" svg:y="11.106cm">
            <text:p text:style-name="P61"><text:span text:style-name="T53">int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4.851cm" svg:height="1.098cm" svg:x="2.572cm" svg:y="11.106cm">
            <text:p text:style-name="P61"><text:span text:style-name="T52">int32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5.913cm" svg:height="1.098cm" svg:x="17.142cm" svg:y="10.008cm">
            <text:p text:style-name="P61"><text:span text:style-name="T52">Unsigned32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5.168cm" svg:height="1.098cm" svg:x="11.974cm" svg:y="10.008cm">
            <text:p text:style-name="P61"><text:span text:style-name="T53">unsignedShort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4.851cm" svg:height="1.098cm" svg:x="2.572cm" svg:y="10.008cm">
            <text:p text:style-name="P61"><text:span text:style-name="T52">uint16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5.913cm" svg:height="1.098cm" svg:x="17.142cm" svg:y="8.91cm">
            <text:p text:style-name="P61"><text:span text:style-name="T52">Integer32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5.168cm" svg:height="1.098cm" svg:x="11.974cm" svg:y="8.91cm">
            <text:p text:style-name="P61"><text:span text:style-name="T52">short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4.851cm" svg:height="1.098cm" svg:x="2.572cm" svg:y="8.91cm">
            <text:p text:style-name="P61"><text:span text:style-name="T52">int16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5.913cm" svg:height="1.098cm" svg:x="17.142cm" svg:y="7.812cm">
            <text:p text:style-name="P61"><text:span text:style-name="T52">Unsigned32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5.168cm" svg:height="1.098cm" svg:x="11.974cm" svg:y="7.812cm">
            <text:p text:style-name="P61"><text:span text:style-name="T53">unsignedByte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4.851cm" svg:height="1.098cm" svg:x="2.572cm" svg:y="7.812cm">
            <text:p text:style-name="P61"><text:span text:style-name="T52">uint8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5.913cm" svg:height="1.098cm" svg:x="17.142cm" svg:y="5.616cm">
            <text:p text:style-name="P61"><text:span text:style-name="T54">SMI Type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5.168cm" svg:height="1.098cm" svg:x="11.974cm" svg:y="5.616cm">
            <text:p text:style-name="P61"><text:span text:style-name="T54">XSD Type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2" draw:layer="layout" svg:width="4.851cm" svg:height="1.098cm" svg:x="2.572cm" svg:y="5.616cm">
            <text:p text:style-name="P61"><text:span text:style-name="T54">YANG Type</text:span></text:p>
            <draw:enhanced-geometry svg:viewBox="0 0 21600 21600" draw:type="rectangle" draw:enhanced-path="M 0 0 L 21600 0 21600 21600 0 21600 0 0 Z N"/>
          </draw:custom-shape>
          <draw:line draw:style-name="gr178" draw:text-style-name="P19" draw:layer="layout" svg:x1="2.572cm" svg:y1="5.616cm" svg:x2="23.055cm" svg:y2="5.616cm">
            <text:p/>
          </draw:line>
          <draw:line draw:style-name="gr179" draw:text-style-name="P19" draw:layer="layout" svg:x1="2.572cm" svg:y1="6.714cm" svg:x2="23.055cm" svg:y2="6.714cm">
            <text:p/>
          </draw:line>
          <draw:line draw:style-name="gr179" draw:text-style-name="P19" draw:layer="layout" svg:x1="2.572cm" svg:y1="8.91cm" svg:x2="23.055cm" svg:y2="8.91cm">
            <text:p/>
          </draw:line>
          <draw:line draw:style-name="gr179" draw:text-style-name="P19" draw:layer="layout" svg:x1="2.572cm" svg:y1="10.008cm" svg:x2="23.055cm" svg:y2="10.008cm">
            <text:p/>
          </draw:line>
          <draw:line draw:style-name="gr179" draw:text-style-name="P19" draw:layer="layout" svg:x1="2.572cm" svg:y1="11.106cm" svg:x2="23.055cm" svg:y2="11.106cm">
            <text:p/>
          </draw:line>
          <draw:line draw:style-name="gr179" draw:text-style-name="P19" draw:layer="layout" svg:x1="2.572cm" svg:y1="12.204cm" svg:x2="23.055cm" svg:y2="12.204cm">
            <text:p/>
          </draw:line>
          <draw:line draw:style-name="gr179" draw:text-style-name="P19" draw:layer="layout" svg:x1="2.572cm" svg:y1="13.302cm" svg:x2="23.055cm" svg:y2="13.302cm">
            <text:p/>
          </draw:line>
          <draw:line draw:style-name="gr178" draw:text-style-name="P19" draw:layer="layout" svg:x1="2.593cm" svg:y1="16.646cm" svg:x2="23.067cm" svg:y2="16.697cm">
            <text:p/>
          </draw:line>
          <draw:line draw:style-name="gr178" draw:text-style-name="P19" draw:layer="layout" svg:x1="2.572cm" svg:y1="5.616cm" svg:x2="2.593cm" svg:y2="16.569cm">
            <text:p/>
          </draw:line>
          <draw:line draw:style-name="gr179" draw:text-style-name="P19" draw:layer="layout" svg:x1="11.974cm" svg:y1="5.616cm" svg:x2="11.995cm" svg:y2="16.646cm">
            <text:p/>
          </draw:line>
          <draw:line draw:style-name="gr179" draw:text-style-name="P19" draw:layer="layout" svg:x1="17.142cm" svg:y1="5.616cm" svg:x2="17.133cm" svg:y2="16.671cm">
            <text:p/>
          </draw:line>
          <draw:line draw:style-name="gr178" draw:text-style-name="P19" draw:layer="layout" svg:x1="23.055cm" svg:y1="5.616cm" svg:x2="23.067cm" svg:y2="16.697cm">
            <text:p/>
          </draw:line>
          <draw:line draw:style-name="gr179" draw:text-style-name="P19" draw:layer="layout" svg:x1="7.397cm" svg:y1="5.693cm" svg:x2="7.397cm" svg:y2="16.646cm">
            <text:p/>
          </draw:line>
          <draw:line draw:style-name="gr179" draw:text-style-name="P19" draw:layer="layout" svg:x1="9.698cm" svg:y1="5.616cm" svg:x2="9.683cm" svg:y2="16.646cm">
            <text:p/>
          </draw:line>
          <draw:line draw:style-name="gr179" draw:text-style-name="P19" draw:layer="layout" svg:x1="2.572cm" svg:y1="7.812cm" svg:x2="23.055cm" svg:y2="7.812cm">
            <text:p/>
          </draw:line>
          <draw:line draw:style-name="gr179" draw:text-style-name="P19" draw:layer="layout" svg:x1="2.572cm" svg:y1="14.4cm" svg:x2="23.055cm" svg:y2="14.4cm">
            <text:p/>
          </draw:line>
          <draw:line draw:style-name="gr179" draw:text-style-name="P19" draw:layer="layout" svg:x1="2.572cm" svg:y1="15.498cm" svg:x2="23.055cm" svg:y2="15.498cm">
            <text:p/>
          </draw:line>
        </draw:g>
        <draw:custom-shape draw:style-name="gr192" draw:text-style-name="P27" draw:layer="layout" svg:width="17.114cm" svg:height="1.205cm" svg:x="4.063cm" svg:y="3.978cm">
          <text:p text:style-name="P26"><text:span text:style-name="T55">Numeric content for leaf and leaf-list objects</text:span><text:span text:style-name="T6"> </text:span></text:p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page-thumbnail draw:layer="layout" svg:width="12.885cm" svg:height="9.662cm" svg:x="3.259cm" svg:y="1.936cm" draw:page-number="37"/>
          <draw:frame presentation:style-name="pr7" draw:text-style-name="P16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Special Types" draw:style-name="dp1" draw:master-page-name="Default" presentation:presentation-page-layout-name="AL4T10">
        <office:forms form:automatic-focus="false" form:apply-design-mode="false"/>
        <draw:frame presentation:style-name="pr9" draw:text-style-name="P24" draw:layer="layout" svg:width="19.791cm" svg:height="2.329cm" svg:x="2.751cm" svg:y="1.269cm" presentation:class="title" presentation:user-transformed="true">
          <draw:text-box>
            <text:p text:style-name="P1">YANG Special Types</text:p>
          </draw:text-box>
        </draw:frame>
        <draw:g>
          <draw:custom-shape draw:style-name="gr177" draw:text-style-name="P68" draw:layer="layout" svg:width="5.901cm" svg:height="1.327cm" svg:x="16.311cm" svg:y="13.278cm">
            <text:p text:style-name="P61"><text:span text:style-name="T52">IDENT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7" draw:text-style-name="P68" draw:layer="layout" svg:width="5.477cm" svg:height="1.327cm" svg:x="10.834cm" svg:y="13.278cm">
            <text:p text:style-name="P61"><text:span text:style-name="T53">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7" draw:text-style-name="P68" draw:layer="layout" svg:width="7.646cm" svg:height="1.327cm" svg:x="3.188cm" svg:y="13.278cm">
            <text:p text:style-name="P61"><text:span text:style-name="T53">identityre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7" draw:text-style-name="P68" draw:layer="layout" svg:width="5.901cm" svg:height="1.326cm" svg:x="16.311cm" svg:y="11.952cm">
            <text:p text:style-name="P61"><text:span text:style-name="T52">N/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7" draw:text-style-name="P68" draw:layer="layout" svg:width="5.477cm" svg:height="1.326cm" svg:x="10.834cm" svg:y="11.952cm">
            <text:p text:style-name="P61"><text:span text:style-name="T52">un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7" draw:text-style-name="P68" draw:layer="layout" svg:width="7.646cm" svg:height="1.326cm" svg:x="3.188cm" svg:y="11.952cm">
            <text:p text:style-name="P61"><text:span text:style-name="T52">un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7" draw:text-style-name="P68" draw:layer="layout" svg:width="5.901cm" svg:height="1.327cm" svg:x="16.311cm" svg:y="10.625cm">
            <text:p text:style-name="P61"><text:span text:style-name="T52">foreign lea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7" draw:text-style-name="P68" draw:layer="layout" svg:width="5.477cm" svg:height="1.327cm" svg:x="10.834cm" svg:y="10.625cm">
            <text:p text:style-name="P61"><text:span text:style-name="T53">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7" draw:text-style-name="P68" draw:layer="layout" svg:width="7.646cm" svg:height="1.327cm" svg:x="3.188cm" svg:y="10.625cm">
            <text:p text:style-name="P61"><text:span text:style-name="T53">leafre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7" draw:text-style-name="P68" draw:layer="layout" svg:width="5.901cm" svg:height="1.327cm" svg:x="16.311cm" svg:y="9.298cm">
            <text:p text:style-name="P61"><text:span text:style-name="T52">Integer32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7" draw:text-style-name="P68" draw:layer="layout" svg:width="5.477cm" svg:height="1.327cm" svg:x="10.834cm" svg:y="9.298cm">
            <text:p text:style-name="P61"><text:span text:style-name="T53">boole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7" draw:text-style-name="P68" draw:layer="layout" svg:width="7.646cm" svg:height="1.327cm" svg:x="3.188cm" svg:y="9.298cm">
            <text:p text:style-name="P61"><text:span text:style-name="T53">boole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7" draw:text-style-name="P68" draw:layer="layout" svg:width="5.901cm" svg:height="1.326cm" svg:x="16.311cm" svg:y="7.972cm">
            <text:p text:style-name="P61"><text:span text:style-name="T52">N/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7" draw:text-style-name="P68" draw:layer="layout" svg:width="5.477cm" svg:height="1.326cm" svg:x="10.834cm" svg:y="7.972cm">
            <text:p text:style-name="P61"><text:span text:style-name="T52">no 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7" draw:text-style-name="P68" draw:layer="layout" svg:width="7.646cm" svg:height="1.326cm" svg:x="3.188cm" svg:y="7.972cm">
            <text:p text:style-name="P61"><text:span text:style-name="T52">emp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7" draw:text-style-name="P68" draw:layer="layout" svg:width="5.901cm" svg:height="1.327cm" svg:x="16.311cm" svg:y="6.645cm">
            <text:p text:style-name="P61"><text:span text:style-name="T54">SMI 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7" draw:text-style-name="P68" draw:layer="layout" svg:width="5.477cm" svg:height="1.327cm" svg:x="10.834cm" svg:y="6.645cm">
            <text:p text:style-name="P61"><text:span text:style-name="T54">XSD 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7" draw:text-style-name="P68" draw:layer="layout" svg:width="7.646cm" svg:height="1.327cm" svg:x="3.188cm" svg:y="6.645cm">
            <text:p text:style-name="P61"><text:span text:style-name="T54">YANG 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8" draw:text-style-name="P19" draw:layer="layout" svg:x1="3.188cm" svg:y1="6.645cm" svg:x2="22.212cm" svg:y2="6.645cm">
            <text:p/>
          </draw:line>
          <draw:line draw:style-name="gr179" draw:text-style-name="P19" draw:layer="layout" svg:x1="3.188cm" svg:y1="7.972cm" svg:x2="22.212cm" svg:y2="7.972cm">
            <text:p/>
          </draw:line>
          <draw:line draw:style-name="gr179" draw:text-style-name="P19" draw:layer="layout" svg:x1="3.188cm" svg:y1="9.298cm" svg:x2="22.212cm" svg:y2="9.298cm">
            <text:p/>
          </draw:line>
          <draw:line draw:style-name="gr178" draw:text-style-name="P19" draw:layer="layout" svg:x1="3.188cm" svg:y1="14.605cm" svg:x2="22.212cm" svg:y2="14.605cm">
            <text:p/>
          </draw:line>
          <draw:line draw:style-name="gr178" draw:text-style-name="P19" draw:layer="layout" svg:x1="3.188cm" svg:y1="6.645cm" svg:x2="3.188cm" svg:y2="14.605cm">
            <text:p/>
          </draw:line>
          <draw:line draw:style-name="gr179" draw:text-style-name="P19" draw:layer="layout" svg:x1="16.311cm" svg:y1="6.645cm" svg:x2="16.311cm" svg:y2="14.605cm">
            <text:p/>
          </draw:line>
          <draw:line draw:style-name="gr178" draw:text-style-name="P19" draw:layer="layout" svg:x1="22.212cm" svg:y1="6.645cm" svg:x2="22.212cm" svg:y2="14.605cm">
            <text:p/>
          </draw:line>
          <draw:line draw:style-name="gr179" draw:text-style-name="P19" draw:layer="layout" svg:x1="10.834cm" svg:y1="6.645cm" svg:x2="10.834cm" svg:y2="14.605cm">
            <text:p/>
          </draw:line>
          <draw:line draw:style-name="gr179" draw:text-style-name="P19" draw:layer="layout" svg:x1="3.188cm" svg:y1="10.625cm" svg:x2="22.212cm" svg:y2="10.625cm">
            <text:p/>
          </draw:line>
          <draw:line draw:style-name="gr179" draw:text-style-name="P19" draw:layer="layout" svg:x1="3.188cm" svg:y1="11.952cm" svg:x2="22.212cm" svg:y2="11.952cm">
            <text:p/>
          </draw:line>
          <draw:line draw:style-name="gr179" draw:text-style-name="P19" draw:layer="layout" svg:x1="3.188cm" svg:y1="13.278cm" svg:x2="22.212cm" svg:y2="13.278cm">
            <text:p/>
          </draw:line>
        </draw:g>
        <draw:custom-shape draw:style-name="gr193" draw:text-style-name="P27" draw:layer="layout" svg:width="15.704cm" svg:height="1.205cm" svg:x="4.171cm" svg:y="4.511cm">
          <text:p text:style-name="P26"><text:span text:style-name="T55">XML content for leaf and leaf-list objects</text:span><text:span text:style-name="T6"> </text:span></text:p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page-thumbnail draw:layer="layout" svg:width="12.885cm" svg:height="9.662cm" svg:x="3.259cm" svg:y="1.936cm" draw:page-number="38"/>
          <draw:frame presentation:style-name="pr7" draw:text-style-name="P16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Instance Identifiers" draw:style-name="dp1" draw:master-page-name="Default" presentation:presentation-page-layout-name="AL2T1">
        <office:forms form:automatic-focus="false" form:apply-design-mode="false"/>
        <draw:frame presentation:style-name="pr8" draw:text-style-name="P24" draw:layer="layout" svg:width="19.791cm" svg:height="1.906cm" svg:x="2.751cm" svg:y="1.48cm" presentation:class="title" presentation:user-transformed="true">
          <draw:text-box>
            <text:p text:style-name="P1">YANG Instance Identifiers</text:p>
          </draw:text-box>
        </draw:frame>
        <draw:frame presentation:style-name="pr16" draw:text-style-name="P33" draw:layer="layout" svg:width="21.167cm" svg:height="12.489cm" svg:x="2.539cm" svg:y="4.022cm" presentation:class="outline" presentation:user-transformed="true">
          <draw:text-box>
            <text:p text:style-name="P69"><text:span text:style-name="T64"/></text:p>
            <text:list text:style-name="L3">
              <text:list-item>
                <text:p text:style-name="P70"><text:span text:style-name="T64">All instance IDs can be specified with Xpath:</text:span></text:p>
                <text:list text:style-name="L10">
                  <text:list-item>
                    <text:p text:style-name="P71"><text:span text:style-name="T64">Xpath absolute path expression</text:span></text:p>
                  </text:list-item>
                </text:list>
              </text:list-item>
              <text:list-item>
                <text:p text:style-name="P70"><text:span text:style-name="T64">The path from the conceptual &lt;config&gt; root to the object instance is the identifier value</text:span></text:p>
                <text:list text:style-name="L10">
                  <text:list-item>
                    <text:p text:style-name="P71"><text:span text:style-name="T64">a canonical format conversion algorithm is needed</text:span></text:p>
                  </text:list-item>
                  <text:list-item>
                    <text:p text:style-name="P71"><text:span text:style-name="T64">a canonical instance order algorithm is needed</text:span></text:p>
                  </text:list-item>
                </text:list>
              </text:list-item>
              <text:list-item>
                <text:p text:style-name="P70"><text:span text:style-name="T64">Example:</text:span></text:p>
                <text:list text:style-name="L10">
                  <text:list-item>
                    <text:p text:style-name="P71"><text:span text:style-name="T64"># ID for address (2</text:span><text:span text:style-name="T65">nd</text:span><text:span text:style-name="T64"> in unnamed list)</text:span><text:span text:style-name="T64"><text:line-break/></text:span><text:span text:style-name="T66">/interfaces/interface[name=‘eth0’]/addresses/address[2]</text:span></text:p>
                  </text:list-item>
                  <text:list-item>
                    <text:p text:style-name="P71"><text:span text:style-name="T64"># ID for phone</text:span><text:span text:style-name="T64"><text:line-break/></text:span><text:span text:style-name="T66">/foo/bar[x=3][y=4]/baz/acme-stuff[name=‘fred’]/phone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layer="layout" svg:width="12.885cm" svg:height="9.662cm" svg:x="3.259cm" svg:y="1.936cm" draw:page-number="39"/>
          <draw:frame presentation:style-name="pr7" draw:text-style-name="P16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ff00" draw:end-color="#ffff66" draw:start-intensity="100%" draw:end-intensity="100%" draw:angle="2250" draw:border="0%"/>
    <draw:gradient draw:name="Gradient_20_8" draw:display-name="Gradient 8" draw:style="linear" draw:start-color="#ffff66" draw:end-color="#00ff00" draw:start-intensity="100%" draw:end-intensity="100%" draw:angle="0" draw:border="0%"/>
    <draw:marker draw:name="Arrow" svg:viewBox="0 0 20 30" svg:d="m10 0-10 30h20z"/>
    <draw:marker draw:name="Arrowheads_20_1" draw:display-name="Arrowheads 1" svg:viewBox="0 0 210 210" svg:d="m105 0 105 210h-210z"/>
    <draw:marker draw:name="Arrowheads_20_10" draw:display-name="Arrowheads 10" svg:viewBox="0 0 210 210" svg:d="m105 0 105 210h-210z"/>
    <draw:marker draw:name="Arrowheads_20_11" draw:display-name="Arrowheads 11" svg:viewBox="0 0 210 210" svg:d="m105 0 105 210h-210z"/>
    <draw:marker draw:name="Arrowheads_20_12" draw:display-name="Arrowheads 12" svg:viewBox="0 0 210 210" svg:d="m105 0 105 210h-210z"/>
    <draw:marker draw:name="Arrowheads_20_13" draw:display-name="Arrowheads 13" svg:viewBox="0 0 210 210" svg:d="m105 0 105 210h-210z"/>
    <draw:marker draw:name="Arrowheads_20_14" draw:display-name="Arrowheads 14" svg:viewBox="0 0 210 210" svg:d="m105 0 105 210h-210z"/>
    <draw:marker draw:name="Arrowheads_20_15" draw:display-name="Arrowheads 15" svg:viewBox="0 0 210 210" svg:d="m105 0 105 210h-210z"/>
    <draw:marker draw:name="Arrowheads_20_16" draw:display-name="Arrowheads 16" svg:viewBox="0 0 210 210" svg:d="m105 0 105 210h-210z"/>
    <draw:marker draw:name="Arrowheads_20_17" draw:display-name="Arrowheads 17" svg:viewBox="0 0 210 210" svg:d="m105 0 105 210h-210z"/>
    <draw:marker draw:name="Arrowheads_20_18" draw:display-name="Arrowheads 18" svg:viewBox="0 0 210 210" svg:d="m105 0 105 210h-210z"/>
    <draw:marker draw:name="Arrowheads_20_19" draw:display-name="Arrowheads 19" svg:viewBox="0 0 210 210" svg:d="m105 0 105 210h-210z"/>
    <draw:marker draw:name="Arrowheads_20_2" draw:display-name="Arrowheads 2" svg:viewBox="0 0 210 210" svg:d="m105 0 105 210h-210z"/>
    <draw:marker draw:name="Arrowheads_20_21" draw:display-name="Arrowheads 21" svg:viewBox="0 0 210 210" svg:d="m105 0 105 210h-210z"/>
    <draw:marker draw:name="Arrowheads_20_23" draw:display-name="Arrowheads 23" svg:viewBox="0 0 210 210" svg:d="m105 0 105 210h-210z"/>
    <draw:marker draw:name="Arrowheads_20_24" draw:display-name="Arrowheads 24" svg:viewBox="0 0 210 210" svg:d="m105 0 105 210h-210z"/>
    <draw:marker draw:name="Arrowheads_20_26" draw:display-name="Arrowheads 26" svg:viewBox="0 0 210 210" svg:d="m105 0 105 210h-210z"/>
    <draw:marker draw:name="Arrowheads_20_27" draw:display-name="Arrowheads 27" svg:viewBox="0 0 210 210" svg:d="m105 0 105 210h-210z"/>
    <draw:marker draw:name="Arrowheads_20_3" draw:display-name="Arrowheads 3" svg:viewBox="0 0 210 210" svg:d="m105 0 105 210h-210z"/>
    <draw:marker draw:name="Arrowheads_20_4" draw:display-name="Arrowheads 4" svg:viewBox="0 0 210 210" svg:d="m105 0 105 210h-210z"/>
    <draw:marker draw:name="Arrowheads_20_5" draw:display-name="Arrowheads 5" svg:viewBox="0 0 395 237" svg:d="m198 0 197 237h-395z"/>
    <draw:marker draw:name="Arrowheads_20_6" draw:display-name="Arrowheads 6" svg:viewBox="0 0 395 237" svg:d="m198 0 197 237h-395z"/>
    <draw:marker draw:name="Arrowheads_20_7" draw:display-name="Arrowheads 7" svg:viewBox="0 0 395 237" svg:d="m198 0 197 237h-395z"/>
    <draw:marker draw:name="Arrowheads_20_8" draw:display-name="Arrowheads 8" svg:viewBox="0 0 210 210" svg:d="m105 0 105 210h-210z"/>
    <draw:marker draw:name="Arrowheads_20_9" draw:display-name="Arrowheads 9" svg:viewBox="0 0 210 210" svg:d="m105 0 105 210h-210z"/>
    <draw:marker draw:name="Symmetric_20_Arrow" draw:display-name="Symmetric Arrow" svg:viewBox="0 0 1131 902" svg:d="m564 0-564 902h1131z"/>
    <draw:marker draw:name="msArrowEnd_20_5" draw:display-name="msArrowEnd 5" svg:viewBox="0 0 237 237" svg:d="m119 0 118 237h-237z"/>
    <draw:marker draw:name="msArrowEnd_20_8" draw:display-name="msArrowEnd 8" svg:viewBox="0 0 530 318" svg:d="m265 0 265 318h-530z"/>
    <draw:stroke-dash draw:name="Dash_20_2" draw:display-name="Dash 2" draw:style="round" draw:dots1="1" draw:dots1-length="0.079cm" draw:distance="0.079cm"/>
    <draw:stroke-dash draw:name="Dash_20_3" draw:display-name="Dash 3" draw:style="rect" draw:dots1="1" draw:dots1-length="0.079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616cm"/>
    </style:style>
    <style:style style:name="Mpr4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5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5" style:family="paragraph">
      <style:paragraph-properties text:enable-numbering="false" fo:margin-left="0cm" fo:margin-right="0cm" fo:line-height="100%" fo:text-align="end" fo:text-indent="0cm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text:enable-numbering="false" fo:margin-left="0cm" fo:margin-right="0cm" fo:text-indent="0cm" style:writing-mode="lr-tb"/>
    </style:style>
    <style:style style:name="MP9" style:family="paragraph">
      <style:paragraph-properties text:enable-numbering="false" fo:margin-left="0cm" fo:margin-right="0cm" fo:text-align="end" fo:text-indent="0cm" style:writing-mode="lr-tb"/>
    </style:style>
    <style:style style:name="MP10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6.185cm" svg:height="4.638cm" svg:x="2.242cm" svg:y="3.609cm" draw:page-number="1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5" draw:layer="backgroundobjects" svg:width="5.291cm" svg:height="0.849cm" svg:x="17.991cm" svg:y="17.356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6" draw:layer="backgroundobjects" svg:x1="2.756cm" svg:y1="3.81cm" svg:x2="22.648cm" svg:y2="3.81cm">
        <text:p/>
      </draw:line>
      <draw:frame presentation:style-name="Default-outline1" draw:layer="backgroundobjects" svg:width="19.896cm" svg:height="12.573cm" svg:x="2.752cm" svg:y="3.809cm" presentation:class="outline" presentation:placeholder="true">
        <draw:text-box/>
      </draw:frame>
      <draw:frame presentation:style-name="Mpr3" draw:layer="backgroundobjects" svg:width="3.378cm" svg:height="1.615cm" svg:x="3.319cm" svg:y="16.537cm" presentation:class="date-time">
        <draw:text-box>
          <text:p><presentation:date-time/></text:p>
        </draw:text-box>
      </draw:frame>
      <presentation:notes style:page-layout-name="PM0">
        <office:forms form:automatic-focus="false" form:apply-design-mode="false"/>
        <draw:rect draw:style-name="Mgr5" draw:text-style-name="MP7" draw:layer="backgroundobjects" svg:width="19.4cm" svg:height="25.78cm" svg:x="0cm" svg:y="0cm">
          <text:p/>
        </draw:rect>
        <draw:frame presentation:style-name="Mpr4" draw:text-style-name="MP8" draw:layer="backgroundobjects" svg:width="8.409cm" svg:height="1.293cm" svg:x="-0.001cm" svg:y="-0.004cm" presentation:class="header">
          <draw:text-box>
            <text:p text:style-name="MP8"><text:span text:style-name="MT3"><presentation:header/></text:span></text:p>
          </draw:text-box>
        </draw:frame>
        <draw:frame presentation:style-name="Mpr4" draw:text-style-name="MP9" draw:layer="backgroundobjects" svg:width="8.41cm" svg:height="1.293cm" svg:x="10.993cm" svg:y="-0.004cm" presentation:class="date-time">
          <draw:text-box>
            <text:p text:style-name="MP9"><text:span text:style-name="MT3"><presentation:date-time/></text:span></text:p>
          </draw:text-box>
        </draw:frame>
        <draw:frame presentation:style-name="Mpr5" draw:text-style-name="MP8" draw:layer="backgroundobjects" svg:width="8.409cm" svg:height="1.293cm" svg:x="-0.001cm" svg:y="24.491cm" presentation:class="footer">
          <draw:text-box>
            <text:p text:style-name="MP8"><text:span text:style-name="MT3"><presentation:footer/></text:span></text:p>
          </draw:text-box>
        </draw:frame>
        <draw:frame presentation:style-name="Mpr5" draw:text-style-name="MP9" draw:layer="backgroundobjects" svg:width="8.41cm" svg:height="1.293cm" svg:x="10.993cm" svg:y="24.491cm" presentation:class="page-number">
          <draw:text-box>
            <text:p text:style-name="MP9"><text:span text:style-name="MT3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57cm" svg:x="17.264cm" svg:y="24.667cm">
          <text:p text:style-name="MP10"><text:span text:style-name="MT4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dc:title>NETCONF Agenda</dc:title>
    <meta:initial-creator>ABB</meta:initial-creator>
    <meta:creation-date>1996-03-04T22:05:50</meta:creation-date>
    <dc:creator>Andy Bierman</dc:creator>
    <dc:date>2010-03-27T12:12:00</dc:date>
    <meta:print-date>2000-12-09T21:37:10</meta:print-date>
    <meta:editing-cycles>597</meta:editing-cycles>
    <meta:editing-duration>PT909H28M15S</meta:editing-duration>
    <meta:document-statistic meta:object-count="668"/>
    <meta:user-defined meta:name="Info 1"/>
    <meta:user-defined meta:name="Info 2"/>
    <meta:user-defined meta:name="Info 3"/>
    <meta:user-defined meta:name="Info 4"/>
  </office:meta>
</office:document-meta>
</file>